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style:font-name="Times New Roman" fo:font-size="12pt" fo:font-style="normal"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start" style:justify-single-word="false"/>
      <style:text-properties style:font-name="Times New Roman" fo:font-size="12pt" fo:font-style="normal" fo:font-weight="bold" style:font-size-asian="10pt" style:font-style-asian="normal" style:font-weight-asian="bold" style:font-size-complex="10pt" style:font-style-complex="normal" style:font-weight-complex="bold"/>
    </style:style>
    <style:style style:name="P5" style:family="paragraph" style:parent-style-name="Standard">
      <style:paragraph-properties fo:text-align="start" style:justify-single-word="false">
        <style:tab-stops>
          <style:tab-stop style:position="0.3689in"/>
          <style:tab-stop style:position="0.489in"/>
        </style:tab-stops>
      </style:paragraph-propertie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end"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start" style:justify-single-word="false">
        <style:tab-stops>
          <style:tab-stop style:position="0.3689in"/>
          <style:tab-stop style:position="0.489in"/>
        </style:tab-stops>
      </style:paragraph-properties>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center" style:justify-single-word="false"/>
      <style:text-properties style:font-name="Times New Roman" fo:font-size="18pt" fo:font-style="normal" fo:font-weight="normal"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end" style:justify-single-word="false"/>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style:font-size-asian="10pt" style:font-size-complex="10pt"/>
    </style:style>
    <style:style style:name="T4"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1">Using Linnik's Identity to</text:p>
        <text:p text:style-name="P11">Approximate the Prime Counting</text:p>
        <text:p text:style-name="P11">Function with the Logarithmic Integral</text:p>
        <text:p text:style-name="P2"/>
        <text:p text:style-name="P1">Nathan McKenzie</text:p>
        <text:p text:style-name="P1">11/26/2011</text:p>
        <text:p text:style-name="P1"/>
        <text:p text:style-name="P1"/>
        <text:p text:style-name="P2"/>
        <text:p text:style-name="P5"><text:span text:style-name="T3">Summary:This paper will show that summing Linnik's identity from 2 to n and arranging terms in a certain way will immediately suggest a method for approximating the prime power counting function. <text:s/>It will then prove this approximation is the Logarithmic Integral. <text:s/>The relationship between the two will then be shown to provide one way of reasoning about the difference between the Logarithmic Integral and the prime power counting function. <text:s/>The paper will then use a similar approach to approximate Mertens function. <text:s/>This approximation will lead to a further approximation for Chebyshev's function </text:span><text:span text:style-name="T2"><draw:frame draw:style-name="fr1" draw:name="Object108" text:anchor-type="as-char" svg:y="-0.1244in" svg:width="0.3693in" svg:height="0.1591in" draw:z-index="39"><draw:object xlink:href="./Object 108" xlink:type="simple" xlink:show="embed" xlink:actuate="onLoad"/><draw:image xlink:href="./ObjectReplacements/Object 108" xlink:type="simple" xlink:show="embed" xlink:actuate="onLoad"/><svg:desc>formula</svg:desc></draw:frame></text:span><text:span text:style-name="T2">, </text:span><text:span text:style-name="T3">the dominant term for which is simply n. <text:s/>The paper will conclude by showing how this approximation leads to one way of reasoning about the difference between n and </text:span><text:span text:style-name="T2"><draw:frame draw:style-name="fr1" draw:name="Object89" text:anchor-type="as-char" svg:y="-0.1244in" svg:width="0.3693in" svg:height="0.1591in" draw:z-index="40"><draw:object xlink:href="./Object 89" xlink:type="simple" xlink:show="embed" xlink:actuate="onLoad"/><draw:image xlink:href="./ObjectReplacements/Object 89" xlink:type="simple" xlink:show="embed" xlink:actuate="onLoad"/><svg:desc>formula</svg:desc></draw:frame></text:span><text:span text:style-name="T2">.</text:span></text:p>
        <text:p text:style-name="P5"/>
        <text:p text:style-name="P10">Note: This paper will use variables x,y,z for sums rather than the usual i,j,k. <text:s/>This is done to stress visually the symmetries between sums and their integral approximations, and the role changing between the two plays as the sole source of error terms.</text:p>
        <text:p text:style-name="P2"/>
        <text:section text:style-name="Sect2" text:name="Section2">
          <text:p text:style-name="P3">1. Linnik's Identity</text:p>
          <text:p text:style-name="P7"/>
          <text:p text:style-name="P7">We begin with Linnik's identity which says that</text:p>
          <text:p text:style-name="P6"/>
          <text:p text:style-name="P6"><draw:frame draw:style-name="fr1" draw:name="Object1" text:anchor-type="as-char" svg:y="-0.2465in" svg:width="1.539in" svg:height="0.3866in" draw:z-index="0"><draw:object xlink:href="./Object 1" xlink:type="simple" xlink:show="embed" xlink:actuate="onLoad"/><draw:image xlink:href="./ObjectReplacements/Object 1" xlink:type="simple" xlink:show="embed" xlink:actuate="onLoad"/></draw:frame></text:p>
          <text:p text:style-name="P12">(1.1)</text:p>
          <text:p text:style-name="P7">where <draw:frame draw:style-name="fr1" draw:name="Object2" text:anchor-type="as-char" svg:y="-0.1244in" svg:width="0.3728in" svg:height="0.1591in" draw:z-index="1"><draw:object xlink:href="./Object 2" xlink:type="simple" xlink:show="embed" xlink:actuate="onLoad"/><draw:image xlink:href="./ObjectReplacements/Object 2" xlink:type="simple" xlink:show="embed" xlink:actuate="onLoad"/></draw:frame>is the Von Mangoldt function, and <draw:frame draw:style-name="fr1" draw:name="Object3" text:anchor-type="as-char" svg:y="-0.1236in" svg:width="0.4638in" svg:height="0.1752in" draw:z-index="2"><draw:object xlink:href="./Object 3" xlink:type="simple" xlink:show="embed" xlink:actuate="onLoad"/><draw:image xlink:href="./ObjectReplacements/Object 3" xlink:type="simple" xlink:show="embed" xlink:actuate="onLoad"/></draw:frame>is the strict number of divisors function such that</text:p>
          <text:p text:style-name="P7"/>
          <text:p text:style-name="P6"><draw:frame draw:style-name="fr1" draw:name="Object4" text:anchor-type="as-char" svg:y="-0.1984in" svg:width="1.0354in" svg:height="0.3472in" draw:z-index="3"><draw:object xlink:href="./Object 4" xlink:type="simple" xlink:show="embed" xlink:actuate="onLoad"/><draw:image xlink:href="./ObjectReplacements/Object 4" xlink:type="simple" xlink:show="embed" xlink:actuate="onLoad"/></draw:frame><draw:frame draw:style-name="fr1" draw:name="Object5" text:anchor-type="as-char" svg:y="-0.2043in" svg:width="1.6717in" svg:height="0.3472in" draw:z-index="4"><draw:object xlink:href="./Object 5" xlink:type="simple" xlink:show="embed" xlink:actuate="onLoad"/><draw:image xlink:href="./ObjectReplacements/Object 5" xlink:type="simple" xlink:show="embed" xlink:actuate="onLoad"/></draw:frame></text:p>
          <text:p text:style-name="P12">(1.2)</text:p>
          <text:p text:style-name="P7">Combinatorially, <draw:frame draw:style-name="fr1" draw:name="Object21" text:anchor-type="as-char" svg:y="-0.1236in" svg:width="0.4626in" svg:height="0.1736in" draw:z-index="5"><draw:object xlink:href="./Object 21" xlink:type="simple" xlink:show="embed" xlink:actuate="onLoad"/><draw:image xlink:href="./ObjectReplacements/Object 21" xlink:type="simple" xlink:show="embed" xlink:actuate="onLoad"/></draw:frame>is the count of solutions to the expression<draw:frame draw:style-name="fr1" draw:name="Object11" text:anchor-type="as-char" svg:y="-0.1244in" svg:width="0.8783in" svg:height="0.1752in" draw:z-index="6"><draw:object xlink:href="./Object 11" xlink:type="simple" xlink:show="embed" xlink:actuate="onLoad"/><draw:image xlink:href="./ObjectReplacements/Object 11" xlink:type="simple" xlink:show="embed" xlink:actuate="onLoad"/></draw:frame>, where <draw:frame draw:style-name="fr1" draw:name="Object22" text:anchor-type="as-char" svg:y="-0.1244in" svg:width="0.8839in" svg:height="0.1752in" draw:z-index="7"><draw:object xlink:href="./Object 22" xlink:type="simple" xlink:show="embed" xlink:actuate="onLoad"/><draw:image xlink:href="./ObjectReplacements/Object 22" xlink:type="simple" xlink:show="embed" xlink:actuate="onLoad"/></draw:frame>and are integers, and order matters. <text:s/>So, as an example<draw:frame draw:style-name="fr1" draw:name="Object23" text:anchor-type="as-char" svg:y="-0.1244in" svg:width="0.6429in" svg:height="0.1752in" draw:z-index="8"><draw:object xlink:href="./Object 23" xlink:type="simple" xlink:show="embed" xlink:actuate="onLoad"/><draw:image xlink:href="./ObjectReplacements/Object 23" xlink:type="simple" xlink:show="embed" xlink:actuate="onLoad"/></draw:frame>because it has solutions of both <draw:frame draw:style-name="fr1" draw:name="Object24" text:anchor-type="as-char" svg:y="-0.1244in" svg:width="0.2689in" svg:height="0.1543in" draw:z-index="9"><draw:object xlink:href="./Object 24" xlink:type="simple" xlink:show="embed" xlink:actuate="onLoad"/><draw:image xlink:href="./ObjectReplacements/Object 24" xlink:type="simple" xlink:show="embed" xlink:actuate="onLoad"/></draw:frame>and <draw:frame draw:style-name="fr1" draw:name="Object25" text:anchor-type="as-char" svg:y="-0.1244in" svg:width="0.2689in" svg:height="0.1543in" draw:z-index="10"><draw:object xlink:href="./Object 25" xlink:type="simple" xlink:show="embed" xlink:actuate="onLoad"/><draw:image xlink:href="./ObjectReplacements/Object 25" xlink:type="simple" xlink:show="embed" xlink:actuate="onLoad"/></draw:frame>.</text:p>
          <text:p text:style-name="P7"/>
          <text:p text:style-name="P7">Now, <draw:frame draw:style-name="fr1" draw:name="Object6" text:anchor-type="as-char" svg:y="-0.2083in" svg:width="0.3957in" svg:height="0.3335in" draw:z-index="11"><draw:object xlink:href="./Object 6" xlink:type="simple" xlink:show="embed" xlink:actuate="onLoad"/><draw:image xlink:href="./ObjectReplacements/Object 6" xlink:type="simple" xlink:show="embed" xlink:actuate="onLoad"/></draw:frame>is a function equal to 1 at primes, <draw:frame draw:style-name="fr1" draw:name="Object7" text:anchor-type="as-char" svg:y="-0.2043in" svg:width="0.1811in" svg:height="0.3283in" draw:z-index="12"><draw:object xlink:href="./Object 7" xlink:type="simple" xlink:show="embed" xlink:actuate="onLoad"/><draw:image xlink:href="./ObjectReplacements/Object 7" xlink:type="simple" xlink:show="embed" xlink:actuate="onLoad"/></draw:frame>at primes squared,<draw:frame draw:style-name="fr1" draw:name="Object8" text:anchor-type="as-char" svg:y="-0.2043in" svg:width="0.1772in" svg:height="0.3283in" draw:z-index="13"><draw:object xlink:href="./Object 8" xlink:type="simple" xlink:show="embed" xlink:actuate="onLoad"/><draw:image xlink:href="./ObjectReplacements/Object 8" xlink:type="simple" xlink:show="embed" xlink:actuate="onLoad"/></draw:frame>at primes cubed, and so on, and 0 otherwise. <text:s/>So, if we sum Linnik's identity from 2 to some value n, we have</text:p>
          <text:p text:style-name="P6"/>
          <text:p text:style-name="P6"><draw:frame draw:style-name="fr1" draw:name="Object9" text:anchor-type="as-char" svg:y="-0.2374in" svg:width="2.9244in" svg:height="0.3783in" draw:z-index="14"><draw:object xlink:href="./Object 9" xlink:type="simple" xlink:show="embed" xlink:actuate="onLoad"/><draw:image xlink:href="./ObjectReplacements/Object 9" xlink:type="simple" xlink:show="embed" xlink:actuate="onLoad"/></draw:frame></text:p>
          <text:p text:style-name="P6"/>
          <text:p text:style-name="P7">where <draw:frame draw:style-name="fr1" draw:name="Object10" text:anchor-type="as-char" svg:y="-0.1244in" svg:width="0.35in" svg:height="0.1591in" draw:z-index="15"><draw:object xlink:href="./Object 10" xlink:type="simple" xlink:show="embed" xlink:actuate="onLoad"/><draw:image xlink:href="./ObjectReplacements/Object 10" xlink:type="simple" xlink:show="embed" xlink:actuate="onLoad"/></draw:frame>is the prime counting function.</text:p>
          <text:p text:style-name="P7"/>
          <text:p text:style-name="P7">Combinatorially, the sum<draw:frame draw:style-name="fr1" draw:name="Object18" text:anchor-type="as-char" svg:y="-0.2339in" svg:width="0.6516in" svg:height="0.3752in" draw:z-index="16"><draw:object xlink:href="./Object 18" xlink:type="simple" xlink:show="embed" xlink:actuate="onLoad"/><draw:image xlink:href="./ObjectReplacements/Object 18" xlink:type="simple" xlink:show="embed" xlink:actuate="onLoad"/></draw:frame>is the count of solutions to the expression<draw:frame draw:style-name="fr1" draw:name="Object19" text:anchor-type="as-char" svg:y="-0.1244in" svg:width="0.8783in" svg:height="0.1752in" draw:z-index="17"><draw:object xlink:href="./Object 19" xlink:type="simple" xlink:show="embed" xlink:actuate="onLoad"/><draw:image xlink:href="./ObjectReplacements/Object 19" xlink:type="simple" xlink:show="embed" xlink:actuate="onLoad"/></draw:frame>, where <draw:frame draw:style-name="fr1" draw:name="Object20" text:anchor-type="as-char" svg:y="-0.1244in" svg:width="0.8839in" svg:height="0.1752in" draw:z-index="18"><draw:object xlink:href="./Object 20" xlink:type="simple" xlink:show="embed" xlink:actuate="onLoad"/><draw:image xlink:href="./ObjectReplacements/Object 20" xlink:type="simple" xlink:show="embed" xlink:actuate="onLoad"/></draw:frame>and are all natural numbers, and where order matters, so we can rewrite those sums as</text:p>
          <text:p text:style-name="P7"/>
          <text:p text:style-name="P6"><draw:frame draw:style-name="fr1" draw:name="Object12" text:anchor-type="as-char" svg:y="-0.2339in" svg:width="1.0134in" svg:height="0.3752in" draw:z-index="19"><draw:object xlink:href="./Object 12" xlink:type="simple" xlink:show="embed" xlink:actuate="onLoad"/><draw:image xlink:href="./ObjectReplacements/Object 12" xlink:type="simple" xlink:show="embed" xlink:actuate="onLoad"/></draw:frame></text:p>
          <text:p text:style-name="P6"><draw:frame draw:style-name="fr1" draw:name="Object13" text:anchor-type="as-char" svg:y="-0.3382in" svg:width="1.2083in" svg:height="0.4783in" draw:z-index="20"><draw:object xlink:href="./Object 13" xlink:type="simple" xlink:show="embed" xlink:actuate="onLoad"/><draw:image xlink:href="./ObjectReplacements/Object 13" xlink:type="simple" xlink:show="embed" xlink:actuate="onLoad"/></draw:frame></text:p>
          <text:p text:style-name="P6"><draw:frame draw:style-name="fr1" draw:name="Object14" text:anchor-type="as-char" svg:y="-0.3382in" svg:width="1.3902in" svg:height="0.4783in" draw:z-index="21"><draw:object xlink:href="./Object 14" xlink:type="simple" xlink:show="embed" xlink:actuate="onLoad"/><draw:image xlink:href="./ObjectReplacements/Object 14" xlink:type="simple" xlink:show="embed" xlink:actuate="onLoad"/></draw:frame></text:p>
          <text:p text:style-name="P12">(1.3)</text:p>
          <text:p text:style-name="P7">and so on. <text:s/>We can use this to rewrite our prime counting identity as</text:p>
          <text:p text:style-name="P7"/>
          <text:p text:style-name="P6"><draw:frame draw:style-name="fr1" draw:name="Object15" text:anchor-type="as-char" svg:y="-0.4402in" svg:width="3.2118in" svg:height="0.8472in" draw:z-index="22"><draw:object xlink:href="./Object 15" xlink:type="simple" xlink:show="embed" xlink:actuate="onLoad"/><draw:image xlink:href="./ObjectReplacements/Object 15" xlink:type="simple" xlink:show="embed" xlink:actuate="onLoad"/></draw:frame></text:p>
          <text:p text:style-name="P12">(1.4)</text:p>
          <text:p text:style-name="P4"/>
          <text:p text:style-name="P3">2. Approximating </text:p>
          <text:p text:style-name="P3">the Prime Counting Function</text:p>
          <text:p text:style-name="P7"/>
          <text:p text:style-name="P7">The statement</text:p>
          <text:p text:style-name="P7"/>
          <text:p text:style-name="P6"><draw:frame draw:style-name="fr1" draw:name="Object16" text:anchor-type="as-char" svg:y="-0.3382in" svg:width="2.2193in" svg:height="0.4783in" draw:z-index="23"><draw:object xlink:href="./Object 16" xlink:type="simple" xlink:show="embed" xlink:actuate="onLoad"/><draw:image xlink:href="./ObjectReplacements/Object 16" xlink:type="simple" xlink:show="embed" xlink:actuate="onLoad"/></draw:frame></text:p>
          <text:p text:style-name="P6"/>
          <text:p text:style-name="P7"><text:soft-page-break/>immediately suggests a method for approximating the prime counting function. <text:s/>Our approximation <draw:frame draw:style-name="fr1" draw:name="Object30" text:anchor-type="as-char" svg:y="-0.1244in" svg:width="0.4339in" svg:height="0.1591in" draw:z-index="43"><draw:object xlink:href="./Object 30" xlink:type="simple" xlink:show="embed" xlink:actuate="onLoad"/><draw:image xlink:href="./ObjectReplacements/Object 30" xlink:type="simple" xlink:show="embed" xlink:actuate="onLoad"/><svg:desc>formula</svg:desc></draw:frame> will replace the sums in our original function with the following closely related integrals</text:p>
          <text:p text:style-name="P7"/>
          <text:p text:style-name="P6"><draw:frame draw:style-name="fr1" draw:name="Object17" text:anchor-type="as-char" svg:y="-0.348in" svg:width="2.9563in" svg:height="0.4972in" draw:z-index="46"><draw:object xlink:href="./Object 17" xlink:type="simple" xlink:show="embed" xlink:actuate="onLoad"/><draw:image xlink:href="./ObjectReplacements/Object 17" xlink:type="simple" xlink:show="embed" xlink:actuate="onLoad"/></draw:frame></text:p>
          <text:p text:style-name="P12"/>
          <text:p text:style-name="P7">We would like to see if we can transform our approximation <draw:frame draw:style-name="fr1" draw:name="Object111" text:anchor-type="as-char" svg:y="-0.1244in" svg:width="0.2453in" svg:height="0.1563in" draw:z-index="47"><draw:object xlink:href="./Object 111" xlink:type="simple" xlink:show="embed" xlink:actuate="onLoad"/><draw:image xlink:href="./ObjectReplacements/Object 111" xlink:type="simple" xlink:show="embed" xlink:actuate="onLoad"/><svg:desc>formula</svg:desc></draw:frame> into a more recognizable function. <text:s/>That process will occupy the rest of this section.</text:p>
          <text:p text:style-name="P7"/>
          <text:p text:style-name="P7">If we name each of these nested integrals as <draw:frame draw:style-name="fr1" draw:name="Object47" text:anchor-type="as-char" svg:y="-0.1244in" svg:width="0.4138in" svg:height="0.1752in" draw:z-index="53"><draw:object xlink:href="./Object 47" xlink:type="simple" xlink:show="embed" xlink:actuate="onLoad"/><draw:image xlink:href="./ObjectReplacements/Object 47" xlink:type="simple" xlink:show="embed" xlink:actuate="onLoad"/></draw:frame>, so </text:p>
          <text:p text:style-name="P7"/>
          <text:p text:style-name="P6"><draw:frame draw:style-name="fr1" draw:name="Object61" text:anchor-type="as-char" svg:y="-0.2228in" svg:width="1.4374in" svg:height="0.3638in" draw:z-index="57"><draw:object xlink:href="./Object 61" xlink:type="simple" xlink:show="embed" xlink:actuate="onLoad"/><draw:image xlink:href="./ObjectReplacements/Object 61" xlink:type="simple" xlink:show="embed" xlink:actuate="onLoad"/></draw:frame></text:p>
          <text:p text:style-name="P12">(2.1)</text:p>
          <text:p text:style-name="P7"><text:s/>and evaluate into closed form, we have</text:p>
          <text:p text:style-name="P7"/>
          <text:p text:style-name="P6"><draw:frame draw:style-name="fr1" draw:name="Object26" text:anchor-type="as-char" svg:y="-0.2437in" svg:width="1.1583in" svg:height="0.3929in" draw:z-index="24"><draw:object xlink:href="./Object 26" xlink:type="simple" xlink:show="embed" xlink:actuate="onLoad"/><draw:image xlink:href="./ObjectReplacements/Object 26" xlink:type="simple" xlink:show="embed" xlink:actuate="onLoad"/></draw:frame></text:p>
          <text:p text:style-name="P6"/>
          <text:p text:style-name="P6"><draw:frame draw:style-name="fr1" draw:name="Object27" text:anchor-type="as-char" svg:y="-0.348in" svg:width="2.6in" svg:height="0.4972in" draw:z-index="25"><draw:object xlink:href="./Object 27" xlink:type="simple" xlink:show="embed" xlink:actuate="onLoad"/><draw:image xlink:href="./ObjectReplacements/Object 27" xlink:type="simple" xlink:show="embed" xlink:actuate="onLoad"/></draw:frame></text:p>
          <text:p text:style-name="P6"/>
          <text:p text:style-name="P6"><draw:frame draw:style-name="fr1" draw:name="Object28" text:anchor-type="as-char" svg:y="-0.4602in" svg:width="2.698in" svg:height="0.8965in" draw:z-index="26"><draw:object xlink:href="./Object 28" xlink:type="simple" xlink:show="embed" xlink:actuate="onLoad"/><draw:image xlink:href="./ObjectReplacements/Object 28" xlink:type="simple" xlink:show="embed" xlink:actuate="onLoad"/></draw:frame></text:p>
          <text:p text:style-name="P6"/>
          <text:p text:style-name="P7">and, more generally,</text:p>
          <text:p text:style-name="P7"/>
          <text:p text:style-name="P6"><draw:frame draw:style-name="fr1" draw:name="Object29" text:anchor-type="as-char" svg:y="-0.2339in" svg:width="1.778in" svg:height="0.3752in" draw:z-index="27"><draw:object xlink:href="./Object 29" xlink:type="simple" xlink:show="embed" xlink:actuate="onLoad"/><draw:image xlink:href="./ObjectReplacements/Object 29" xlink:type="simple" xlink:show="embed" xlink:actuate="onLoad"/></draw:frame></text:p>
          <text:p text:style-name="P12">(2.2)</text:p>
          <text:p text:style-name="P7">If we specify that a new value <text:span text:style-name="T1">m</text:span> is equal to <draw:frame draw:style-name="fr1" draw:name="Object46" text:anchor-type="as-char" svg:y="-0.1244in" svg:width="0.3909in" svg:height="0.1543in" draw:z-index="60"><draw:object xlink:href="./Object 46" xlink:type="simple" xlink:show="embed" xlink:actuate="onLoad"/><draw:image xlink:href="./ObjectReplacements/Object 46" xlink:type="simple" xlink:show="embed" xlink:actuate="onLoad"/></draw:frame>, then we can rewrite this as</text:p>
          <text:p text:style-name="P7"/>
          <text:p text:style-name="P6"><draw:frame draw:style-name="fr1" draw:name="Object32" text:anchor-type="as-char" svg:y="-0.2339in" svg:width="1.7154in" svg:height="0.3752in" draw:z-index="28"><draw:object xlink:href="./Object 32" xlink:type="simple" xlink:show="embed" xlink:actuate="onLoad"/><draw:image xlink:href="./ObjectReplacements/Object 32" xlink:type="simple" xlink:show="embed" xlink:actuate="onLoad"/><svg:desc>formula</svg:desc></draw:frame></text:p>
          <text:p text:style-name="P12">(2.3)</text:p>
          <text:p text:style-name="P7">We turn now to two representations of the incomplete gamma function,</text:p>
          <text:p text:style-name="P7"/>
          <text:p text:style-name="P6"><draw:frame draw:style-name="fr1" draw:name="Object51" text:anchor-type="as-char" svg:y="-0.1937in" svg:width="1.1244in" svg:height="0.3429in" draw:z-index="61"><draw:object xlink:href="./Object 51" xlink:type="simple" xlink:show="embed" xlink:actuate="onLoad"/><draw:image xlink:href="./ObjectReplacements/Object 51" xlink:type="simple" xlink:show="embed" xlink:actuate="onLoad"/><svg:desc>formula</svg:desc></draw:frame> <text:s text:c="8"/><draw:frame draw:style-name="fr1" draw:name="Object53" text:anchor-type="as-char" svg:y="-0.2339in" svg:width="1.6055in" svg:height="0.3752in" draw:z-index="62"><draw:object xlink:href="./Object 53" xlink:type="simple" xlink:show="embed" xlink:actuate="onLoad"/><draw:image xlink:href="./ObjectReplacements/Object 53" xlink:type="simple" xlink:show="embed" xlink:actuate="onLoad"/><svg:desc>formula</svg:desc></draw:frame></text:p>
          <text:p text:style-name="P7"/>
          <text:p text:style-name="P7">Setting both representations equal to each other and rearranging terms, we arrive at the following identity</text:p>
          <text:p text:style-name="P7"/>
          <text:p text:style-name="P6"><draw:frame draw:style-name="fr1" draw:name="Object33" text:anchor-type="as-char" svg:y="-0.2339in" svg:width="1.8425in" svg:height="0.3839in" draw:z-index="29"><draw:object xlink:href="./Object 33" xlink:type="simple" xlink:show="embed" xlink:actuate="onLoad"/><draw:image xlink:href="./ObjectReplacements/Object 33" xlink:type="simple" xlink:show="embed" xlink:actuate="onLoad"/><svg:desc>formula</svg:desc></draw:frame></text:p>
          <text:p text:style-name="P6"/>
          <text:p text:style-name="P7">which lets us rewrite (2.3) as</text:p>
          <text:p text:style-name="P7"/>
          <text:p text:style-name="P6"><draw:frame draw:style-name="fr1" draw:name="Object34" text:anchor-type="as-char" svg:y="-0.2043in" svg:width="2.3791in" svg:height="0.3535in" draw:z-index="30"><draw:object xlink:href="./Object 34" xlink:type="simple" xlink:show="embed" xlink:actuate="onLoad"/><draw:image xlink:href="./ObjectReplacements/Object 34" xlink:type="simple" xlink:show="embed" xlink:actuate="onLoad"/><svg:desc>formula</svg:desc></draw:frame></text:p>
          <text:p text:style-name="P6"/>
          <text:p text:style-name="P7">Let's rewrite our leading term</text:p>
          <text:p text:style-name="P7"/>
          <text:p text:style-name="P6"><draw:frame draw:style-name="fr1" draw:name="Object35" text:anchor-type="as-char" svg:y="-0.2083in" svg:width="2.7626in" svg:height="0.3583in" draw:z-index="31"><draw:object xlink:href="./Object 35" xlink:type="simple" xlink:show="embed" xlink:actuate="onLoad"/><draw:image xlink:href="./ObjectReplacements/Object 35" xlink:type="simple" xlink:show="embed" xlink:actuate="onLoad"/><svg:desc>formula</svg:desc></draw:frame></text:p>
          <text:p text:style-name="P7"/>
          <text:p text:style-name="P7">which we can rewrite as the gamma function <draw:frame draw:style-name="fr1" draw:name="Object43" text:anchor-type="as-char" svg:y="-0.1244in" svg:width="0.3598in" svg:height="0.1591in" draw:z-index="63"><draw:object xlink:href="./Object 43" xlink:type="simple" xlink:show="embed" xlink:actuate="onLoad"/><draw:image xlink:href="./ObjectReplacements/Object 43" xlink:type="simple" xlink:show="embed" xlink:actuate="onLoad"/><svg:desc>formula</svg:desc></draw:frame> like so</text:p>
          <text:p text:style-name="P7"/>
          <text:p text:style-name="P6"><draw:frame draw:style-name="fr1" draw:name="Object36" text:anchor-type="as-char" svg:y="-0.2083in" svg:width="2.7626in" svg:height="0.3583in" draw:z-index="32"><draw:object xlink:href="./Object 36" xlink:type="simple" xlink:show="embed" xlink:actuate="onLoad"/><draw:image xlink:href="./ObjectReplacements/Object 36" xlink:type="simple" xlink:show="embed" xlink:actuate="onLoad"/><svg:desc>formula</svg:desc></draw:frame></text:p>
          <text:p text:style-name="P7"/>
          <text:p text:style-name="P7">The gamma function has the following integral representation</text:p>
          <text:p text:style-name="P7"/>
          <text:p text:style-name="P6"><draw:frame draw:style-name="fr1" draw:name="Object37" text:anchor-type="as-char" svg:y="-0.1937in" svg:width="1.1126in" svg:height="0.3429in" draw:z-index="33"><draw:object xlink:href="./Object 37" xlink:type="simple" xlink:show="embed" xlink:actuate="onLoad"/><draw:image xlink:href="./ObjectReplacements/Object 37" xlink:type="simple" xlink:show="embed" xlink:actuate="onLoad"/><svg:desc>formula</svg:desc></draw:frame></text:p>
          <text:p text:style-name="P6"/>
          <text:p text:style-name="P7">which we can substitute into our main expression</text:p>
          <text:p text:style-name="P7"/>
          <text:p text:style-name="P7"><draw:frame draw:style-name="fr1" draw:name="Object31" text:anchor-type="as-char" svg:y="-0.1244in" svg:width="0.5319in" svg:height="0.1752in" draw:z-index="64"><draw:object xlink:href="./Object 31" xlink:type="simple" xlink:show="embed" xlink:actuate="onLoad"/><draw:image xlink:href="./ObjectReplacements/Object 31" xlink:type="simple" xlink:show="embed" xlink:actuate="onLoad"/><svg:desc>formula</svg:desc></draw:frame></text:p>
          <text:p text:style-name="P6"><draw:frame draw:style-name="fr1" draw:name="Object38" text:anchor-type="as-char" svg:y="-0.2043in" svg:width="2.9752in" svg:height="0.3535in" draw:z-index="34"><draw:object xlink:href="./Object 38" xlink:type="simple" xlink:show="embed" xlink:actuate="onLoad"/><draw:image xlink:href="./ObjectReplacements/Object 38" xlink:type="simple" xlink:show="embed" xlink:actuate="onLoad"/><svg:desc>formula</svg:desc></draw:frame></text:p>
          <text:p text:style-name="P7"/>
          <text:p text:style-name="P7">This simplifies to give us one final representation for<draw:frame draw:style-name="fr1" draw:name="Object62" text:anchor-type="as-char" svg:y="-0.1244in" svg:width="0.4138in" svg:height="0.1752in" draw:z-index="76"><draw:object xlink:href="./Object 62" xlink:type="simple" xlink:show="embed" xlink:actuate="onLoad"/><draw:image xlink:href="./ObjectReplacements/Object 62" xlink:type="simple" xlink:show="embed" xlink:actuate="onLoad"/><svg:desc>formula</svg:desc></draw:frame>,</text:p>
          <text:p text:style-name="P6"><draw:frame draw:style-name="fr1" draw:name="Object39" text:anchor-type="as-char" svg:y="-0.2437in" svg:width="1.7602in" svg:height="0.3929in" draw:z-index="35"><draw:object xlink:href="./Object 39" xlink:type="simple" xlink:show="embed" xlink:actuate="onLoad"/><draw:image xlink:href="./ObjectReplacements/Object 39" xlink:type="simple" xlink:show="embed" xlink:actuate="onLoad"/><svg:desc>formula</svg:desc></draw:frame></text:p>
          <text:p text:style-name="P12">(2.4)</text:p>
          <text:p text:style-name="P7">Now let's insert this back into (2.1)</text:p>
          <text:p text:style-name="P7"/>
          <text:p text:style-name="P6"><draw:frame draw:style-name="fr1" draw:name="Object64" text:anchor-type="as-char" svg:y="-0.2437in" svg:width="2.3673in" svg:height="0.3929in" draw:z-index="88"><draw:object xlink:href="./Object 64" xlink:type="simple" xlink:show="embed" xlink:actuate="onLoad"/><draw:image xlink:href="./ObjectReplacements/Object 64" xlink:type="simple" xlink:show="embed" xlink:actuate="onLoad"/></draw:frame></text:p>
          <text:p text:style-name="P7"/>
          <text:p text:style-name="P7">This simplifies to</text:p>
          <text:p text:style-name="P7"/>
          <text:p text:style-name="P6"><draw:frame draw:style-name="fr1" draw:name="Object65" text:anchor-type="as-char" svg:y="-0.2437in" svg:width="1.6862in" svg:height="0.3929in" draw:z-index="89"><draw:object xlink:href="./Object 65" xlink:type="simple" xlink:show="embed" xlink:actuate="onLoad"/><draw:image xlink:href="./ObjectReplacements/Object 65" xlink:type="simple" xlink:show="embed" xlink:actuate="onLoad"/><svg:desc>formula</svg:desc></draw:frame></text:p>
          <text:p text:style-name="P7"/>
          <text:p text:style-name="P7">Swapping summation and integration, we have</text:p>
          <text:p text:style-name="P7"/>
          <text:p text:style-name="P6"><draw:frame draw:style-name="fr1" draw:name="Object40" text:anchor-type="as-char" svg:y="-0.2437in" svg:width="1.622in" svg:height="0.3929in" draw:z-index="36"><draw:object xlink:href="./Object 40" xlink:type="simple" xlink:show="embed" xlink:actuate="onLoad"/><draw:image xlink:href="./ObjectReplacements/Object 40" xlink:type="simple" xlink:show="embed" xlink:actuate="onLoad"/><svg:desc>formula</svg:desc></draw:frame></text:p>
          <text:p text:style-name="P7">which becomes</text:p>
          <text:p text:style-name="P7"/>
          <text:p text:style-name="P6"><draw:frame draw:style-name="fr1" draw:name="Object41" text:anchor-type="as-char" svg:y="-0.4083in" svg:width="2.511in" svg:height="0.7929in" draw:z-index="37"><draw:object xlink:href="./Object 41" xlink:type="simple" xlink:show="embed" xlink:actuate="onLoad"/><draw:image xlink:href="./ObjectReplacements/Object 41" xlink:type="simple" xlink:show="embed" xlink:actuate="onLoad"/><svg:desc>formula</svg:desc></draw:frame></text:p>
          <text:p text:style-name="P7"/>
          <text:p text:style-name="P7">The exponential integral Ei(x) is given by</text:p>
          <text:p text:style-name="P7"><text:soft-page-break/></text:p>
          <text:p text:style-name="P6"><draw:frame draw:style-name="fr1" draw:name="Object52" text:anchor-type="as-char" svg:y="-0.2437in" svg:width="1.6909in" svg:height="0.3929in" draw:z-index="90"><draw:object xlink:href="./Object 52" xlink:type="simple" xlink:show="embed" xlink:actuate="onLoad"/><draw:image xlink:href="./ObjectReplacements/Object 52" xlink:type="simple" xlink:show="embed" xlink:actuate="onLoad"/><svg:desc>formula</svg:desc></draw:frame></text:p>
          <text:p text:style-name="P6"/>
          <text:p text:style-name="P7">where <draw:frame draw:style-name="fr1" draw:name="Object110" text:anchor-type="as-char" svg:y="-0.1244in" svg:width="0.8547in" svg:height="0.1591in" draw:z-index="91"><draw:object xlink:href="./Object 110" xlink:type="simple" xlink:show="embed" xlink:actuate="onLoad"/><draw:image xlink:href="./ObjectReplacements/Object 110" xlink:type="simple" xlink:show="embed" xlink:actuate="onLoad"/></draw:frame>, the Euler-Mascheroni Constant,so</text:p>
          <text:p text:style-name="P7"/>
          <text:p text:style-name="P6"><draw:frame draw:style-name="fr1" draw:name="Object63" text:anchor-type="as-char" svg:y="-0.2437in" svg:width="2.6181in" svg:height="0.3929in" draw:z-index="92"><draw:object xlink:href="./Object 63" xlink:type="simple" xlink:show="embed" xlink:actuate="onLoad"/><draw:image xlink:href="./ObjectReplacements/Object 63" xlink:type="simple" xlink:show="embed" xlink:actuate="onLoad"/><svg:desc>formula</svg:desc></draw:frame></text:p>
          <text:p text:style-name="P6"/>
          <text:p text:style-name="P7">The logarithmic integral is <draw:frame draw:style-name="fr1" draw:name="Object54" text:anchor-type="as-char" svg:y="-0.1244in" svg:width="0.998in" svg:height="0.1591in" draw:z-index="93"><draw:object xlink:href="./Object 54" xlink:type="simple" xlink:show="embed" xlink:actuate="onLoad"/><draw:image xlink:href="./ObjectReplacements/Object 54" xlink:type="simple" xlink:show="embed" xlink:actuate="onLoad"/><svg:desc>formula</svg:desc></draw:frame>, so this means, finally, that</text:p>
          <text:p text:style-name="P7"/>
          <text:p text:style-name="P7"><draw:frame draw:style-name="fr1" draw:name="Object45" text:anchor-type="as-char" svg:y="-0.1244in" svg:width="0.552in" svg:height="0.1591in" draw:z-index="38"><draw:object xlink:href="./Object 45" xlink:type="simple" xlink:show="embed" xlink:actuate="onLoad"/><draw:image xlink:href="./ObjectReplacements/Object 45" xlink:type="simple" xlink:show="embed" xlink:actuate="onLoad"/><svg:desc>formula</svg:desc></draw:frame></text:p>
          <text:p text:style-name="P6"/>
          <text:p text:style-name="P6"><draw:frame draw:style-name="fr1" draw:name="Object112" text:anchor-type="as-char" svg:y="-0.348in" svg:width="2.502in" svg:height="0.4972in" draw:z-index="95"><draw:object xlink:href="./Object 112" xlink:type="simple" xlink:show="embed" xlink:actuate="onLoad"/><draw:image xlink:href="./ObjectReplacements/Object 112" xlink:type="simple" xlink:show="embed" xlink:actuate="onLoad"/></draw:frame></text:p>
          <text:p text:style-name="P6"/>
          <text:p text:style-name="P8"><draw:frame draw:style-name="fr1" draw:name="Object113" text:anchor-type="as-char" svg:y="-0.1244in" svg:width="1.2654in" svg:height="0.1591in" draw:z-index="97"><draw:object xlink:href="./Object 113" xlink:type="simple" xlink:show="embed" xlink:actuate="onLoad"/><draw:image xlink:href="./ObjectReplacements/Object 113" xlink:type="simple" xlink:show="embed" xlink:actuate="onLoad"/><svg:desc>formula</svg:desc></draw:frame></text:p>
          <text:p text:style-name="P12">(2.5)</text:p>
          <text:p text:style-name="P12"/>
          <text:p text:style-name="P7">(As a somewhat interesting aside, it is easier to evaluate the looser fitting</text:p>
          <text:p text:style-name="P7"/>
          <text:p text:style-name="P6"><draw:frame draw:style-name="fr1" draw:name="Object109" text:anchor-type="as-char" svg:y="-0.348in" svg:width="2.502in" svg:height="0.4972in" draw:z-index="98"><draw:object xlink:href="./Object 109" xlink:type="simple" xlink:show="embed" xlink:actuate="onLoad"/><draw:image xlink:href="./ObjectReplacements/Object 109" xlink:type="simple" xlink:show="embed" xlink:actuate="onLoad"/><svg:desc>formula</svg:desc></draw:frame></text:p>
          <text:p text:style-name="P7"/>
          <text:p text:style-name="P7">which is just <draw:frame draw:style-name="fr1" draw:name="Object114" text:anchor-type="as-char" svg:y="-0.2043in" svg:width="0.3807in" svg:height="0.3283in" draw:z-index="99"><draw:object xlink:href="./Object 114" xlink:type="simple" xlink:show="embed" xlink:actuate="onLoad"/><draw:image xlink:href="./ObjectReplacements/Object 114" xlink:type="simple" xlink:show="embed" xlink:actuate="onLoad"/><svg:desc>formula</svg:desc></draw:frame>.)</text:p>
          <text:p text:style-name="P7"/>
          <text:p text:style-name="P3">3. Error in this Approximation</text:p>
          <text:p text:style-name="P9"/>
          <text:p text:style-name="P7">So this provides one way of thinking about the connection between the logarithmic integral and the prime counting function. <text:s/>Linnik's identity let's us say that the prime counting function can be expressed like so,</text:p>
          <text:p text:style-name="P7"/>
          <text:p text:style-name="P7"><draw:frame draw:style-name="fr1" draw:name="Object49" text:anchor-type="as-char" svg:y="-0.4402in" svg:width="2.8654in" svg:height="0.8472in" draw:z-index="41"><draw:object xlink:href="./Object 49" xlink:type="simple" xlink:show="embed" xlink:actuate="onLoad"/><draw:image xlink:href="./ObjectReplacements/Object 49" xlink:type="simple" xlink:show="embed" xlink:actuate="onLoad"/><svg:desc>formula</svg:desc></draw:frame></text:p>
          <text:p text:style-name="P7"/>
          <text:p text:style-name="P7">and this identity can be approximated as</text:p>
          <text:p text:style-name="P7"/>
          <text:p text:style-name="P6"><draw:frame draw:style-name="fr1" draw:name="Object50" text:anchor-type="as-char" svg:y="-0.3429in" svg:width="2.9965in" svg:height="0.6626in" draw:z-index="42"><draw:object xlink:href="./Object 50" xlink:type="simple" xlink:show="embed" xlink:actuate="onLoad"/><draw:image xlink:href="./ObjectReplacements/Object 50" xlink:type="simple" xlink:show="embed" xlink:actuate="onLoad"/><svg:desc>formula</svg:desc></draw:frame></text:p>
          <text:p text:style-name="P7"/>
          <text:p text:style-name="P7">From this perspective, the error term in the Prime Number Theory can be reasoned about as the volumes under these various hyperbolic curves that aren't contained within the integer lattice volumes completely under each curve. <text:s/>Which is to say</text:p>
          <text:p text:style-name="P7"/>
          <text:p text:style-name="P6"><draw:frame draw:style-name="fr1" draw:name="Object48" text:anchor-type="as-char" svg:y="-0.9598in" svg:width="2.3409in" svg:height="1.8693in" draw:z-index="48"><draw:object xlink:href="./Object 48" xlink:type="simple" xlink:show="embed" xlink:actuate="onLoad"/><draw:image xlink:href="./ObjectReplacements/Object 48" xlink:type="simple" xlink:show="embed" xlink:actuate="onLoad"/><svg:desc>formula</svg:desc></draw:frame></text:p>
          <text:p text:style-name="P12">(3.1)</text:p>
          <text:p text:style-name="P7">It might be interesting to connect this statement to Riemann's explicit prime counting formula</text:p>
          <text:p text:style-name="P7"/>
          <text:p text:style-name="P7"><draw:frame draw:style-name="fr1" draw:name="Object55" text:anchor-type="as-char" svg:y="-0.2374in" svg:width="1.802in" svg:height="0.3626in" draw:z-index="50"><draw:object xlink:href="./Object 55" xlink:type="simple" xlink:show="embed" xlink:actuate="onLoad"/><draw:image xlink:href="./ObjectReplacements/Object 55" xlink:type="simple" xlink:show="embed" xlink:actuate="onLoad"/><svg:desc>formula</svg:desc></draw:frame></text:p>
          <text:p text:style-name="P6"><draw:frame draw:style-name="fr1" draw:name="Object56" text:anchor-type="as-char" svg:y="-0.2043in" svg:width="2.3138in" svg:height="0.3535in" draw:z-index="100"><draw:object xlink:href="./Object 56" xlink:type="simple" xlink:show="embed" xlink:actuate="onLoad"/><draw:image xlink:href="./ObjectReplacements/Object 56" xlink:type="simple" xlink:show="embed" xlink:actuate="onLoad"/><svg:desc>formula</svg:desc></draw:frame></text:p>
          <text:p text:style-name="P6"/>
          <text:p text:style-name="P7">where <draw:frame draw:style-name="fr1" draw:name="Object44" text:anchor-type="as-char" svg:y="-0.0744in" svg:width="0.1547in" svg:height="0.1091in" draw:z-index="52"><draw:object xlink:href="./Object 44" xlink:type="simple" xlink:show="embed" xlink:actuate="onLoad"/><draw:image xlink:href="./ObjectReplacements/Object 44" xlink:type="simple" xlink:show="embed" xlink:actuate="onLoad"/><svg:desc>formula</svg:desc></draw:frame>are the zeroes of the Riemann Zeta function.</text:p>
          <text:p text:style-name="P7"/>
          <text:p text:style-name="P7">We can obviously restate this as</text:p>
          <text:p text:style-name="P7"/>
          <text:p text:style-name="P7"><draw:frame draw:style-name="fr1" draw:name="Object58" text:anchor-type="as-char" svg:y="-0.2374in" svg:width="2.1874in" svg:height="0.3626in" draw:z-index="101"><draw:object xlink:href="./Object 58" xlink:type="simple" xlink:show="embed" xlink:actuate="onLoad"/><draw:image xlink:href="./ObjectReplacements/Object 58" xlink:type="simple" xlink:show="embed" xlink:actuate="onLoad"/><svg:desc>formula</svg:desc></draw:frame></text:p>
          <text:p text:style-name="P6"><draw:frame draw:style-name="fr1" draw:name="Object57" text:anchor-type="as-char" svg:y="-0.2043in" svg:width="1.9311in" svg:height="0.3535in" draw:z-index="56"><draw:object xlink:href="./Object 57" xlink:type="simple" xlink:show="embed" xlink:actuate="onLoad"/><draw:image xlink:href="./ObjectReplacements/Object 57" xlink:type="simple" xlink:show="embed" xlink:actuate="onLoad"/><svg:desc>formula</svg:desc></draw:frame></text:p>
          <text:p text:style-name="P6"/>
          <text:p text:style-name="P7">If we define the following ancillary function</text:p>
          <text:p text:style-name="P7"/>
          <text:p text:style-name="P6"><draw:frame draw:style-name="fr1" draw:name="Object59" text:anchor-type="as-char" svg:y="-0.2043in" svg:width="2.5161in" svg:height="0.3535in" draw:z-index="58"><draw:object xlink:href="./Object 59" xlink:type="simple" xlink:show="embed" xlink:actuate="onLoad"/><draw:image xlink:href="./ObjectReplacements/Object 59" xlink:type="simple" xlink:show="embed" xlink:actuate="onLoad"/><svg:desc>formula</svg:desc></draw:frame></text:p>
          <text:p text:style-name="P6"/>
          <text:p text:style-name="P7">then, comparing this paper's results to Riemann's function, we can say that</text:p>
          <text:p text:style-name="P7"/>
          <text:p text:style-name="P6"><draw:frame draw:style-name="fr1" draw:name="Object60" text:anchor-type="as-char" svg:y="-1.0752in" svg:width="2.9075in" svg:height="2.1008in" draw:z-index="59"><draw:object xlink:href="./Object 60" xlink:type="simple" xlink:show="embed" xlink:actuate="onLoad"/><draw:image xlink:href="./ObjectReplacements/Object 60" xlink:type="simple" xlink:show="embed" xlink:actuate="onLoad"/><svg:desc>formula</svg:desc></draw:frame></text:p>
          <text:p text:style-name="P12">(3.2)</text:p>
          <text:p text:style-name="P7">Given that <text:span text:style-name="T1">E(n)</text:span> is <text:span text:style-name="T1">O(log log n), </text:span>it can be largely ignored, leaving us with the observation, left without any further comment, that the Zeta Zeroes perfectly describe these non-lattice differences.</text:p>
          <text:p text:style-name="P7"/>
          <text:p text:style-name="P7">With a bit of work, this equation can be further <text:soft-page-break/>transformed into</text:p>
          <text:p text:style-name="P6"/>
          <text:p text:style-name="P7"><draw:frame draw:style-name="fr1" draw:name="Object116" text:anchor-type="as-char" svg:y="-0.1425in" svg:width="1.1126in" svg:height="0.2555in" draw:z-index="102"><draw:object xlink:href="./Object 115" xlink:type="simple" xlink:show="embed" xlink:actuate="onLoad"/><draw:image xlink:href="./ObjectReplacements/Object 115" xlink:type="simple" xlink:show="embed" xlink:actuate="onLoad"/><svg:desc>formula</svg:desc></draw:frame></text:p>
          <text:p text:style-name="P7"><text:s text:c="8"/><draw:frame draw:style-name="fr1" draw:name="Object120" text:anchor-type="as-char" svg:y="-0.348in" svg:width="2.1091in" svg:height="0.4972in" draw:z-index="103"><draw:object xlink:href="./Object 116" xlink:type="simple" xlink:show="embed" xlink:actuate="onLoad"/><draw:image xlink:href="./ObjectReplacements/Object 116" xlink:type="simple" xlink:show="embed" xlink:actuate="onLoad"/><svg:desc>formula</svg:desc></draw:frame></text:p>
          <text:p text:style-name="P7"><text:s text:c="8"/><draw:frame draw:style-name="fr1" draw:name="Object119" text:anchor-type="as-char" svg:y="-0.348in" svg:width="2.8902in" svg:height="0.4972in" draw:z-index="104"><draw:object xlink:href="./Object 117" xlink:type="simple" xlink:show="embed" xlink:actuate="onLoad"/><draw:image xlink:href="./ObjectReplacements/Object 117" xlink:type="simple" xlink:show="embed" xlink:actuate="onLoad"/><svg:desc>formula</svg:desc></draw:frame></text:p>
          <text:p text:style-name="P7"><text:s text:c="8"/><draw:frame draw:style-name="fr1" draw:name="Object117" text:anchor-type="as-char" svg:y="-0.348in" svg:width="2.6429in" svg:height="0.4972in" draw:z-index="105"><draw:object xlink:href="./Object 118" xlink:type="simple" xlink:show="embed" xlink:actuate="onLoad"/><draw:image xlink:href="./ObjectReplacements/Object 118" xlink:type="simple" xlink:show="embed" xlink:actuate="onLoad"/><svg:desc>formula</svg:desc></draw:frame></text:p>
          <text:p text:style-name="P7"><text:s text:c="48"/><draw:frame draw:style-name="fr1" draw:name="Object121" text:anchor-type="as-char" svg:y="-0.3382in" svg:width="1.2161in" svg:height="0.4783in" draw:z-index="106"><draw:object xlink:href="./Object 119" xlink:type="simple" xlink:show="embed" xlink:actuate="onLoad"/><draw:image xlink:href="./ObjectReplacements/Object 119" xlink:type="simple" xlink:show="embed" xlink:actuate="onLoad"/><svg:desc>formula</svg:desc></draw:frame></text:p>
          <text:p text:style-name="P7"><text:s text:c="8"/><draw:frame draw:style-name="fr1" draw:name="Object118" text:anchor-type="as-char" svg:y="-0.2043in" svg:width="0.4035in" svg:height="0.3283in" draw:z-index="107"><draw:object xlink:href="./Object 120" xlink:type="simple" xlink:show="embed" xlink:actuate="onLoad"/><draw:image xlink:href="./ObjectReplacements/Object 120" xlink:type="simple" xlink:show="embed" xlink:actuate="onLoad"/><svg:desc>formula</svg:desc></draw:frame></text:p>
          <text:p text:style-name="P12">(3.3)</text:p>
          <text:p text:style-name="P7"/>
          <text:p text:style-name="P7">where {n} is the fractional part function. <text:s/>This representation is noteworthy in that all of the familiar high frequency / discontinuous aspects of the prime counting function seem to be captured by the fractional part sums; the other nested sums represent fairly smooth, predictable values.</text:p>
          <text:p text:style-name="P3">4. Mertens Function</text:p>
          <text:p text:style-name="P3"/>
          <text:p text:style-name="P13"><text:span text:style-name="T4">There is the following identity for the </text:span><text:bookmark text:name="firstHeading"/><text:span text:style-name="T3">Möbius </text:span><text:span text:style-name="T4">function in terms of the strict count of divisor functions from (1.2), derived in a fashion similar to Linnik's identity</text:span></text:p>
          <text:p text:style-name="P7"/>
          <text:p text:style-name="P6"><draw:frame draw:style-name="fr1" draw:name="Object66" text:anchor-type="as-char" svg:y="-0.1437in" svg:width="1.2689in" svg:height="0.2839in" draw:z-index="65"><draw:object xlink:href="./Object 66" xlink:type="simple" xlink:show="embed" xlink:actuate="onLoad"/><draw:image xlink:href="./ObjectReplacements/Object 66" xlink:type="simple" xlink:show="embed" xlink:actuate="onLoad"/><svg:desc>formula</svg:desc></draw:frame></text:p>
          <text:p text:style-name="P6"/>
          <text:p text:style-name="P7">If we sum this identity from 2 to n, we have</text:p>
          <text:p text:style-name="P7"/>
          <text:p text:style-name="P6"><draw:frame draw:style-name="fr1" draw:name="Object67" text:anchor-type="as-char" svg:y="-0.2339in" svg:width="1.5189in" svg:height="0.3752in" draw:z-index="66"><draw:object xlink:href="./Object 67" xlink:type="simple" xlink:show="embed" xlink:actuate="onLoad"/><draw:image xlink:href="./ObjectReplacements/Object 67" xlink:type="simple" xlink:show="embed" xlink:actuate="onLoad"/><svg:desc>formula</svg:desc></draw:frame></text:p>
          <text:p text:style-name="P6"/>
          <text:p text:style-name="P7">where <draw:frame draw:style-name="fr1" draw:name="Object68" text:anchor-type="as-char" svg:y="-0.1244in" svg:width="0.4154in" svg:height="0.1591in" draw:z-index="67"><draw:object xlink:href="./Object 68" xlink:type="simple" xlink:show="embed" xlink:actuate="onLoad"/><draw:image xlink:href="./ObjectReplacements/Object 68" xlink:type="simple" xlink:show="embed" xlink:actuate="onLoad"/><svg:desc>formula</svg:desc></draw:frame>is the Mertens function.</text:p>
          <text:p text:style-name="P7"/>
          <text:p text:style-name="P7">Following similar techniques from our first section that led from (1.3) to (1.4), this means we can write Mertens function as</text:p>
          <text:p text:style-name="P7"/>
          <text:p text:style-name="P6"><draw:frame draw:style-name="fr1" draw:name="Object69" text:anchor-type="as-char" svg:y="-0.3382in" svg:width="2.5264in" svg:height="0.4783in" draw:z-index="68"><draw:object xlink:href="./Object 69" xlink:type="simple" xlink:show="embed" xlink:actuate="onLoad"/><draw:image xlink:href="./ObjectReplacements/Object 69" xlink:type="simple" xlink:show="embed" xlink:actuate="onLoad"/><svg:desc>formula</svg:desc></draw:frame></text:p>
          <text:p text:style-name="P12">(4.1)</text:p>
          <text:p text:style-name="P7">This once again immediately suggests an approximation for Mertens function of the form</text:p>
          <text:p text:style-name="P7"/>
          <text:p text:style-name="P6"><draw:frame draw:style-name="fr1" draw:name="Object70" text:anchor-type="as-char" svg:y="-0.348in" svg:width="2.839in" svg:height="0.4972in" draw:z-index="69"><draw:object xlink:href="./Object 70" xlink:type="simple" xlink:show="embed" xlink:actuate="onLoad"/><draw:image xlink:href="./ObjectReplacements/Object 70" xlink:type="simple" xlink:show="embed" xlink:actuate="onLoad"/><svg:desc>formula</svg:desc></draw:frame></text:p>
          <text:p text:style-name="P12">(4.2)</text:p>
          <text:p text:style-name="P7">These nested integrals are the same integrals of the form <draw:frame draw:style-name="fr1" draw:name="Object71" text:anchor-type="as-char" svg:y="-0.1244in" svg:width="0.4138in" svg:height="0.1752in" draw:z-index="70"><draw:object xlink:href="./Object 71" xlink:type="simple" xlink:show="embed" xlink:actuate="onLoad"/><draw:image xlink:href="./ObjectReplacements/Object 71" xlink:type="simple" xlink:show="embed" xlink:actuate="onLoad"/><svg:desc>formula</svg:desc></draw:frame>that we saw before in (2.2); in fact, </text:p>
          <text:p text:style-name="P7"/>
          <text:p text:style-name="P6"><draw:frame draw:style-name="fr1" draw:name="Object72" text:anchor-type="as-char" svg:y="-0.1437in" svg:width="1.5047in" svg:height="0.2839in" draw:z-index="71"><draw:object xlink:href="./Object 72" xlink:type="simple" xlink:show="embed" xlink:actuate="onLoad"/><draw:image xlink:href="./ObjectReplacements/Object 72" xlink:type="simple" xlink:show="embed" xlink:actuate="onLoad"/><svg:desc>formula</svg:desc></draw:frame></text:p>
          <text:p text:style-name="P6"/>
          <text:p text:style-name="P7">Substituting in our final integral representation for <draw:frame draw:style-name="fr1" draw:name="Object73" text:anchor-type="as-char" svg:y="-0.1244in" svg:width="0.4138in" svg:height="0.1752in" draw:z-index="72"><draw:object xlink:href="./Object 73" xlink:type="simple" xlink:show="embed" xlink:actuate="onLoad"/><draw:image xlink:href="./ObjectReplacements/Object 73" xlink:type="simple" xlink:show="embed" xlink:actuate="onLoad"/><svg:desc>formula</svg:desc></draw:frame> from (2.4), we have</text:p>
          <text:p text:style-name="P7"/>
          <text:p text:style-name="P6"><draw:frame draw:style-name="fr1" draw:name="Object74" text:anchor-type="as-char" svg:y="-0.2437in" svg:width="2.4047in" svg:height="0.3929in" draw:z-index="73"><draw:object xlink:href="./Object 74" xlink:type="simple" xlink:show="embed" xlink:actuate="onLoad"/><draw:image xlink:href="./ObjectReplacements/Object 74" xlink:type="simple" xlink:show="embed" xlink:actuate="onLoad"/><svg:desc>formula</svg:desc></draw:frame></text:p>
          <text:p text:style-name="P6"/>
          <text:p text:style-name="P7">which simplifies to</text:p>
          <text:p text:style-name="P7"/>
          <text:p text:style-name="P6"><draw:frame draw:style-name="fr1" draw:name="Object75" text:anchor-type="as-char" svg:y="-0.2437in" svg:width="2.172in" svg:height="0.3929in" draw:z-index="74"><draw:object xlink:href="./Object 75" xlink:type="simple" xlink:show="embed" xlink:actuate="onLoad"/><draw:image xlink:href="./ObjectReplacements/Object 75" xlink:type="simple" xlink:show="embed" xlink:actuate="onLoad"/><svg:desc>formula</svg:desc></draw:frame></text:p>
          <text:p text:style-name="P6"/>
          <text:p text:style-name="P7">Rearranging summation and integration, we have</text:p>
          <text:p text:style-name="P7"/>
          <text:p text:style-name="P6"><draw:frame draw:style-name="fr1" draw:name="Object77" text:anchor-type="as-char" svg:y="-0.2437in" svg:width="2.0453in" svg:height="0.3929in" draw:z-index="108"><draw:object xlink:href="./Object 77" xlink:type="simple" xlink:show="embed" xlink:actuate="onLoad"/><draw:image xlink:href="./ObjectReplacements/Object 77" xlink:type="simple" xlink:show="embed" xlink:actuate="onLoad"/><svg:desc>formula</svg:desc></draw:frame></text:p>
          <text:p text:style-name="P6"/>
          <text:p text:style-name="P7">which leads to</text:p>
          <text:p text:style-name="P6"/>
          <text:p text:style-name="P6"><draw:frame draw:style-name="fr1" draw:name="Object76" text:anchor-type="as-char" svg:y="-0.2437in" svg:width="2.6618in" svg:height="0.3929in" draw:z-index="75"><draw:object xlink:href="./Object 76" xlink:type="simple" xlink:show="embed" xlink:actuate="onLoad"/><draw:image xlink:href="./ObjectReplacements/Object 76" xlink:type="simple" xlink:show="embed" xlink:actuate="onLoad"/><svg:desc>formula</svg:desc></draw:frame></text:p>
          <text:p text:style-name="P6"/>
          <text:p text:style-name="P7">So, </text:p>
          <text:p text:style-name="P7"/>
          <text:p text:style-name="P6"><draw:frame draw:style-name="fr1" draw:name="Object78" text:anchor-type="as-char" svg:y="-0.348in" svg:width="2.9283in" svg:height="0.4972in" draw:z-index="77"><draw:object xlink:href="./Object 78" xlink:type="simple" xlink:show="embed" xlink:actuate="onLoad"/><draw:image xlink:href="./ObjectReplacements/Object 78" xlink:type="simple" xlink:show="embed" xlink:actuate="onLoad"/><svg:desc>formula</svg:desc></draw:frame></text:p>
          <text:p text:style-name="P12">(4.3)</text:p>
          <text:p text:style-name="P7">Thus, the difference between Mertens function and our approximation can be expressed as</text:p>
          <text:p text:style-name="P7"/>
          <text:p text:style-name="P6"><draw:frame draw:style-name="fr1" draw:name="Object79" text:anchor-type="as-char" svg:y="-0.9398in" svg:width="2.7563in" svg:height="1.8307in" draw:z-index="78"><draw:object xlink:href="./Object 79" xlink:type="simple" xlink:show="embed" xlink:actuate="onLoad"/><draw:image xlink:href="./ObjectReplacements/Object 79" xlink:type="simple" xlink:show="embed" xlink:actuate="onLoad"/><svg:desc>formula</svg:desc></draw:frame></text:p>
          <text:p text:style-name="P12">(4.4)</text:p>
          <text:p text:style-name="P12"/>
          <text:p text:style-name="P7">which, given the smallness and smoothness of log n, means that the non-lattice volumes are largely just the inverse of Mertens function itself. <text:s/>As with the prime counting function, this can be further developed into</text:p>
          <text:p text:style-name="P7"/>
          <text:p text:style-name="P7"/>
          <text:p text:style-name="P7"/>
          <text:p text:style-name="P7"/>
          <text:p text:style-name="P7"/>
          <text:p text:style-name="P7"><text:soft-page-break/></text:p>
          <text:p text:style-name="P7"><draw:frame draw:style-name="fr1" draw:name="Object122" text:anchor-type="as-char" svg:y="-0.1244in" svg:width="1.1091in" svg:height="0.1591in" draw:z-index="109"><draw:object xlink:href="./Object 122" xlink:type="simple" xlink:show="embed" xlink:actuate="onLoad"/><draw:image xlink:href="./ObjectReplacements/Object 122" xlink:type="simple" xlink:show="embed" xlink:actuate="onLoad"/><svg:desc>formula</svg:desc></draw:frame></text:p>
          <text:p text:style-name="P7"><text:s text:c="8"/><draw:frame draw:style-name="fr1" draw:name="Object123" text:anchor-type="as-char" svg:y="-0.348in" svg:width="1.9929in" svg:height="0.4972in" draw:z-index="110"><draw:object xlink:href="./Object 123" xlink:type="simple" xlink:show="embed" xlink:actuate="onLoad"/><draw:image xlink:href="./ObjectReplacements/Object 123" xlink:type="simple" xlink:show="embed" xlink:actuate="onLoad"/><svg:desc>formula</svg:desc></draw:frame></text:p>
          <text:p text:style-name="P7"><text:s text:c="8"/><draw:frame draw:style-name="fr1" draw:name="Object124" text:anchor-type="as-char" svg:y="-0.348in" svg:width="2.778in" svg:height="0.4972in" draw:z-index="111"><draw:object xlink:href="./Object 124" xlink:type="simple" xlink:show="embed" xlink:actuate="onLoad"/><draw:image xlink:href="./ObjectReplacements/Object 124" xlink:type="simple" xlink:show="embed" xlink:actuate="onLoad"/><svg:desc>formula</svg:desc></draw:frame></text:p>
          <text:p text:style-name="P7"><text:s text:c="8"/><draw:frame draw:style-name="fr1" draw:name="Object125" text:anchor-type="as-char" svg:y="-0.348in" svg:width="2.5256in" svg:height="0.4972in" draw:z-index="112"><draw:object xlink:href="./Object 125" xlink:type="simple" xlink:show="embed" xlink:actuate="onLoad"/><draw:image xlink:href="./ObjectReplacements/Object 125" xlink:type="simple" xlink:show="embed" xlink:actuate="onLoad"/><svg:desc>formula</svg:desc></draw:frame></text:p>
          <text:p text:style-name="P7"><text:s text:c="48"/><draw:frame draw:style-name="fr1" draw:name="Object126" text:anchor-type="as-char" svg:y="-0.3382in" svg:width="1.2161in" svg:height="0.4783in" draw:z-index="113"><draw:object xlink:href="./Object 126" xlink:type="simple" xlink:show="embed" xlink:actuate="onLoad"/><draw:image xlink:href="./ObjectReplacements/Object 126" xlink:type="simple" xlink:show="embed" xlink:actuate="onLoad"/><svg:desc>formula</svg:desc></draw:frame></text:p>
          <text:p text:style-name="P7"><text:s text:c="8"/><draw:frame draw:style-name="fr1" draw:name="Object115" text:anchor-type="as-char" svg:y="-0.1244in" svg:width="0.2925in" svg:height="0.1543in" draw:z-index="114"><draw:object xlink:href="./Object 121" xlink:type="simple" xlink:show="embed" xlink:actuate="onLoad"/><draw:image xlink:href="./ObjectReplacements/Object 121" xlink:type="simple" xlink:show="embed" xlink:actuate="onLoad"/><svg:desc>formula</svg:desc></draw:frame></text:p>
          <text:p text:style-name="P7"/>
          <text:p text:style-name="P7">where all of the discontinuities and high frequency change are contained in the fractional part sums.</text:p>
          <text:p text:style-name="P7"/>
          <text:p text:style-name="P3">5. Chebyshev's Psi Function</text:p>
          <text:p text:style-name="P7"/>
          <text:p text:style-name="P7">Mertens gave the following formula for Chebyshev's function <draw:frame draw:style-name="fr1" draw:name="Object80" text:anchor-type="as-char" svg:y="-0.1236in" svg:width="0.3681in" svg:height="0.1583in" draw:z-index="79"><draw:object xlink:href="./Object 80" xlink:type="simple" xlink:show="embed" xlink:actuate="onLoad"/><draw:image xlink:href="./ObjectReplacements/Object 80" xlink:type="simple" xlink:show="embed" xlink:actuate="onLoad"/><svg:desc>formula</svg:desc></draw:frame></text:p>
          <text:p text:style-name="P7"/>
          <text:p text:style-name="P6"><draw:frame draw:style-name="fr1" draw:name="Object82" text:anchor-type="as-char" svg:y="-0.2339in" svg:width="1.3201in" svg:height="0.3752in" draw:z-index="80"><draw:object xlink:href="./Object 82" xlink:type="simple" xlink:show="embed" xlink:actuate="onLoad"/><draw:image xlink:href="./ObjectReplacements/Object 82" xlink:type="simple" xlink:show="embed" xlink:actuate="onLoad"/><svg:desc>formula</svg:desc></draw:frame></text:p>
          <text:p text:style-name="P12">(5.1)</text:p>
          <text:p text:style-name="P7">Now, we know from the previous section that we can write Merten's function as</text:p>
          <text:p text:style-name="P7"/>
          <text:p text:style-name="P6"><draw:frame draw:style-name="fr1" draw:name="Object83" text:anchor-type="as-char" svg:y="-0.3382in" svg:width="2.5217in" svg:height="0.4783in" draw:z-index="81"><draw:object xlink:href="./Object 83" xlink:type="simple" xlink:show="embed" xlink:actuate="onLoad"/><draw:image xlink:href="./ObjectReplacements/Object 83" xlink:type="simple" xlink:show="embed" xlink:actuate="onLoad"/><svg:desc>formula</svg:desc></draw:frame></text:p>
          <text:p text:style-name="P6"/>
          <text:p text:style-name="P7">so we can rewrite <draw:frame draw:style-name="fr1" draw:name="Object84" text:anchor-type="as-char" svg:y="-0.1236in" svg:width="0.3681in" svg:height="0.1583in" draw:z-index="82"><draw:object xlink:href="./Object 84" xlink:type="simple" xlink:show="embed" xlink:actuate="onLoad"/><draw:image xlink:href="./ObjectReplacements/Object 84" xlink:type="simple" xlink:show="embed" xlink:actuate="onLoad"/><svg:desc>formula</svg:desc></draw:frame> as</text:p>
          <text:p text:style-name="P7"/>
          <text:p text:style-name="P6"><draw:frame draw:style-name="fr1" draw:name="Object85" text:anchor-type="as-char" svg:y="-0.3382in" svg:width="3.1075in" svg:height="0.4783in" draw:z-index="83"><draw:object xlink:href="./Object 85" xlink:type="simple" xlink:show="embed" xlink:actuate="onLoad"/><draw:image xlink:href="./ObjectReplacements/Object 85" xlink:type="simple" xlink:show="embed" xlink:actuate="onLoad"/><svg:desc>formula</svg:desc></draw:frame></text:p>
          <text:p text:style-name="P12">(5.2)</text:p>
          <text:p text:style-name="P7">This expression for<draw:frame draw:style-name="fr1" draw:name="Object86" text:anchor-type="as-char" svg:y="-0.1236in" svg:width="0.3681in" svg:height="0.1583in" draw:z-index="84"><draw:object xlink:href="./Object 86" xlink:type="simple" xlink:show="embed" xlink:actuate="onLoad"/><draw:image xlink:href="./ObjectReplacements/Object 86" xlink:type="simple" xlink:show="embed" xlink:actuate="onLoad"/><svg:desc>formula</svg:desc></draw:frame>immediately suggests its own approximation, namely</text:p>
          <text:p text:style-name="P7"/>
          <text:p text:style-name="P7"><draw:frame draw:style-name="fr1" draw:name="Object87" text:anchor-type="as-char" svg:y="-0.1244in" svg:width="0.5445in" svg:height="0.1728in" draw:z-index="85"><draw:object xlink:href="./Object 87" xlink:type="simple" xlink:show="embed" xlink:actuate="onLoad"/><draw:image xlink:href="./ObjectReplacements/Object 87" xlink:type="simple" xlink:show="embed" xlink:actuate="onLoad"/><svg:desc>formula</svg:desc></draw:frame></text:p>
          <text:p text:style-name="P6"><draw:frame draw:style-name="fr1" draw:name="Object88" text:anchor-type="as-char" svg:y="-0.348in" svg:width="3.1638in" svg:height="0.4972in" draw:z-index="86"><draw:object xlink:href="./Object 88" xlink:type="simple" xlink:show="embed" xlink:actuate="onLoad"/><draw:image xlink:href="./ObjectReplacements/Object 88" xlink:type="simple" xlink:show="embed" xlink:actuate="onLoad"/><svg:desc>formula</svg:desc></draw:frame></text:p>
          <text:p text:style-name="P12">(5.3)</text:p>
          <text:p text:style-name="P7">The inner sum of integrals is our approximation for <draw:frame draw:style-name="fr1" draw:name="Object91" text:anchor-type="as-char" svg:y="-0.1244in" svg:width="0.4543in" svg:height="0.1752in" draw:z-index="115"><draw:object xlink:href="./Object 91" xlink:type="simple" xlink:show="embed" xlink:actuate="onLoad"/><draw:image xlink:href="./ObjectReplacements/Object 91" xlink:type="simple" xlink:show="embed" xlink:actuate="onLoad"/><svg:desc>formula</svg:desc></draw:frame> (4.2) with n taking the value <draw:frame draw:style-name="fr1" draw:name="Object92" text:anchor-type="as-char" svg:y="-0.2043in" svg:width="0.1854in" svg:height="0.3283in" draw:z-index="116"><draw:object xlink:href="./Object 92" xlink:type="simple" xlink:show="embed" xlink:actuate="onLoad"/><draw:image xlink:href="./ObjectReplacements/Object 92" xlink:type="simple" xlink:show="embed" xlink:actuate="onLoad"/><svg:desc>formula</svg:desc></draw:frame>. <text:s/>We know from (4.3) that this approximation is just <draw:frame draw:style-name="fr1" draw:name="Object93" text:anchor-type="as-char" svg:y="-0.2043in" svg:width="0.5693in" svg:height="0.3283in" draw:z-index="117"><draw:object xlink:href="./Object 93" xlink:type="simple" xlink:show="embed" xlink:actuate="onLoad"/><draw:image xlink:href="./ObjectReplacements/Object 93" xlink:type="simple" xlink:show="embed" xlink:actuate="onLoad"/><svg:desc>formula</svg:desc></draw:frame>, so we can replace it with</text:p>
          <text:p text:style-name="P7"/>
          <text:p text:style-name="P6"><draw:frame draw:style-name="fr1" draw:name="Object90" text:anchor-type="as-char" svg:y="-0.2437in" svg:width="1.6902in" svg:height="0.3929in" draw:z-index="87"><draw:object xlink:href="./Object 90" xlink:type="simple" xlink:show="embed" xlink:actuate="onLoad"/><draw:image xlink:href="./ObjectReplacements/Object 90" xlink:type="simple" xlink:show="embed" xlink:actuate="onLoad"/><svg:desc>formula</svg:desc></draw:frame></text:p>
          <text:p text:style-name="P12"/>
          <text:p text:style-name="P7">which we can rewrite as</text:p>
          <text:p text:style-name="P7"/>
          <text:p text:style-name="P6"><draw:frame draw:style-name="fr1" draw:name="Object94" text:anchor-type="as-char" svg:y="-0.2437in" svg:width="2.0835in" svg:height="0.3929in" draw:z-index="118"><draw:object xlink:href="./Object 94" xlink:type="simple" xlink:show="embed" xlink:actuate="onLoad"/><draw:image xlink:href="./ObjectReplacements/Object 94" xlink:type="simple" xlink:show="embed" xlink:actuate="onLoad"/><svg:desc>formula</svg:desc></draw:frame></text:p>
          <text:p text:style-name="P6"/>
          <text:p text:style-name="P6"><draw:frame draw:style-name="fr1" draw:name="Object95" text:anchor-type="as-char" svg:y="-0.2437in" svg:width="3.0075in" svg:height="0.3929in" draw:z-index="119"><draw:object xlink:href="./Object 95" xlink:type="simple" xlink:show="embed" xlink:actuate="onLoad"/><draw:image xlink:href="./ObjectReplacements/Object 95" xlink:type="simple" xlink:show="embed" xlink:actuate="onLoad"/><svg:desc>formula</svg:desc></draw:frame></text:p>
          <text:p text:style-name="P6"/>
          <text:p text:style-name="P6"><draw:frame draw:style-name="fr1" draw:name="Object96" text:anchor-type="as-char" svg:y="-0.2102in" svg:width="2.8827in" svg:height="0.3772in" draw:z-index="120"><draw:object xlink:href="./Object 96" xlink:type="simple" xlink:show="embed" xlink:actuate="onLoad"/><draw:image xlink:href="./ObjectReplacements/Object 96" xlink:type="simple" xlink:show="embed" xlink:actuate="onLoad"/><svg:desc>formula</svg:desc></draw:frame></text:p>
          <text:p text:style-name="P6"/>
          <text:p text:style-name="P6"><draw:frame draw:style-name="fr1" draw:name="Object42" text:anchor-type="as-char" svg:y="-0.1244in" svg:width="1.1898in" svg:height="0.1728in" draw:z-index="121"><draw:object xlink:href="./Object 42" xlink:type="simple" xlink:show="embed" xlink:actuate="onLoad"/><draw:image xlink:href="./ObjectReplacements/Object 42" xlink:type="simple" xlink:show="embed" xlink:actuate="onLoad"/><svg:desc>formula</svg:desc></draw:frame></text:p>
          <text:p text:style-name="P12"/>
          <text:p text:style-name="P7">So</text:p>
          <text:p text:style-name="P7"/>
          <text:p text:style-name="P6"><draw:frame draw:style-name="fr1" draw:name="Object97" text:anchor-type="as-char" svg:y="-0.3028in" svg:width="3.2484in" svg:height="0.6575in" draw:z-index="94"><draw:object xlink:href="./Object 97" xlink:type="simple" xlink:show="embed" xlink:actuate="onLoad"/><draw:image xlink:href="./ObjectReplacements/Object 97" xlink:type="simple" xlink:show="embed" xlink:actuate="onLoad"/><svg:desc>formula</svg:desc></draw:frame></text:p>
          <text:p text:style-name="P12">(5.4)</text:p>
          <text:p text:style-name="P7">For what follows, it is useful to multiply the log value through for both our expression for <draw:frame draw:style-name="fr1" draw:name="Object98" text:anchor-type="as-char" svg:y="-0.1236in" svg:width="0.3681in" svg:height="0.1583in" draw:z-index="122"><draw:object xlink:href="./Object 99" xlink:type="simple" xlink:show="embed" xlink:actuate="onLoad"/><draw:image xlink:href="./ObjectReplacements/Object 99" xlink:type="simple" xlink:show="embed" xlink:actuate="onLoad"/><svg:desc>formula</svg:desc></draw:frame> and its approximation. <text:s/>So, we have</text:p>
          <text:p text:style-name="P7"/>
          <text:p text:style-name="P6"><draw:frame draw:style-name="fr1" draw:name="Object100" text:anchor-type="as-char" svg:y="-0.4602in" svg:width="3.1728in" svg:height="0.9638in" draw:z-index="123"><draw:object xlink:href="./Object 100" xlink:type="simple" xlink:show="embed" xlink:actuate="onLoad"/><draw:image xlink:href="./ObjectReplacements/Object 100" xlink:type="simple" xlink:show="embed" xlink:actuate="onLoad"/><svg:desc>formula</svg:desc></draw:frame></text:p>
          <text:p text:style-name="P12">(5.5)</text:p>
          <text:p text:style-name="P7">and</text:p>
          <text:p text:style-name="P6"/>
          <text:p text:style-name="P6"><draw:frame draw:style-name="fr1" draw:name="Object99" text:anchor-type="as-char" svg:y="-0.4744in" svg:width="3.498in" svg:height="1.0008in" draw:z-index="124"><draw:object xlink:href="./Object 98" xlink:type="simple" xlink:show="embed" xlink:actuate="onLoad"/><draw:image xlink:href="./ObjectReplacements/Object 98" xlink:type="simple" xlink:show="embed" xlink:actuate="onLoad"/><svg:desc>formula</svg:desc></draw:frame></text:p>
          <text:p text:style-name="P12">(5.6)</text:p>
          <text:p text:style-name="P7">Our real interest here is relating <draw:frame draw:style-name="fr1" draw:name="Object81" text:anchor-type="as-char" svg:y="-0.1236in" svg:width="0.3681in" svg:height="0.1583in" draw:z-index="125"><draw:object xlink:href="./Object 81" xlink:type="simple" xlink:show="embed" xlink:actuate="onLoad"/><draw:image xlink:href="./ObjectReplacements/Object 81" xlink:type="simple" xlink:show="embed" xlink:actuate="onLoad"/><svg:desc>formula</svg:desc></draw:frame> to <text:span text:style-name="T1">n.</text:span> Thus, if we subtract our representation for <draw:frame draw:style-name="fr1" draw:name="Object101" text:anchor-type="as-char" svg:y="-0.1236in" svg:width="0.3681in" svg:height="0.1583in" draw:z-index="96"><draw:object xlink:href="./Object 101" xlink:type="simple" xlink:show="embed" xlink:actuate="onLoad"/><draw:image xlink:href="./ObjectReplacements/Object 101" xlink:type="simple" xlink:show="embed" xlink:actuate="onLoad"/><svg:desc>formula</svg:desc></draw:frame>from its approximation, we have</text:p>
          <text:p text:style-name="P3"/>
          <text:p text:style-name="P6"><text:soft-page-break/><draw:frame draw:style-name="fr1" draw:name="Object102" text:anchor-type="as-char" svg:y="-1.2201in" svg:width="3.1543in" svg:height="2.3902in" draw:z-index="44"><draw:object xlink:href="./Object 102" xlink:type="simple" xlink:show="embed" xlink:actuate="onLoad"/><draw:image xlink:href="./ObjectReplacements/Object 102" xlink:type="simple" xlink:show="embed" xlink:actuate="onLoad"/><svg:desc>formula</svg:desc></draw:frame></text:p>
          <text:p text:style-name="P12">(5.7)</text:p>
          <text:p text:style-name="P12"/>
          <text:p text:style-name="P7">The function<draw:frame draw:style-name="fr1" draw:name="Object103" text:anchor-type="as-char" svg:y="-0.1236in" svg:width="0.3681in" svg:height="0.1583in" draw:z-index="45"><draw:object xlink:href="./Object 103" xlink:type="simple" xlink:show="embed" xlink:actuate="onLoad"/><draw:image xlink:href="./ObjectReplacements/Object 103" xlink:type="simple" xlink:show="embed" xlink:actuate="onLoad"/><svg:desc>formula</svg:desc></draw:frame>can be written in terms of the zeroes of the Riemann Zeta function as</text:p>
          <text:p text:style-name="P7"/>
          <text:p text:style-name="P6"><draw:frame draw:style-name="fr1" draw:name="Object104" text:anchor-type="as-char" svg:y="-0.2083in" svg:width="2.3602in" svg:height="0.3374in" draw:z-index="49"><draw:object xlink:href="./Object 104" xlink:type="simple" xlink:show="embed" xlink:actuate="onLoad"/><draw:image xlink:href="./ObjectReplacements/Object 104" xlink:type="simple" xlink:show="embed" xlink:actuate="onLoad"/><svg:desc>formula</svg:desc></draw:frame></text:p>
          <text:p text:style-name="P6"/>
          <text:p text:style-name="P7">Obviously, we can rewrite this as</text:p>
          <text:p text:style-name="P7"/>
          <text:p text:style-name="P6"><draw:frame draw:style-name="fr1" draw:name="Object105" text:anchor-type="as-char" svg:y="-0.2083in" svg:width="2.3602in" svg:height="0.3374in" draw:z-index="51"><draw:object xlink:href="./Object 105" xlink:type="simple" xlink:show="embed" xlink:actuate="onLoad"/><draw:image xlink:href="./ObjectReplacements/Object 105" xlink:type="simple" xlink:show="embed" xlink:actuate="onLoad"/><svg:desc>formula</svg:desc></draw:frame></text:p>
          <text:p text:style-name="P6"/>
          <text:p text:style-name="P7">If we compare this result to (5.7), and we define the following O(log n) function</text:p>
          <text:p text:style-name="P7"/>
          <text:p text:style-name="P6"><draw:frame draw:style-name="fr1" draw:name="Object106" text:anchor-type="as-char" svg:y="-0.2043in" svg:width="2.3209in" svg:height="0.3283in" draw:z-index="54"><draw:object xlink:href="./Object 106" xlink:type="simple" xlink:show="embed" xlink:actuate="onLoad"/><draw:image xlink:href="./ObjectReplacements/Object 106" xlink:type="simple" xlink:show="embed" xlink:actuate="onLoad"/><svg:desc>formula</svg:desc></draw:frame></text:p>
          <text:p text:style-name="P6"/>
          <text:p text:style-name="P7">then that means</text:p>
          <text:p text:style-name="P7"/>
          <text:p text:style-name="P7"><draw:frame draw:style-name="fr1" draw:name="Object107" text:anchor-type="as-char" svg:y="-1.2189in" svg:width="3.1138in" svg:height="2.3882in" draw:z-index="55"><draw:object xlink:href="./Object 107" xlink:type="simple" xlink:show="embed" xlink:actuate="onLoad"/><draw:image xlink:href="./ObjectReplacements/Object 107" xlink:type="simple" xlink:show="embed" xlink:actuate="onLoad"/><svg:desc>formula</svg:desc></draw:frame></text:p>
          <text:p text:style-name="P12">(5.8)</text:p>
          <text:p text:style-name="P3">6. Odds and Ends</text:p>
          <text:p text:style-name="P3"/>
          <text:p text:style-name="P7">Although this paper won't cover the topic, a wide range of noteworthy arithmetic summatory functions can be expressed in a fashion similar to (5.1) and (5.2). <text:s/>Consequently, the approach taken in section 5 can also be applied to them.</text:p>
          <text:p text:style-name="P7"/>
          <text:p text:style-name="P13"><text:span text:style-name="T4">Special thanks to </text:span><text:span text:style-name="T3">J. Mangaldan from math.stackexchange.com for providing the explicit method for transforming (2.2) into (2.5); I knew (2.2) seemed to be the Logarithmic Integral, but I wasn't quite sure why.</text:span></text:p>
          <text:p text:style-name="P14"/>
          <text:p text:style-name="P13"><text:span text:style-name="T3">Special thanks to Professor Mark Coffey, who provided helpful feedback and a few notes about (3.3) at </text:span><text:a xlink:type="simple" xlink:href="http://www.icecreambreakfast.com/primecount/note%20on%20McKenzie%20sums.pdf" text:style-name="Internet_20_link" text:visited-style-name="Visited_20_Internet_20_Link"><text:span text:style-name="T3">http://www.icecreambreakfast.com/primecount/note%20on%20McKenzie%20sums.pdf</text:span></text:a><text:span text:style-name="T3"> , which was a response to a previous threadbare write up of mine at <text:s text:c="2"/></text:span><text:a xlink:type="simple" xlink:href="http://www.icecreambreakfast.com/primecount/note%20on%20McKenzie%20sums.pdf" text:style-name="Internet_20_link" text:visited-style-name="Visited_20_Internet_20_Link"><text:span text:style-name="T3">http://www.icecreambreakfast.com/primecount/mckenzie_math.old.pdf</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9T21:28:00.45</meta:creation-date>
    <dc:date>2016-05-08T13:07:21.081000000</dc:date>
    <meta:editing-duration>P2DT43M31S</meta:editing-duration>
    <meta:editing-cycles>111</meta:editing-cycles>
    <meta:generator>LibreOffice/5.0.0.5$Windows_x86 LibreOffice_project/1b1a90865e348b492231e1c451437d7a15bb262b</meta:generator>
    <meta:document-statistic meta:table-count="0" meta:image-count="0" meta:object-count="126" meta:page-count="6" meta:paragraph-count="195" meta:word-count="1245" meta:character-count="7728" meta:non-whitespace-character-count="6391"/>
  </office:meta>
</office:document-meta>
</file>

<file path=Object 1/content.xml><?xml version="1.0" encoding="utf-8"?>
<math xmlns="http://www.w3.org/1998/Math/MathML">
  <semantics>
    <mrow>
      <mrow>
        <mrow>
          <mfrac>
            <mrow>
              <mo stretchy="false">Λ</mo>
              <mrow>
                <mo stretchy="false">(</mo>
                <mrow>
                  <mi>n</mi>
                </mrow>
                <mo stretchy="false">)</mo>
              </mrow>
            </mrow>
            <mrow>
              <mi>log</mi>
              <mi>n</mi>
            </mrow>
          </mfrac>
        </mrow>
        <mo stretchy="false">=</mo>
        <mrow>
          <munderover>
            <mo stretchy="false">∑</mo>
            <mrow>
              <mi>k</mi>
              <mo stretchy="false">=</mo>
              <mn>1</mn>
            </mrow>
            <mrow>
              <mo stretchy="false">⌊</mo>
              <mrow>
                <msub>
                  <mi>log</mi>
                  <mn>2</mn>
                </msub>
                <mi>n</mi>
              </mrow>
              <mo stretchy="false">⌋</mo>
            </mrow>
          </munderover>
          <mrow>
            <mrow>
              <mfrac>
                <mrow>
                  <mo stretchy="false">−</mo>
                  <msup>
                    <mn>1</mn>
                    <mrow>
                      <mrow>
                        <mi>k</mi>
                        <mo stretchy="false">+</mo>
                        <mn>1</mn>
                      </mrow>
                    </mrow>
                  </msup>
                </mrow>
                <mi>k</mi>
              </mfrac>
            </mrow>
            <msub>
              <mi>d</mi>
              <mi>k</mi>
            </msub>
            <mi>'</mi>
            <mrow>
              <mo stretchy="false">(</mo>
              <mrow>
                <mi>n</mi>
              </mrow>
              <mo stretchy="false">)</mo>
            </mrow>
          </mrow>
        </mrow>
      </mrow>
    </mrow>
    <annotation encoding="StarMath 5.0">{{%LAMBDA(n)} over { log n}} = sum from k = 1 to lfloor log_2 n rfloor {{-1^{k+1} over k} d_k'(n)}
</annotation>
  </semantics>
</math>
</file>

<file path=Object 10/content.xml><?xml version="1.0" encoding="utf-8"?>
<math xmlns="http://www.w3.org/1998/Math/MathML">
  <semantics>
    <mrow>
      <mo stretchy="false">π</mo>
      <mrow>
        <mo stretchy="false">(</mo>
        <mrow>
          <mi>n</mi>
        </mrow>
        <mo stretchy="false">)</mo>
      </mrow>
    </mrow>
    <annotation encoding="StarMath 5.0">%pi(n)
</annotation>
  </semantics>
</math>
</file>

<file path=Object 100/content.xml><?xml version="1.0" encoding="utf-8"?>
<math xmlns="http://www.w3.org/1998/Math/MathML">
  <semantics>
    <mtable>
      <mtr>
        <mtd>
          <mrow>
            <mo stretchy="false">ψ</mo>
            <mrow>
              <mrow>
                <mo stretchy="false">(</mo>
                <mrow>
                  <mi>n</mi>
                </mrow>
                <mo stretchy="false">)</mo>
              </mrow>
              <mo stretchy="false">=</mo>
              <mrow>
                <mrow>
                  <mo stretchy="false">(</mo>
                  <mrow>
                    <mrow>
                      <munderover>
                        <mo stretchy="false">∑</mo>
                        <mrow>
                          <mi>x</mi>
                          <mo stretchy="false">=</mo>
                          <mn>2</mn>
                        </mrow>
                        <mi>n</mi>
                      </munderover>
                      <mi>log</mi>
                    </mrow>
                    <mi>x</mi>
                  </mrow>
                  <mo stretchy="false">)</mo>
                </mrow>
                <mo stretchy="false">−</mo>
                <mrow>
                  <mo stretchy="false">(</mo>
                  <mrow>
                    <mrow>
                      <munderover>
                        <mo stretchy="false">∑</mo>
                        <mrow>
                          <mi>x</mi>
                          <mo stretchy="false">=</mo>
                          <mn>2</mn>
                        </mrow>
                        <mi>n</mi>
                      </munderover>
                      <mrow>
                        <munderover>
                          <mo stretchy="false">∑</mo>
                          <mrow>
                            <mi>y</mi>
                            <mo stretchy="false">=</mo>
                            <mn>2</mn>
                          </mrow>
                          <mrow>
                            <mrow>
                              <mo stretchy="false">⌊</mo>
                              <mrow>
                                <mfrac>
                                  <mi>n</mi>
                                  <mi>x</mi>
                                </mfrac>
                              </mrow>
                              <mo stretchy="false">⌋</mo>
                            </mrow>
                          </mrow>
                        </munderover>
                        <mi>log</mi>
                      </mrow>
                    </mrow>
                    <mi>y</mi>
                  </mrow>
                  <mo stretchy="false">)</mo>
                </mrow>
              </mrow>
            </mrow>
            <mtext>                                   </mtext>
            <mtext/>
          </mrow>
        </mtd>
      </mtr>
      <mtr>
        <mtd>
          <mrow>
            <mrow>
              <mrow>
                <mrow>
                  <mo stretchy="false">+</mo>
                  <mrow>
                    <mo stretchy="false">(</mo>
                    <mrow>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i>log</mi>
                          </mrow>
                        </mrow>
                      </mrow>
                      <mi>z</mi>
                    </mrow>
                    <mo stretchy="false">)</mo>
                  </mrow>
                </mrow>
                <mo stretchy="false">−</mo>
                <mrow>
                  <mo stretchy="false">(</mo>
                  <mrow>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row>
                            <munderover>
                              <mo stretchy="false">∑</mo>
                              <mrow>
                                <mi>w</mi>
                                <mo stretchy="false">=</mo>
                                <mn>2</mn>
                              </mrow>
                              <mrow>
                                <mrow>
                                  <mo stretchy="false">⌊</mo>
                                  <mrow>
                                    <mfrac>
                                      <mi>n</mi>
                                      <mrow>
                                        <mi>x</mi>
                                        <mi>y</mi>
                                        <mi>z</mi>
                                      </mrow>
                                    </mfrac>
                                  </mrow>
                                  <mo stretchy="false">⌋</mo>
                                </mrow>
                              </mrow>
                            </munderover>
                            <mi>log</mi>
                          </mrow>
                        </mrow>
                      </mrow>
                    </mrow>
                    <mi>w</mi>
                  </mrow>
                  <mo stretchy="false">)</mo>
                </mrow>
              </mrow>
              <mo stretchy="false">+</mo>
              <mn>...</mn>
            </mrow>
          </mrow>
        </mtd>
      </mtr>
    </mtable>
    <annotation encoding="StarMath 5.0">%psi(n) = (sum from x = 2 to n log x) - (sum from x = 2 to n sum from y = 2 to { lfloor n over x rfloor } log y) "                                   "
"" newline + (sum from x = 2 to n sum from y = 2 to { lfloor n over x rfloor }sum from z = 2 to { lfloor n over {x y } rfloor }log z) - (sum from x = 2 to n sum from y = 2 to {lfloor n over x rfloor}sum from z = 2 to {lfloor n over {x y } rfloor}sum from w = 2 to {lfloor n over {x y z } rfloor}log w) + ...
</annotation>
  </semantics>
</math>
</file>

<file path=Object 101/content.xml><?xml version="1.0" encoding="utf-8"?>
<math xmlns="http://www.w3.org/1998/Math/MathML">
  <semantics>
    <mrow>
      <mo stretchy="false">ψ</mo>
      <mrow>
        <mo stretchy="false">(</mo>
        <mrow>
          <mi>n</mi>
        </mrow>
        <mo stretchy="false">)</mo>
      </mrow>
    </mrow>
    <annotation encoding="StarMath 5.0">%psi(n)
</annotation>
  </semantics>
</math>
</file>

<file path=Object 102/content.xml><?xml version="1.0" encoding="utf-8"?>
<math xmlns="http://www.w3.org/1998/Math/MathML">
  <semantics>
    <mtable>
      <mtr>
        <mtd>
          <mrow>
            <mrow>
              <mi>n</mi>
              <mo stretchy="false">−</mo>
              <mo stretchy="false">ψ</mo>
            </mrow>
            <mrow>
              <mrow>
                <mo stretchy="false">(</mo>
                <mrow>
                  <mi>n</mi>
                </mrow>
                <mo stretchy="false">)</mo>
              </mrow>
              <mo stretchy="false">=</mo>
              <mtext>                                                                     </mtext>
            </mrow>
            <mtext/>
          </mrow>
        </mtd>
      </mtr>
      <mtr>
        <mtd>
          <mrow>
            <mrow>
              <mo stretchy="false">−</mo>
              <mi>log</mi>
            </mrow>
            <mrow>
              <mi>n</mi>
              <mo stretchy="false">−</mo>
              <mn>1</mn>
            </mrow>
            <mtext>                                                                       </mtext>
            <mtext/>
          </mrow>
        </mtd>
      </mtr>
      <mtr>
        <mtd>
          <mrow>
            <mrow>
              <mtext/>
              <mo stretchy="false">+</mo>
              <mrow>
                <mo stretchy="false">(</mo>
                <mrow>
                  <mrow>
                    <munderover>
                      <mo stretchy="false">∫</mo>
                      <mn>1</mn>
                      <mi>n</mi>
                    </munderover>
                    <mi>log</mi>
                  </mrow>
                  <mi>x</mi>
                  <mrow>
                    <mi mathvariant="italic">dx</mi>
                    <mo stretchy="false">−</mo>
                    <mrow>
                      <munderover>
                        <mo stretchy="false">∑</mo>
                        <mrow>
                          <mi>x</mi>
                          <mo stretchy="false">=</mo>
                          <mn>2</mn>
                        </mrow>
                        <mi>n</mi>
                      </munderover>
                      <mi>log</mi>
                    </mrow>
                  </mrow>
                  <mi>x</mi>
                </mrow>
                <mo stretchy="false">)</mo>
              </mrow>
            </mrow>
            <mtext/>
          </mrow>
        </mtd>
      </mtr>
      <mtr>
        <mtd>
          <mrow>
            <mrow>
              <mtext/>
              <mo stretchy="false">−</mo>
              <mrow>
                <mo stretchy="false">(</mo>
                <mrow>
                  <mrow>
                    <munderover>
                      <mo stretchy="false">∫</mo>
                      <mn>1</mn>
                      <mi>n</mi>
                    </munderover>
                    <mrow>
                      <munderover>
                        <mo stretchy="false">∫</mo>
                        <mn>1</mn>
                        <mrow>
                          <mfrac>
                            <mi>n</mi>
                            <mi>x</mi>
                          </mfrac>
                        </mrow>
                      </munderover>
                      <mi>log</mi>
                    </mrow>
                  </mrow>
                  <mi>y</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i>log</mi>
                      </mrow>
                    </mrow>
                  </mrow>
                  <mi>y</mi>
                </mrow>
                <mo stretchy="false">)</mo>
              </mrow>
            </mrow>
            <mtext/>
          </mrow>
        </mtd>
      </mtr>
      <mtr>
        <mtd>
          <mrow>
            <mrow>
              <mtext/>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i>log</mi>
                      </mrow>
                    </mrow>
                  </mrow>
                  <mi>z</mi>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i>log</mi>
                        </mrow>
                      </mrow>
                    </mrow>
                  </mrow>
                  <mi>z</mi>
                </mrow>
                <mo stretchy="false">)</mo>
              </mrow>
            </mrow>
            <mtext/>
          </mrow>
        </mtd>
      </mtr>
      <mtr>
        <mtd>
          <mrow>
            <mrow>
              <mtext/>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row>
                          <munderover>
                            <mo stretchy="false">∫</mo>
                            <mn>1</mn>
                            <mrow>
                              <mfrac>
                                <mi>n</mi>
                                <mrow>
                                  <mi>x</mi>
                                  <mi>y</mi>
                                  <mi>z</mi>
                                </mrow>
                              </mfrac>
                            </mrow>
                          </munderover>
                          <mi>log</mi>
                        </mrow>
                      </mrow>
                    </mrow>
                  </mrow>
                  <mi>w</mi>
                  <mi mathvariant="italic">dw</mi>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row>
                            <munderover>
                              <mo stretchy="false">∑</mo>
                              <mrow>
                                <mi>w</mi>
                                <mo stretchy="false">=</mo>
                                <mn>2</mn>
                              </mrow>
                              <mrow>
                                <mrow>
                                  <mo stretchy="false">⌊</mo>
                                  <mrow>
                                    <mfrac>
                                      <mi>n</mi>
                                      <mrow>
                                        <mi>x</mi>
                                        <mi>y</mi>
                                        <mi>z</mi>
                                      </mrow>
                                    </mfrac>
                                  </mrow>
                                  <mo stretchy="false">⌋</mo>
                                </mrow>
                              </mrow>
                            </munderover>
                            <mi>log</mi>
                          </mrow>
                        </mrow>
                      </mrow>
                    </mrow>
                  </mrow>
                  <mi>w</mi>
                </mrow>
                <mo stretchy="false">)</mo>
              </mrow>
            </mrow>
            <mtext/>
          </mrow>
        </mtd>
      </mtr>
      <mtr>
        <mtd>
          <mrow>
            <mrow>
              <mtext/>
              <mo stretchy="false">+</mo>
              <mn>...</mn>
            </mrow>
          </mrow>
        </mtd>
      </mtr>
    </mtable>
    <annotation encoding="StarMath 5.0">n - %psi(n) = "                                                                     "
"" newline - log n - 1"                                                                       "
"" newline "" + (int from 1 to n log x dx - sum from x = 2 to n log x)
"" newline "" - (int from 1 to n int from 1 to { n over x } log y dy dx - sum from x = 2 to n sum from y = 2 to { lfloor n over x rfloor } log y)
"" newline "" + (int from 1 to n int from 1 to { n over x } int from 1 to { n over {x y } } log z dz dy dx - sum from x = 2 to n sum from y = 2 to { lfloor n over x rfloor }sum from z = 2 to { lfloor n over {x y } rfloor }log z)
"" newline "" - (int from 1 to n int from 1 to { n over x }int from 1 to { n over {x y } }int from 1 to { n over {x y z } } log w dw dz dy dx - sum from x = 2 to n sum from y = 2 to { lfloor n over x rfloor }sum from z = 2 to { lfloor n over {x y } rfloor }sum from w = 2 to { lfloor n over {x y z } rfloor }log w)
"" newline "" + ...</annotation>
  </semantics>
</math>
</file>

<file path=Object 103/content.xml><?xml version="1.0" encoding="utf-8"?>
<math xmlns="http://www.w3.org/1998/Math/MathML">
  <semantics>
    <mrow>
      <mo stretchy="false">ψ</mo>
      <mrow>
        <mo stretchy="false">(</mo>
        <mrow>
          <mi>n</mi>
        </mrow>
        <mo stretchy="false">)</mo>
      </mrow>
    </mrow>
    <annotation encoding="StarMath 5.0">%psi(n)
</annotation>
  </semantics>
</math>
</file>

<file path=Object 104/content.xml><?xml version="1.0" encoding="utf-8"?>
<math xmlns="http://www.w3.org/1998/Math/MathML">
  <semantics>
    <mrow>
      <mo stretchy="false">ψ</mo>
      <mrow>
        <mrow>
          <mo stretchy="false">(</mo>
          <mrow>
            <mi>n</mi>
          </mrow>
          <mo stretchy="false">)</mo>
        </mrow>
        <mo stretchy="false">=</mo>
        <mrow>
          <mrow>
            <mrow>
              <mi>n</mi>
              <mo stretchy="false">−</mo>
              <mrow>
                <munder>
                  <mo stretchy="false">∑</mo>
                  <mo stretchy="false">ρ</mo>
                </munder>
                <mrow>
                  <mfrac>
                    <msup>
                      <mi>n</mi>
                      <mo stretchy="false">ρ</mo>
                    </msup>
                    <mo stretchy="false">ρ</mo>
                  </mfrac>
                </mrow>
              </mrow>
            </mrow>
            <mo stretchy="false">−</mo>
            <mrow>
              <mfrac>
                <mrow>
                  <mo stretchy="false">ζ</mo>
                  <mi>'</mi>
                  <mrow>
                    <mo stretchy="false">(</mo>
                    <mrow>
                      <mn>0</mn>
                    </mrow>
                    <mo stretchy="false">)</mo>
                  </mrow>
                </mrow>
                <mrow>
                  <mo stretchy="false">ζ</mo>
                  <mrow>
                    <mo stretchy="false">(</mo>
                    <mrow>
                      <mn>0</mn>
                    </mrow>
                    <mo stretchy="false">)</mo>
                  </mrow>
                </mrow>
              </mfrac>
            </mrow>
          </mrow>
          <mo stretchy="false">−</mo>
          <mfrac>
            <mn>1</mn>
            <mn>2</mn>
          </mfrac>
        </mrow>
      </mrow>
      <mi>log</mi>
      <mrow>
        <mo stretchy="false">(</mo>
        <mrow>
          <mrow>
            <mn>1</mn>
            <mo stretchy="false">−</mo>
            <msup>
              <mi>n</mi>
              <mrow>
                <mo stretchy="false">−</mo>
                <mn>2</mn>
              </mrow>
            </msup>
          </mrow>
        </mrow>
        <mo stretchy="false">)</mo>
      </mrow>
    </mrow>
    <annotation encoding="StarMath 5.0">%psi(n) = n - sum from %rho { n^%rho over %rho } - { {%zeta'(0)} over {%zeta(0)}  } - 1 over 2 log( 1 - n^-2)</annotation>
  </semantics>
</math>
</file>

<file path=Object 105/content.xml><?xml version="1.0" encoding="utf-8"?>
<math xmlns="http://www.w3.org/1998/Math/MathML">
  <semantics>
    <mrow>
      <mrow>
        <mi>n</mi>
        <mo stretchy="false">−</mo>
        <mo stretchy="false">ψ</mo>
      </mrow>
      <mrow>
        <mrow>
          <mo stretchy="false">(</mo>
          <mrow>
            <mi>n</mi>
          </mrow>
          <mo stretchy="false">)</mo>
        </mrow>
        <mo stretchy="false">=</mo>
        <mrow>
          <mrow>
            <mrow>
              <munder>
                <mo stretchy="false">∑</mo>
                <mo stretchy="false">ρ</mo>
              </munder>
              <mrow>
                <mfrac>
                  <msup>
                    <mi>n</mi>
                    <mo stretchy="false">ρ</mo>
                  </msup>
                  <mo stretchy="false">ρ</mo>
                </mfrac>
              </mrow>
            </mrow>
            <mo stretchy="false">+</mo>
            <mrow>
              <mfrac>
                <mrow>
                  <mo stretchy="false">ζ</mo>
                  <mi>'</mi>
                  <mrow>
                    <mo stretchy="false">(</mo>
                    <mrow>
                      <mn>0</mn>
                    </mrow>
                    <mo stretchy="false">)</mo>
                  </mrow>
                </mrow>
                <mrow>
                  <mo stretchy="false">ζ</mo>
                  <mrow>
                    <mo stretchy="false">(</mo>
                    <mrow>
                      <mn>0</mn>
                    </mrow>
                    <mo stretchy="false">)</mo>
                  </mrow>
                </mrow>
              </mfrac>
            </mrow>
          </mrow>
          <mo stretchy="false">+</mo>
          <mfrac>
            <mn>1</mn>
            <mn>2</mn>
          </mfrac>
        </mrow>
      </mrow>
      <mi>log</mi>
      <mrow>
        <mo stretchy="false">(</mo>
        <mrow>
          <mrow>
            <mn>1</mn>
            <mo stretchy="false">−</mo>
            <msup>
              <mi>n</mi>
              <mrow>
                <mo stretchy="false">−</mo>
                <mn>2</mn>
              </mrow>
            </msup>
          </mrow>
        </mrow>
        <mo stretchy="false">)</mo>
      </mrow>
    </mrow>
    <annotation encoding="StarMath 5.0">n - %psi(n) =  sum from %rho { n^%rho over %rho } + { {%zeta'(0)} over {%zeta(0)}  } + 1 over 2 log( 1 - n^-2)</annotation>
  </semantics>
</math>
</file>

<file path=Object 106/content.xml><?xml version="1.0" encoding="utf-8"?>
<math xmlns="http://www.w3.org/1998/Math/MathML">
  <semantics>
    <mrow>
      <mi>E</mi>
      <mrow>
        <mrow>
          <mo stretchy="false">(</mo>
          <mrow>
            <mi>n</mi>
          </mrow>
          <mo stretchy="false">)</mo>
        </mrow>
        <mo stretchy="false">=</mo>
        <mi>log</mi>
      </mrow>
      <mn>2</mn>
      <mrow>
        <mo stretchy="false">π</mo>
        <mo stretchy="false">+</mo>
        <mfrac>
          <mn>1</mn>
          <mn>2</mn>
        </mfrac>
      </mrow>
      <mi>log</mi>
      <mrow>
        <mrow>
          <mo stretchy="false">(</mo>
          <mrow>
            <mrow>
              <mn>1</mn>
              <mo stretchy="false">−</mo>
              <msup>
                <mi>n</mi>
                <mrow>
                  <mo stretchy="false">−</mo>
                  <mn>2</mn>
                </mrow>
              </msup>
            </mrow>
          </mrow>
          <mo stretchy="false">)</mo>
        </mrow>
        <mo stretchy="false">+</mo>
        <mi>log</mi>
      </mrow>
      <mrow>
        <mi>n</mi>
        <mo stretchy="false">+</mo>
        <mn>1</mn>
      </mrow>
    </mrow>
    <annotation encoding="StarMath 5.0">E(n) = log 2%pi + 1 over 2 log( 1 - n^-2) + log n + 1</annotation>
  </semantics>
</math>
</file>

<file path=Object 107/content.xml><?xml version="1.0" encoding="utf-8"?>
<math xmlns="http://www.w3.org/1998/Math/MathML">
  <semantics>
    <mtable>
      <mtr>
        <mtd>
          <mrow>
            <mrow>
              <mrow>
                <munder>
                  <mo stretchy="false">∑</mo>
                  <mo stretchy="false">ρ</mo>
                </munder>
                <mrow>
                  <mfrac>
                    <msup>
                      <mi>n</mi>
                      <mo stretchy="false">ρ</mo>
                    </msup>
                    <mo stretchy="false">ρ</mo>
                  </mfrac>
                </mrow>
              </mrow>
              <mo stretchy="false">+</mo>
              <mi>E</mi>
            </mrow>
            <mrow>
              <mrow>
                <mo stretchy="false">(</mo>
                <mrow>
                  <mi>n</mi>
                </mrow>
                <mo stretchy="false">)</mo>
              </mrow>
              <mo stretchy="false">=</mo>
              <mtext>                                                            </mtext>
            </mrow>
            <mtext/>
          </mrow>
        </mtd>
      </mtr>
      <mtr>
        <mtd>
          <mrow>
            <mtext>  </mtext>
            <mrow>
              <mo stretchy="false">(</mo>
              <mrow>
                <mrow>
                  <munderover>
                    <mo stretchy="false">∫</mo>
                    <mn>1</mn>
                    <mi>n</mi>
                  </munderover>
                  <mi>log</mi>
                </mrow>
                <mi>x</mi>
                <mrow>
                  <mi mathvariant="italic">dx</mi>
                  <mo stretchy="false">−</mo>
                  <mrow>
                    <munderover>
                      <mo stretchy="false">∑</mo>
                      <mrow>
                        <mi>x</mi>
                        <mo stretchy="false">=</mo>
                        <mn>2</mn>
                      </mrow>
                      <mi>n</mi>
                    </munderover>
                    <mi>log</mi>
                  </mrow>
                </mrow>
                <mi>x</mi>
              </mrow>
              <mo stretchy="false">)</mo>
            </mrow>
            <mtext/>
          </mrow>
        </mtd>
      </mtr>
      <mtr>
        <mtd>
          <mrow>
            <mrow>
              <mtext/>
              <mo stretchy="false">−</mo>
              <mrow>
                <mo stretchy="false">(</mo>
                <mrow>
                  <mrow>
                    <munderover>
                      <mo stretchy="false">∫</mo>
                      <mn>1</mn>
                      <mi>n</mi>
                    </munderover>
                    <mrow>
                      <munderover>
                        <mo stretchy="false">∫</mo>
                        <mn>1</mn>
                        <mrow>
                          <mfrac>
                            <mi>n</mi>
                            <mi>x</mi>
                          </mfrac>
                        </mrow>
                      </munderover>
                      <mi>log</mi>
                    </mrow>
                  </mrow>
                  <mi>y</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i>log</mi>
                      </mrow>
                    </mrow>
                  </mrow>
                  <mi>y</mi>
                </mrow>
                <mo stretchy="false">)</mo>
              </mrow>
            </mrow>
            <mtext/>
          </mrow>
        </mtd>
      </mtr>
      <mtr>
        <mtd>
          <mrow>
            <mrow>
              <mtext/>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i>log</mi>
                      </mrow>
                    </mrow>
                  </mrow>
                  <mi>z</mi>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i>log</mi>
                        </mrow>
                      </mrow>
                    </mrow>
                  </mrow>
                  <mi>z</mi>
                </mrow>
                <mo stretchy="false">)</mo>
              </mrow>
            </mrow>
            <mtext/>
          </mrow>
        </mtd>
      </mtr>
      <mtr>
        <mtd>
          <mrow>
            <mrow>
              <mtext/>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row>
                          <munderover>
                            <mo stretchy="false">∫</mo>
                            <mn>1</mn>
                            <mrow>
                              <mfrac>
                                <mi>n</mi>
                                <mrow>
                                  <mi>x</mi>
                                  <mi>y</mi>
                                  <mi>z</mi>
                                </mrow>
                              </mfrac>
                            </mrow>
                          </munderover>
                          <mi>log</mi>
                        </mrow>
                      </mrow>
                    </mrow>
                  </mrow>
                  <mi>w</mi>
                  <mi mathvariant="italic">dw</mi>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x</mi>
                                      <mi>y</mi>
                                    </mrow>
                                  </mfrac>
                                </mrow>
                                <mo stretchy="false">⌋</mo>
                              </mrow>
                            </mrow>
                          </munderover>
                          <mrow>
                            <munderover>
                              <mo stretchy="false">∑</mo>
                              <mrow>
                                <mi>w</mi>
                                <mo stretchy="false">=</mo>
                                <mn>2</mn>
                              </mrow>
                              <mrow>
                                <mrow>
                                  <mo stretchy="false">⌊</mo>
                                  <mrow>
                                    <mfrac>
                                      <mi>n</mi>
                                      <mrow>
                                        <mi>x</mi>
                                        <mi>y</mi>
                                        <mi>z</mi>
                                      </mrow>
                                    </mfrac>
                                  </mrow>
                                  <mo stretchy="false">⌋</mo>
                                </mrow>
                              </mrow>
                            </munderover>
                            <mi>log</mi>
                          </mrow>
                        </mrow>
                      </mrow>
                    </mrow>
                  </mrow>
                  <mi>w</mi>
                </mrow>
                <mo stretchy="false">)</mo>
              </mrow>
            </mrow>
            <mtext/>
          </mrow>
        </mtd>
      </mtr>
      <mtr>
        <mtd>
          <mrow>
            <mrow>
              <mtext/>
              <mo stretchy="false">+</mo>
              <mn>...</mn>
            </mrow>
          </mrow>
        </mtd>
      </mtr>
    </mtable>
    <annotation encoding="StarMath 5.0">sum from %rho { n^%rho over %rho} + E(n) = "                                                            "
"" newline "  "  (int from 1 to n log x dx - sum from x = 2 to n log x)
"" newline "" - (int from 1 to n int from 1 to { n over x } log y dy dx - sum from x = 2 to n sum from y = 2 to { lfloor n over x rfloor } log y)
"" newline "" + (int from 1 to n int from 1 to { n over x } int from 1 to { n over {x y } } log z dz dy dx - sum from x = 2 to n sum from y = 2 to { lfloor n over x  rfloor }sum from z = 2 to { lfloor n over {x y } rfloor }log z)
"" newline "" - (int from 1 to n int from 1 to { n over x }int from 1 to { n over {x y } }int from 1 to { n over {x y z } } log w dw dz dy dx - sum from x = 2 to n sum from y = 2 to { lfloor n over x rfloor }sum from z = 2 to { lfloor n over {x y } rfloor }sum from w = 2 to { lfloor n over {x y z } rfloor }log w)
"" newline "" + ...</annotation>
  </semantics>
</math>
</file>

<file path=Object 108/content.xml><?xml version="1.0" encoding="utf-8"?>
<math xmlns="http://www.w3.org/1998/Math/MathML">
  <semantics>
    <mrow>
      <mo stretchy="false">ψ</mo>
      <mrow>
        <mo stretchy="false">(</mo>
        <mrow>
          <mi>n</mi>
        </mrow>
        <mo stretchy="false">)</mo>
      </mrow>
    </mrow>
    <annotation encoding="StarMath 5.0">%psi(n)
</annotation>
  </semantics>
</math>
</file>

<file path=Object 109/content.xml><?xml version="1.0" encoding="utf-8"?>
<math xmlns="http://www.w3.org/1998/Math/MathML">
  <semantics>
    <mrow>
      <mrow>
        <mrow>
          <munderover>
            <mo stretchy="false">∫</mo>
            <mn>0</mn>
            <mi>n</mi>
          </munderover>
          <mi mathvariant="italic">dx</mi>
        </mrow>
        <mo stretchy="false">−</mo>
        <mrow>
          <mfrac>
            <mn>1</mn>
            <mn>2</mn>
          </mfrac>
        </mrow>
      </mrow>
      <mrow>
        <munderover>
          <mo stretchy="false">∫</mo>
          <mn>1</mn>
          <mi>n</mi>
        </munderover>
        <mrow>
          <munderover>
            <mo stretchy="false">∫</mo>
            <mn>0</mn>
            <mrow>
              <mfrac>
                <mi>n</mi>
                <mi>x</mi>
              </mfrac>
            </mrow>
          </munderover>
          <mi mathvariant="italic">dy</mi>
        </mrow>
      </mrow>
      <mrow>
        <mi mathvariant="italic">dx</mi>
        <mo stretchy="false">+</mo>
        <mrow>
          <mfrac>
            <mn>1</mn>
            <mn>3</mn>
          </mfrac>
        </mrow>
      </mrow>
      <mrow>
        <munderover>
          <mo stretchy="false">∫</mo>
          <mn>1</mn>
          <mi>n</mi>
        </munderover>
        <mrow>
          <munderover>
            <mo stretchy="false">∫</mo>
            <mn>1</mn>
            <mrow>
              <mfrac>
                <mi>n</mi>
                <mi>x</mi>
              </mfrac>
            </mrow>
          </munderover>
          <mrow>
            <munderover>
              <mo stretchy="false">∫</mo>
              <mn>0</mn>
              <mrow>
                <mfrac>
                  <mi>n</mi>
                  <mrow>
                    <mi mathvariant="italic">xy</mi>
                  </mrow>
                </mfrac>
              </mrow>
            </munderover>
            <mi mathvariant="italic">dz</mi>
          </mrow>
        </mrow>
      </mrow>
      <mi mathvariant="italic">dy</mi>
      <mrow>
        <mi mathvariant="italic">dx</mi>
        <mo stretchy="false">−</mo>
        <mrow>
          <mfrac>
            <mn>1</mn>
            <mn>4</mn>
          </mfrac>
        </mrow>
      </mrow>
      <mn>...</mn>
    </mrow>
    <annotation encoding="StarMath 5.0">int from 0 to n dx - { 1 over 2 } int from 1 to n int from 0 to { n over x } dy dx + { 1 over 3 }int from 1 to n int from 1 to { n over x } int from 0 to { n over {xy}} dz dy dx - {1 over 4}...</annotation>
  </semantics>
</math>
</file>

<file path=Object 11/content.xml><?xml version="1.0" encoding="utf-8"?>
<math xmlns="http://www.w3.org/1998/Math/MathML">
  <semantics>
    <mrow>
      <mrow>
        <mrow>
          <mrow>
            <mrow>
              <msub>
                <mi>a</mi>
                <mn>1</mn>
              </msub>
              <mo stretchy="false">⋅</mo>
              <msub>
                <mi>a</mi>
                <mn>2</mn>
              </msub>
            </mrow>
            <mo stretchy="false">⋅</mo>
            <mn>...</mn>
          </mrow>
          <mo stretchy="false">⋅</mo>
          <msub>
            <mi>a</mi>
            <mi>k</mi>
          </msub>
        </mrow>
        <mo stretchy="false">=</mo>
        <mi>n</mi>
      </mrow>
    </mrow>
    <annotation encoding="StarMath 5.0">a_1 cdot a_2 cdot ... cdot a_k = n
</annotation>
  </semantics>
</math>
</file>

<file path=Object 110/content.xml><?xml version="1.0" encoding="utf-8"?>
<math xmlns="http://www.w3.org/1998/Math/MathML">
  <semantics>
    <mrow>
      <mrow>
        <mo stretchy="false">γ</mo>
        <mo stretchy="false">=</mo>
        <mn>.577215</mn>
      </mrow>
      <mn>...</mn>
    </mrow>
    <annotation encoding="StarMath 5.0">%gamma = .577215...</annotation>
  </semantics>
</math>
</file>

<file path=Object 111/content.xml><?xml version="1.0" encoding="utf-8"?>
<math xmlns="http://www.w3.org/1998/Math/MathML">
  <semantics>
    <mrow>
      <msub>
        <mi>A</mi>
        <mo stretchy="false">Π</mo>
      </msub>
    </mrow>
    <annotation encoding="StarMath 5.0">A_%PI</annotation>
  </semantics>
</math>
</file>

<file path=Object 112/content.xml><?xml version="1.0" encoding="utf-8"?>
<math xmlns="http://www.w3.org/1998/Math/MathML">
  <semantics>
    <mrow>
      <mrow>
        <mrow>
          <munderover>
            <mo stretchy="false">∫</mo>
            <mn>1</mn>
            <mi>n</mi>
          </munderover>
          <mi mathvariant="italic">dx</mi>
        </mrow>
        <mo stretchy="false">−</mo>
        <mrow>
          <mfrac>
            <mn>1</mn>
            <mn>2</mn>
          </mfrac>
        </mrow>
      </mrow>
      <mrow>
        <munderover>
          <mo stretchy="false">∫</mo>
          <mn>1</mn>
          <mi>n</mi>
        </munderover>
        <mrow>
          <munderover>
            <mo stretchy="false">∫</mo>
            <mn>1</mn>
            <mrow>
              <mfrac>
                <mi>n</mi>
                <mi>x</mi>
              </mfrac>
            </mrow>
          </munderover>
          <mi mathvariant="italic">dy</mi>
        </mrow>
      </mrow>
      <mrow>
        <mi mathvariant="italic">dx</mi>
        <mo stretchy="false">+</mo>
        <mrow>
          <mfrac>
            <mn>1</mn>
            <mn>3</mn>
          </mfrac>
        </mrow>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frac>
            <mn>1</mn>
            <mn>4</mn>
          </mfrac>
        </mrow>
      </mrow>
      <mn>...</mn>
    </mrow>
    <annotation encoding="StarMath 5.0">int from 1 to n dx - { 1 over 2 } int from 1 to n int from 1 to { n over x } dy dx + { 1 over 3 }int from 1 to n int from 1 to { n over x } int from 1 to { n over {xy}} dz dy dx - {1 over 4}...</annotation>
  </semantics>
</math>
</file>

<file path=Object 113/content.xml><?xml version="1.0" encoding="utf-8"?>
<math xmlns="http://www.w3.org/1998/Math/MathML">
  <semantics>
    <mrow>
      <mrow>
        <mtext/>
        <mo stretchy="false">=</mo>
        <mi mathvariant="italic">li</mi>
      </mrow>
      <mrow>
        <mrow>
          <mo stretchy="false">(</mo>
          <mrow>
            <mi>n</mi>
          </mrow>
          <mo stretchy="false">)</mo>
        </mrow>
        <mo stretchy="false">−</mo>
        <mi>log</mi>
      </mrow>
      <mi>log</mi>
      <mrow>
        <mi>n</mi>
        <mo stretchy="false">−</mo>
        <mo stretchy="false">γ</mo>
      </mrow>
    </mrow>
    <annotation encoding="StarMath 5.0">""= li(n) - log log n - %gamma</annotation>
  </semantics>
</math>
</file>

<file path=Object 114/content.xml><?xml version="1.0" encoding="utf-8"?>
<math xmlns="http://www.w3.org/1998/Math/MathML">
  <semantics>
    <mrow>
      <mfrac>
        <mrow>
          <mrow>
            <mi>n</mi>
            <mo stretchy="false">−</mo>
            <mn>1</mn>
          </mrow>
        </mrow>
        <mrow>
          <mi>log</mi>
          <mi>n</mi>
        </mrow>
      </mfrac>
    </mrow>
    <annotation encoding="StarMath 5.0">{n - 1} over {log n }</annotation>
  </semantics>
</math>
</file>

<file path=Object 115/content.xml><?xml version="1.0" encoding="utf-8"?>
<math xmlns="http://www.w3.org/1998/Math/MathML">
  <semantics>
    <mrow>
      <mrow>
        <munder>
          <mo stretchy="false">∑</mo>
          <mo stretchy="false">ρ</mo>
        </munder>
        <mi mathvariant="italic">li</mi>
      </mrow>
      <mrow>
        <mrow>
          <mo stretchy="false">(</mo>
          <mrow>
            <msup>
              <mi>x</mi>
              <mo stretchy="false">ρ</mo>
            </msup>
          </mrow>
          <mo stretchy="false">)</mo>
        </mrow>
        <mo stretchy="false">+</mo>
        <mi>E</mi>
      </mrow>
      <mrow>
        <mrow>
          <mo stretchy="false">(</mo>
          <mrow>
            <mi>x</mi>
          </mrow>
          <mo stretchy="false">)</mo>
        </mrow>
        <mo stretchy="false">=</mo>
        <mtext/>
      </mrow>
    </mrow>
    <annotation encoding="StarMath 5.0">sum from %rho li(x^%rho) + E(x) = ""
</annotation>
  </semantics>
</math>
</file>

<file path=Object 116/content.xml><?xml version="1.0" encoding="utf-8"?>
<math xmlns="http://www.w3.org/1998/Math/MathML">
  <semantics>
    <mrow>
      <mrow>
        <mo stretchy="false">−</mo>
        <mrow>
          <mfrac>
            <mn>1</mn>
            <mn>2</mn>
          </mfrac>
        </mrow>
      </mrow>
      <mrow>
        <mo stretchy="false">(</mo>
        <mrow>
          <mrow>
            <munderover>
              <mo stretchy="false">∫</mo>
              <mn>1</mn>
              <mi>n</mi>
            </munderover>
            <mrow>
              <munderover>
                <mo stretchy="false">∫</mo>
                <mn>1</mn>
                <mrow>
                  <mfrac>
                    <mi>n</mi>
                    <mi>x</mi>
                  </mfrac>
                </mrow>
              </munderover>
              <mi mathvariant="italic">dy</mi>
            </mrow>
          </mrow>
          <mrow>
            <mrow>
              <mi mathvariant="italic">dx</mi>
              <mo stretchy="false">−</mo>
              <mrow>
                <munderover>
                  <mo stretchy="false">∑</mo>
                  <mrow>
                    <mi>x</mi>
                    <mo stretchy="false">=</mo>
                    <mn>2</mn>
                  </mrow>
                  <mi>n</mi>
                </munderover>
                <mrow>
                  <mrow>
                    <mfrac>
                      <mi>n</mi>
                      <mi>x</mi>
                    </mfrac>
                    <mo stretchy="false">−</mo>
                    <mn>1</mn>
                  </mrow>
                </mrow>
              </mrow>
            </mrow>
            <mo stretchy="false">+</mo>
            <mrow>
              <munderover>
                <mo stretchy="false">∑</mo>
                <mrow>
                  <mi>x</mi>
                  <mo stretchy="false">=</mo>
                  <mn>2</mn>
                </mrow>
                <mi>n</mi>
              </munderover>
              <mrow>
                <mtext>{</mtext>
                <mfrac>
                  <mi>n</mi>
                  <mi>x</mi>
                </mfrac>
                <mtext>}</mtext>
              </mrow>
            </mrow>
          </mrow>
        </mrow>
        <mo stretchy="false">)</mo>
      </mrow>
    </mrow>
    <annotation encoding="StarMath 5.0">- { 1 over 2 } (int from 1 to n int from 1 to { n over x } dy dx - sum from x = 2 to n {n over x - 1} + sum from x = 2 to n {"{"n over x"}"}) </annotation>
  </semantics>
</math>
</file>

<file path=Object 117/content.xml><?xml version="1.0" encoding="utf-8"?>
<math xmlns="http://www.w3.org/1998/Math/MathML">
  <semantics>
    <mrow>
      <mrow>
        <mo stretchy="false">+</mo>
        <mrow>
          <mfrac>
            <mn>1</mn>
            <mn>3</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row>
                      <mfrac>
                        <mi>n</mi>
                        <mi mathvariant="italic">xy</mi>
                      </mfrac>
                      <mo stretchy="false">−</mo>
                      <mn>1</mn>
                    </mrow>
                  </mrow>
                </mrow>
              </mrow>
            </mrow>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text>{</mtext>
                  <mfrac>
                    <mi>n</mi>
                    <mi mathvariant="italic">xy</mi>
                  </mfrac>
                  <mtext>}</mtext>
                </mrow>
              </mrow>
            </mrow>
          </mrow>
        </mrow>
        <mo stretchy="false">)</mo>
      </mrow>
    </mrow>
    <annotation encoding="StarMath 5.0">+ { 1 over 3 }(int from 1 to n int from 1 to { n over x } int from 1 to { n over {xy}} dz dy dx - sum from x = 2 to n sum from y = 2 to { lfloor n over x rfloor } {n over xy - 1}+ sum from x = 2 to n sum from y = 2 to { lfloor n over x rfloor } {"{"n over xy"}" }) </annotation>
  </semantics>
</math>
</file>

<file path=Object 118/content.xml><?xml version="1.0" encoding="utf-8"?>
<math xmlns="http://www.w3.org/1998/Math/MathML">
  <semantics>
    <mrow>
      <mrow>
        <mo stretchy="false">−</mo>
        <mrow>
          <mfrac>
            <mn>1</mn>
            <mn>4</mn>
          </mfrac>
        </mrow>
      </mrow>
      <mtext>(</mtext>
      <mrow>
        <munderover>
          <mo stretchy="false">∫</mo>
          <mn>1</mn>
          <mi>n</mi>
        </munderover>
        <mrow>
          <munderover>
            <mo stretchy="false">∫</mo>
            <mn>1</mn>
            <mrow>
              <mfrac>
                <mi>n</mi>
                <mi>x</mi>
              </mfrac>
            </mrow>
          </munderover>
          <mrow>
            <munderover>
              <mo stretchy="false">∫</mo>
              <mn>1</mn>
              <mrow>
                <mfrac>
                  <mi>n</mi>
                  <mrow>
                    <mi mathvariant="italic">xy</mi>
                  </mrow>
                </mfrac>
              </mrow>
            </munderover>
            <mrow>
              <munderover>
                <mo stretchy="false">∫</mo>
                <mn>1</mn>
                <mrow>
                  <mfrac>
                    <mi>n</mi>
                    <mrow>
                      <mi mathvariant="italic">xyz</mi>
                    </mrow>
                  </mfrac>
                </mrow>
              </munderover>
              <mi mathvariant="italic">dw</mi>
            </mrow>
          </mrow>
        </mrow>
      </mrow>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row>
                  <mfrac>
                    <mi>n</mi>
                    <mi mathvariant="italic">xyz</mi>
                  </mfrac>
                  <mo stretchy="false">−</mo>
                  <mn>1</mn>
                </mrow>
              </mrow>
            </mrow>
          </mrow>
        </mrow>
      </mrow>
      <mtext/>
    </mrow>
    <annotation encoding="StarMath 5.0"> - {1 over 4}"("int from 1 to n int from 1 to { n over x } int from 1 to { n over {xy}} int from 1 to { n over {xyz}}dw dz dy dx - sum from x = 2 to n sum from y = 2 to { lfloor n over x rfloor } sum from z = 2 to { lfloor n over {xy} rfloor} {n over xyz - 1}""
</annotation>
  </semantics>
</math>
</file>

<file path=Object 119/content.xml><?xml version="1.0" encoding="utf-8"?>
<math xmlns="http://www.w3.org/1998/Math/MathML">
  <semantics>
    <mrow>
      <mrow>
        <mtext/>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text>{</mtext>
                <mfrac>
                  <mi>n</mi>
                  <mi mathvariant="italic">xyz</mi>
                </mfrac>
                <mtext>}</mtext>
              </mrow>
            </mrow>
          </mrow>
        </mrow>
      </mrow>
      <mtext>)</mtext>
    </mrow>
    <annotation encoding="StarMath 5.0">""+ sum from x = 2 to n sum from y = 2 to { lfloor n over x rfloor } sum from z = 2 to { lfloor n over {xy} rfloor} {"{"n over xyz"}" }")"
</annotation>
  </semantics>
</math>
</file>

<file path=Object 12/content.xml><?xml version="1.0" encoding="utf-8"?>
<math xmlns="http://www.w3.org/1998/Math/MathML">
  <semantics>
    <mrow>
      <mrow>
        <munderover>
          <mo stretchy="false">∑</mo>
          <mrow>
            <mi>j</mi>
            <mo stretchy="false">=</mo>
            <mn>1</mn>
          </mrow>
          <mi>n</mi>
        </munderover>
        <msub>
          <mi>d</mi>
          <mn>1</mn>
        </msub>
      </mrow>
      <mi>'</mi>
      <mrow>
        <mrow>
          <mo stretchy="false">(</mo>
          <mrow>
            <mi>j</mi>
          </mrow>
          <mo stretchy="false">)</mo>
        </mrow>
        <mo stretchy="false">=</mo>
        <mrow>
          <munderover>
            <mo stretchy="false">∑</mo>
            <mrow>
              <mi>x</mi>
              <mo stretchy="false">=</mo>
              <mn>2</mn>
            </mrow>
            <mi>n</mi>
          </munderover>
          <mn>1</mn>
        </mrow>
      </mrow>
    </mrow>
    <annotation encoding="StarMath 5.0">sum from j = 1 to n d_1'(j) = sum from x=2 to n 1
</annotation>
  </semantics>
</math>
</file>

<file path=Object 120/content.xml><?xml version="1.0" encoding="utf-8"?>
<math xmlns="http://www.w3.org/1998/Math/MathML">
  <semantics>
    <mrow>
      <mrow>
        <mo stretchy="false">+</mo>
        <mrow>
          <mfrac>
            <mn>1</mn>
            <mn>5</mn>
          </mfrac>
        </mrow>
      </mrow>
      <mn>...</mn>
    </mrow>
    <annotation encoding="StarMath 5.0">+ {1 over 5}...</annotation>
  </semantics>
</math>
</file>

<file path=Object 121/content.xml><?xml version="1.0" encoding="utf-8"?>
<math xmlns="http://www.w3.org/1998/Math/MathML">
  <semantics>
    <mrow>
      <mrow>
        <mo stretchy="false">+</mo>
        <mn>...</mn>
      </mrow>
    </mrow>
    <annotation encoding="StarMath 5.0">+ ...</annotation>
  </semantics>
</math>
</file>

<file path=Object 122/content.xml><?xml version="1.0" encoding="utf-8"?>
<math xmlns="http://www.w3.org/1998/Math/MathML">
  <semantics>
    <mrow>
      <mi>M</mi>
      <mrow>
        <mrow>
          <mo stretchy="false">(</mo>
          <mrow>
            <mi>n</mi>
          </mrow>
          <mo stretchy="false">)</mo>
        </mrow>
        <mo stretchy="false">−</mo>
        <mi>log</mi>
      </mrow>
      <mrow>
        <mrow>
          <mi>n</mi>
          <mo stretchy="false">+</mo>
          <mn>1</mn>
        </mrow>
        <mo stretchy="false">=</mo>
        <mtext/>
      </mrow>
    </mrow>
    <annotation encoding="StarMath 5.0">M(n) - log n + 1 = ""
</annotation>
  </semantics>
</math>
</file>

<file path=Object 123/content.xml><?xml version="1.0" encoding="utf-8"?>
<math xmlns="http://www.w3.org/1998/Math/MathML">
  <semantics>
    <mrow>
      <mrow>
        <mo stretchy="false">−</mo>
        <mrow>
          <mo stretchy="false">(</mo>
          <mrow>
            <mrow>
              <munderover>
                <mo stretchy="false">∫</mo>
                <mn>1</mn>
                <mi>n</mi>
              </munderover>
              <mrow>
                <munderover>
                  <mo stretchy="false">∫</mo>
                  <mn>1</mn>
                  <mrow>
                    <mfrac>
                      <mi>n</mi>
                      <mi>x</mi>
                    </mfrac>
                  </mrow>
                </munderover>
                <mi mathvariant="italic">dy</mi>
              </mrow>
            </mrow>
            <mrow>
              <mrow>
                <mi mathvariant="italic">dx</mi>
                <mo stretchy="false">−</mo>
                <mrow>
                  <munderover>
                    <mo stretchy="false">∑</mo>
                    <mrow>
                      <mi>x</mi>
                      <mo stretchy="false">=</mo>
                      <mn>2</mn>
                    </mrow>
                    <mi>n</mi>
                  </munderover>
                  <mrow>
                    <mrow>
                      <mfrac>
                        <mi>n</mi>
                        <mi>x</mi>
                      </mfrac>
                      <mo stretchy="false">−</mo>
                      <mn>1</mn>
                    </mrow>
                  </mrow>
                </mrow>
              </mrow>
              <mo stretchy="false">+</mo>
              <mrow>
                <munderover>
                  <mo stretchy="false">∑</mo>
                  <mrow>
                    <mi>x</mi>
                    <mo stretchy="false">=</mo>
                    <mn>2</mn>
                  </mrow>
                  <mi>n</mi>
                </munderover>
                <mrow>
                  <mtext>{</mtext>
                  <mfrac>
                    <mi>n</mi>
                    <mi>x</mi>
                  </mfrac>
                  <mtext>}</mtext>
                </mrow>
              </mrow>
            </mrow>
          </mrow>
          <mo stretchy="false">)</mo>
        </mrow>
      </mrow>
    </mrow>
    <annotation encoding="StarMath 5.0">- (int from 1 to n int from 1 to { n over x } dy dx - sum from x = 2 to n {n over x - 1} + sum from x = 2 to n {"{"n over x"}"}) </annotation>
  </semantics>
</math>
</file>

<file path=Object 124/content.xml><?xml version="1.0" encoding="utf-8"?>
<math xmlns="http://www.w3.org/1998/Math/MathML">
  <semantics>
    <mrow>
      <mrow>
        <mo stretchy="false">+</mo>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row>
                        <mfrac>
                          <mi>n</mi>
                          <mi mathvariant="italic">xy</mi>
                        </mfrac>
                        <mo stretchy="false">−</mo>
                        <mn>1</mn>
                      </mrow>
                    </mrow>
                  </mrow>
                </mrow>
              </mrow>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text>{</mtext>
                    <mfrac>
                      <mi>n</mi>
                      <mi mathvariant="italic">xy</mi>
                    </mfrac>
                    <mtext>}</mtext>
                  </mrow>
                </mrow>
              </mrow>
            </mrow>
          </mrow>
          <mo stretchy="false">)</mo>
        </mrow>
      </mrow>
    </mrow>
    <annotation encoding="StarMath 5.0">+ (int from 1 to n int from 1 to { n over x } int from 1 to { n over {xy}} dz dy dx - sum from x = 2 to n sum from y = 2 to { lfloor n over x rfloor } {n over xy - 1}+ sum from x = 2 to n sum from y = 2 to { lfloor n over x rfloor } {"{"n over xy"}" }) </annotation>
  </semantics>
</math>
</file>

<file path=Object 125/content.xml><?xml version="1.0" encoding="utf-8"?>
<math xmlns="http://www.w3.org/1998/Math/MathML">
  <semantics>
    <mrow>
      <mrow>
        <mo stretchy="false">−</mo>
        <mtext>(</mtext>
      </mrow>
      <mrow>
        <munderover>
          <mo stretchy="false">∫</mo>
          <mn>1</mn>
          <mi>n</mi>
        </munderover>
        <mrow>
          <munderover>
            <mo stretchy="false">∫</mo>
            <mn>1</mn>
            <mrow>
              <mfrac>
                <mi>n</mi>
                <mi>x</mi>
              </mfrac>
            </mrow>
          </munderover>
          <mrow>
            <munderover>
              <mo stretchy="false">∫</mo>
              <mn>1</mn>
              <mrow>
                <mfrac>
                  <mi>n</mi>
                  <mrow>
                    <mi mathvariant="italic">xy</mi>
                  </mrow>
                </mfrac>
              </mrow>
            </munderover>
            <mrow>
              <munderover>
                <mo stretchy="false">∫</mo>
                <mn>1</mn>
                <mrow>
                  <mfrac>
                    <mi>n</mi>
                    <mrow>
                      <mi mathvariant="italic">xyz</mi>
                    </mrow>
                  </mfrac>
                </mrow>
              </munderover>
              <mi mathvariant="italic">dw</mi>
            </mrow>
          </mrow>
        </mrow>
      </mrow>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row>
                  <mfrac>
                    <mi>n</mi>
                    <mi mathvariant="italic">xyz</mi>
                  </mfrac>
                  <mo stretchy="false">−</mo>
                  <mn>1</mn>
                </mrow>
              </mrow>
            </mrow>
          </mrow>
        </mrow>
      </mrow>
      <mtext/>
    </mrow>
    <annotation encoding="StarMath 5.0"> - "("int from 1 to n int from 1 to { n over x } int from 1 to { n over {xy}} int from 1 to { n over {xyz}}dw dz dy dx - sum from x = 2 to n sum from y = 2 to { lfloor n over x rfloor } sum from z = 2 to { lfloor n over {xy} rfloor} {n over xyz - 1}""
</annotation>
  </semantics>
</math>
</file>

<file path=Object 126/content.xml><?xml version="1.0" encoding="utf-8"?>
<math xmlns="http://www.w3.org/1998/Math/MathML">
  <semantics>
    <mrow>
      <mrow>
        <mtext/>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text>{</mtext>
                <mfrac>
                  <mi>n</mi>
                  <mi mathvariant="italic">xyz</mi>
                </mfrac>
                <mtext>}</mtext>
              </mrow>
            </mrow>
          </mrow>
        </mrow>
      </mrow>
      <mtext>)</mtext>
    </mrow>
    <annotation encoding="StarMath 5.0">""+ sum from x = 2 to n sum from y = 2 to { lfloor n over x rfloor } sum from z = 2 to { lfloor n over {xy} rfloor} {"{"n over xyz"}" }")"
</annotation>
  </semantics>
</math>
</file>

<file path=Object 13/content.xml><?xml version="1.0" encoding="utf-8"?>
<math xmlns="http://www.w3.org/1998/Math/MathML">
  <semantics>
    <mrow>
      <mrow>
        <munderover>
          <mo stretchy="false">∑</mo>
          <mrow>
            <mi>j</mi>
            <mo stretchy="false">=</mo>
            <mn>1</mn>
          </mrow>
          <mi>n</mi>
        </munderover>
        <msub>
          <mi>d</mi>
          <mn>2</mn>
        </msub>
      </mrow>
      <mi>'</mi>
      <mrow>
        <mrow>
          <mo stretchy="false">(</mo>
          <mrow>
            <mi>j</mi>
          </mrow>
          <mo stretchy="false">)</mo>
        </mrow>
        <mo stretchy="false">=</mo>
        <mrow>
          <munderover>
            <mo stretchy="false">∑</mo>
            <mrow>
              <mi>x</mi>
              <mo stretchy="false">=</mo>
              <mn>2</mn>
            </mrow>
            <mi>n</mi>
          </munderover>
          <mrow>
            <munderover>
              <mo stretchy="false">∑</mo>
              <mrow>
                <mi>y</mi>
                <mo stretchy="false">=</mo>
                <mn>2</mn>
              </mrow>
              <mrow>
                <mo stretchy="false">⌊</mo>
                <mrow>
                  <mrow>
                    <mfrac>
                      <mi>n</mi>
                      <mi>x</mi>
                    </mfrac>
                  </mrow>
                </mrow>
                <mo stretchy="false">⌋</mo>
              </mrow>
            </munderover>
            <mn>1</mn>
          </mrow>
        </mrow>
      </mrow>
    </mrow>
    <annotation encoding="StarMath 5.0">sum from j = 1 to n d_2'(j) = sum from x=2 to n sum from y = 2 to lfloor {n over x} rfloor 1
</annotation>
  </semantics>
</math>
</file>

<file path=Object 14/content.xml><?xml version="1.0" encoding="utf-8"?>
<math xmlns="http://www.w3.org/1998/Math/MathML">
  <semantics>
    <mrow>
      <mrow>
        <munderover>
          <mo stretchy="false">∑</mo>
          <mrow>
            <mi>j</mi>
            <mo stretchy="false">=</mo>
            <mn>1</mn>
          </mrow>
          <mi>n</mi>
        </munderover>
        <msub>
          <mi>d</mi>
          <mn>3</mn>
        </msub>
      </mrow>
      <mi>'</mi>
      <mrow>
        <mrow>
          <mo stretchy="false">(</mo>
          <mrow>
            <mi>j</mi>
          </mrow>
          <mo stretchy="false">)</mo>
        </mrow>
        <mo stretchy="false">=</mo>
        <mrow>
          <munderover>
            <mo stretchy="false">∑</mo>
            <mrow>
              <mi>x</mi>
              <mo stretchy="false">=</mo>
              <mn>2</mn>
            </mrow>
            <mi>n</mi>
          </munderover>
          <mrow>
            <munderover>
              <mo stretchy="false">∑</mo>
              <mrow>
                <mi>y</mi>
                <mo stretchy="false">=</mo>
                <mn>2</mn>
              </mrow>
              <mrow>
                <mo stretchy="false">⌊</mo>
                <mrow>
                  <mrow>
                    <mfrac>
                      <mi>n</mi>
                      <mi>x</mi>
                    </mfrac>
                  </mrow>
                </mrow>
                <mo stretchy="false">⌋</mo>
              </mrow>
            </munderover>
            <mrow>
              <munderover>
                <mo stretchy="false">∑</mo>
                <mrow>
                  <mi>z</mi>
                  <mo stretchy="false">=</mo>
                  <mn>2</mn>
                </mrow>
                <mrow>
                  <mo stretchy="false">⌊</mo>
                  <mrow>
                    <mrow>
                      <mfrac>
                        <mi>n</mi>
                        <mrow>
                          <mi mathvariant="italic">xy</mi>
                        </mrow>
                      </mfrac>
                    </mrow>
                  </mrow>
                  <mo stretchy="false">⌋</mo>
                </mrow>
              </munderover>
              <mn>1</mn>
            </mrow>
          </mrow>
        </mrow>
      </mrow>
    </mrow>
    <annotation encoding="StarMath 5.0">sum from j = 1 to n d_3'(j) = sum from x=2 to n sum from y = 2 to lfloor {n over x} rfloor sum from z = 2 to lfloor {n over {xy}}rfloor 1
</annotation>
  </semantics>
</math>
</file>

<file path=Object 15/content.xml><?xml version="1.0" encoding="utf-8"?>
<math xmlns="http://www.w3.org/1998/Math/MathML">
  <semantics>
    <mtable>
      <mtr>
        <mtd>
          <mrow>
            <mo stretchy="false">π</mo>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text>                                     </mtext>
            </mrow>
            <mtext/>
          </mrow>
        </mtd>
      </mtr>
      <mtr>
        <mtd>
          <mrow>
            <mtext>                            </mtext>
            <mrow>
              <mrow>
                <munderover>
                  <mo stretchy="false">∑</mo>
                  <mrow>
                    <mi>x</mi>
                    <mo stretchy="false">=</mo>
                    <mn>2</mn>
                  </mrow>
                  <mi>n</mi>
                </munderover>
                <mn>1</mn>
              </mrow>
              <mo stretchy="false">−</mo>
              <mrow>
                <mfrac>
                  <mn>1</mn>
                  <mn>2</mn>
                </mfrac>
              </mrow>
            </mrow>
            <mrow>
              <mrow>
                <munderover>
                  <mo stretchy="false">∑</mo>
                  <mrow>
                    <mi>x</mi>
                    <mo stretchy="false">=</mo>
                    <mn>2</mn>
                  </mrow>
                  <mi>n</mi>
                </munderover>
                <mrow>
                  <munderover>
                    <mo stretchy="false">∑</mo>
                    <mrow>
                      <mi>y</mi>
                      <mo stretchy="false">=</mo>
                      <mn>2</mn>
                    </mrow>
                    <mrow>
                      <mo stretchy="false">⌊</mo>
                      <mrow>
                        <mrow>
                          <mfrac>
                            <mi>n</mi>
                            <mi>x</mi>
                          </mfrac>
                        </mrow>
                      </mrow>
                      <mo stretchy="false">⌋</mo>
                    </mrow>
                  </munderover>
                  <mn>1</mn>
                </mrow>
              </mrow>
              <mo stretchy="false">+</mo>
              <mrow>
                <mfrac>
                  <mn>1</mn>
                  <mn>3</mn>
                </mfrac>
              </mrow>
            </mrow>
            <mrow>
              <mrow>
                <munderover>
                  <mo stretchy="false">∑</mo>
                  <mrow>
                    <mi>x</mi>
                    <mo stretchy="false">=</mo>
                    <mn>2</mn>
                  </mrow>
                  <mi>n</mi>
                </munderover>
                <mrow>
                  <munderover>
                    <mo stretchy="false">∑</mo>
                    <mrow>
                      <mi>y</mi>
                      <mo stretchy="false">=</mo>
                      <mn>2</mn>
                    </mrow>
                    <mrow>
                      <mo stretchy="false">⌊</mo>
                      <mrow>
                        <mrow>
                          <mfrac>
                            <mi>n</mi>
                            <mi>x</mi>
                          </mfrac>
                        </mrow>
                      </mrow>
                      <mo stretchy="false">⌋</mo>
                    </mrow>
                  </munderover>
                  <mrow>
                    <munderover>
                      <mo stretchy="false">∑</mo>
                      <mrow>
                        <mi>z</mi>
                        <mo stretchy="false">=</mo>
                        <mn>2</mn>
                      </mrow>
                      <mrow>
                        <mo stretchy="false">⌊</mo>
                        <mrow>
                          <mrow>
                            <mfrac>
                              <mi>n</mi>
                              <mrow>
                                <mi mathvariant="italic">xy</mi>
                              </mrow>
                            </mfrac>
                          </mrow>
                        </mrow>
                        <mo stretchy="false">⌋</mo>
                      </mrow>
                    </munderover>
                    <mn>1</mn>
                  </mrow>
                </mrow>
              </mrow>
              <mo stretchy="false">−</mo>
              <mrow>
                <mfrac>
                  <mn>1</mn>
                  <mn>4</mn>
                </mfrac>
              </mrow>
            </mrow>
            <mn>...</mn>
          </mrow>
        </mtd>
      </mtr>
    </mtable>
    <annotation encoding="StarMath 5.0">%pi(n) + {1 over 2 } %pi( n ^{1 over 2 } ) + {1 over 3 } %pi( n ^{1 over 3 } ) + ... ="                                     " "" newline "                            "sum from x = 2 to n 1 - { 1 over 2 } sum from x = 2 to n sum from y = 2 to lfloor { n over x }rfloor 1 + { 1 over 3 }sum from x = 2 to n sum from y = 2 to lfloor { n over x } rfloor sum from z = 2 to lfloor { n over {xy}}rfloor 1 - {1 over 4}...
</annotation>
  </semantics>
</math>
</file>

<file path=Object 16/content.xml><?xml version="1.0" encoding="utf-8"?>
<math xmlns="http://www.w3.org/1998/Math/MathML">
  <semantics>
    <mrow>
      <mrow>
        <mrow>
          <munderover>
            <mo stretchy="false">∑</mo>
            <mrow>
              <mi>x</mi>
              <mo stretchy="false">=</mo>
              <mn>2</mn>
            </mrow>
            <mi>n</mi>
          </munderover>
          <mn>1</mn>
        </mrow>
        <mo stretchy="false">−</mo>
        <mrow>
          <mfrac>
            <mn>1</mn>
            <mn>2</mn>
          </mfrac>
        </mrow>
      </mrow>
      <mrow>
        <mrow>
          <munderover>
            <mo stretchy="false">∑</mo>
            <mrow>
              <mi>x</mi>
              <mo stretchy="false">=</mo>
              <mn>2</mn>
            </mrow>
            <mi>n</mi>
          </munderover>
          <mrow>
            <munderover>
              <mo stretchy="false">∑</mo>
              <mrow>
                <mi>y</mi>
                <mo stretchy="false">=</mo>
                <mn>2</mn>
              </mrow>
              <mrow>
                <mrow>
                  <mo stretchy="false">⌊</mo>
                  <mrow>
                    <mfrac>
                      <mi>n</mi>
                      <mi>x</mi>
                    </mfrac>
                  </mrow>
                  <mo stretchy="false">⌋</mo>
                </mrow>
              </mrow>
            </munderover>
            <mn>1</mn>
          </mrow>
        </mrow>
        <mo stretchy="false">+</mo>
        <mrow>
          <mfrac>
            <mn>1</mn>
            <mn>3</mn>
          </mfrac>
        </mrow>
      </mrow>
      <mrow>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o stretchy="false">−</mo>
        <mrow>
          <mfrac>
            <mn>1</mn>
            <mn>4</mn>
          </mfrac>
        </mrow>
      </mrow>
      <mn>...</mn>
    </mrow>
    <annotation encoding="StarMath 5.0">sum from x = 2 to n 1 - { 1 over 2 } sum from x = 2 to n sum from y = 2 to {lfloor n over x rfloor } 1 + { 1 over 3 }sum from x = 2 to n sum from y = 2 to { lfloor n over x rfloor } sum from z = 2 to { lfloor n over {xy} rfloor } 1 - {1 over 4}...</annotation>
  </semantics>
</math>
</file>

<file path=Object 17/content.xml><?xml version="1.0" encoding="utf-8"?>
<math xmlns="http://www.w3.org/1998/Math/MathML">
  <semantics>
    <mrow>
      <msub>
        <mi>A</mi>
        <mo stretchy="false">Π</mo>
      </msub>
      <mrow>
        <mrow>
          <mo stretchy="false">(</mo>
          <mrow>
            <mi>n</mi>
          </mrow>
          <mo stretchy="false">)</mo>
        </mrow>
        <mo stretchy="false">=</mo>
        <mrow>
          <mrow>
            <munderover>
              <mo stretchy="false">∫</mo>
              <mn>1</mn>
              <mi>n</mi>
            </munderover>
            <mi mathvariant="italic">dx</mi>
          </mrow>
          <mo stretchy="false">−</mo>
          <mrow>
            <mfrac>
              <mn>1</mn>
              <mn>2</mn>
            </mfrac>
          </mrow>
        </mrow>
      </mrow>
      <mrow>
        <munderover>
          <mo stretchy="false">∫</mo>
          <mn>1</mn>
          <mi>n</mi>
        </munderover>
        <mrow>
          <munderover>
            <mo stretchy="false">∫</mo>
            <mn>1</mn>
            <mrow>
              <mfrac>
                <mi>n</mi>
                <mi>x</mi>
              </mfrac>
            </mrow>
          </munderover>
          <mi mathvariant="italic">dy</mi>
        </mrow>
      </mrow>
      <mrow>
        <mi mathvariant="italic">dx</mi>
        <mo stretchy="false">+</mo>
        <mrow>
          <mfrac>
            <mn>1</mn>
            <mn>3</mn>
          </mfrac>
        </mrow>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frac>
            <mn>1</mn>
            <mn>4</mn>
          </mfrac>
        </mrow>
      </mrow>
      <mn>...</mn>
    </mrow>
    <annotation encoding="StarMath 5.0">A_%PI(n) = int from 1 to n dx - { 1 over 2 } int from 1 to n int from 1 to { n over x } dy dx + { 1 over 3 }int from 1 to n int from 1 to { n over x } int from 1 to { n over {xy}} dz dy dx - {1 over 4}...
</annotation>
  </semantics>
</math>
</file>

<file path=Object 18/content.xml><?xml version="1.0" encoding="utf-8"?>
<math xmlns="http://www.w3.org/1998/Math/MathML">
  <semantics>
    <mrow>
      <mrow>
        <munderover>
          <mo stretchy="false">∑</mo>
          <mrow>
            <mi>j</mi>
            <mo stretchy="false">=</mo>
            <mn>2</mn>
          </mrow>
          <mi>n</mi>
        </munderover>
        <msub>
          <mi>d</mi>
          <mi>k</mi>
        </msub>
      </mrow>
      <mi>'</mi>
      <mrow>
        <mo stretchy="false">(</mo>
        <mrow>
          <mi>j</mi>
        </mrow>
        <mo stretchy="false">)</mo>
      </mrow>
    </mrow>
    <annotation encoding="StarMath 5.0">sum from j = 2 to n d_k'(j)
</annotation>
  </semantics>
</math>
</file>

<file path=Object 19/content.xml><?xml version="1.0" encoding="utf-8"?>
<math xmlns="http://www.w3.org/1998/Math/MathML">
  <semantics>
    <mrow>
      <mrow>
        <mrow>
          <mrow>
            <mrow>
              <msub>
                <mi>a</mi>
                <mn>1</mn>
              </msub>
              <mo stretchy="false">⋅</mo>
              <msub>
                <mi>a</mi>
                <mn>2</mn>
              </msub>
            </mrow>
            <mo stretchy="false">⋅</mo>
            <mn>...</mn>
          </mrow>
          <mo stretchy="false">⋅</mo>
          <msub>
            <mi>a</mi>
            <mi>k</mi>
          </msub>
        </mrow>
        <mo stretchy="false">≤</mo>
        <mi>n</mi>
      </mrow>
    </mrow>
    <annotation encoding="StarMath 5.0">a_1 cdot a_2 cdot ... cdot a_k &lt;= n
</annotation>
  </semantics>
</math>
</file>

<file path=Object 2/content.xml><?xml version="1.0" encoding="utf-8"?>
<math xmlns="http://www.w3.org/1998/Math/MathML">
  <semantics>
    <mrow>
      <mo stretchy="false">Λ</mo>
      <mrow>
        <mo stretchy="false">(</mo>
        <mrow>
          <mi>n</mi>
        </mrow>
        <mo stretchy="false">)</mo>
      </mrow>
    </mrow>
    <annotation encoding="StarMath 5.0">%LAMBDA(n)
</annotation>
  </semantics>
</math>
</file>

<file path=Object 20/content.xml><?xml version="1.0" encoding="utf-8"?>
<math xmlns="http://www.w3.org/1998/Math/MathML">
  <semantics>
    <mrow>
      <msub>
        <mi>a</mi>
        <mn>1,</mn>
      </msub>
      <msub>
        <mi>a</mi>
        <mn>2,</mn>
      </msub>
      <mn>...</mn>
      <mi>,</mi>
      <mrow>
        <msub>
          <mi>a</mi>
          <mi>k</mi>
        </msub>
        <mo stretchy="false">≥</mo>
        <mn>2</mn>
      </mrow>
    </mrow>
    <annotation encoding="StarMath 5.0">a_1, a_2, ... , a_k &gt;= 2
</annotation>
  </semantics>
</math>
</file>

<file path=Object 21/content.xml><?xml version="1.0" encoding="utf-8"?>
<math xmlns="http://www.w3.org/1998/Math/MathML">
  <semantics>
    <mrow>
      <msub>
        <mi>d</mi>
        <mi>k</mi>
      </msub>
      <mi>'</mi>
      <mrow>
        <mo stretchy="false">(</mo>
        <mrow>
          <mi>n</mi>
        </mrow>
        <mo stretchy="false">)</mo>
      </mrow>
    </mrow>
    <annotation encoding="StarMath 5.0">d_k'(n)
</annotation>
  </semantics>
</math>
</file>

<file path=Object 22/content.xml><?xml version="1.0" encoding="utf-8"?>
<math xmlns="http://www.w3.org/1998/Math/MathML">
  <semantics>
    <mrow>
      <msub>
        <mi>a</mi>
        <mn>1,</mn>
      </msub>
      <msub>
        <mi>a</mi>
        <mn>2,</mn>
      </msub>
      <mn>...</mn>
      <mi>,</mi>
      <mrow>
        <msub>
          <mi>a</mi>
          <mi>k</mi>
        </msub>
        <mo stretchy="false">≥</mo>
        <mn>2</mn>
      </mrow>
    </mrow>
    <annotation encoding="StarMath 5.0">a_1, a_2, ... , a_k &gt;= 2
</annotation>
  </semantics>
</math>
</file>

<file path=Object 23/content.xml><?xml version="1.0" encoding="utf-8"?>
<math xmlns="http://www.w3.org/1998/Math/MathML">
  <semantics>
    <mrow>
      <msub>
        <mi>d</mi>
        <mn>2</mn>
      </msub>
      <mi>'</mi>
      <mrow>
        <mrow>
          <mo stretchy="false">(</mo>
          <mrow>
            <mn>6</mn>
          </mrow>
          <mo stretchy="false">)</mo>
        </mrow>
        <mo stretchy="false">=</mo>
        <mn>2</mn>
      </mrow>
    </mrow>
    <annotation encoding="StarMath 5.0">d_2'(6) = 2
</annotation>
  </semantics>
</math>
</file>

<file path=Object 24/content.xml><?xml version="1.0" encoding="utf-8"?>
<math xmlns="http://www.w3.org/1998/Math/MathML">
  <semantics>
    <mrow>
      <mrow>
        <mn>2</mn>
        <mo stretchy="false">⋅</mo>
        <mn>3</mn>
      </mrow>
    </mrow>
    <annotation encoding="StarMath 5.0">2 cdot 3</annotation>
  </semantics>
</math>
</file>

<file path=Object 25/content.xml><?xml version="1.0" encoding="utf-8"?>
<math xmlns="http://www.w3.org/1998/Math/MathML">
  <semantics>
    <mrow>
      <mrow>
        <mn>3</mn>
        <mo stretchy="false">⋅</mo>
        <mn>2</mn>
      </mrow>
    </mrow>
    <annotation encoding="StarMath 5.0">3 cdot 2</annotation>
  </semantics>
</math>
</file>

<file path=Object 26/content.xml><?xml version="1.0" encoding="utf-8"?>
<math xmlns="http://www.w3.org/1998/Math/MathML">
  <semantics>
    <mrow>
      <msub>
        <mi>A</mi>
        <mn>1</mn>
      </msub>
      <mrow>
        <mrow>
          <mrow>
            <mo stretchy="false">(</mo>
            <mrow>
              <mi>n</mi>
            </mrow>
            <mo stretchy="false">)</mo>
          </mrow>
          <mo stretchy="false">=</mo>
          <mrow>
            <munderover>
              <mo stretchy="false">∫</mo>
              <mn>1</mn>
              <mi>n</mi>
            </munderover>
            <mi mathvariant="italic">dx</mi>
          </mrow>
        </mrow>
        <mo stretchy="false">=</mo>
        <mrow>
          <mi>n</mi>
          <mo stretchy="false">−</mo>
          <mn>1</mn>
        </mrow>
      </mrow>
    </mrow>
    <annotation encoding="StarMath 5.0">A_1(n) = int from 1 to n dx = n - 1
</annotation>
  </semantics>
</math>
</file>

<file path=Object 27/content.xml><?xml version="1.0" encoding="utf-8"?>
<math xmlns="http://www.w3.org/1998/Math/MathML">
  <semantics>
    <mrow>
      <msub>
        <mi>A</mi>
        <mn>2</mn>
      </msub>
      <mrow>
        <mrow>
          <mo stretchy="false">(</mo>
          <mrow>
            <mi>n</mi>
          </mrow>
          <mo stretchy="false">)</mo>
        </mrow>
        <mo stretchy="false">=</mo>
        <mrow>
          <munderover>
            <mo stretchy="false">∫</mo>
            <mn>1</mn>
            <mi>n</mi>
          </munderover>
          <mrow>
            <munderover>
              <mo stretchy="false">∫</mo>
              <mn>1</mn>
              <mrow>
                <mfrac>
                  <mi>n</mi>
                  <mi>x</mi>
                </mfrac>
              </mrow>
            </munderover>
            <mi mathvariant="italic">dy</mi>
          </mrow>
        </mrow>
      </mrow>
      <mrow>
        <mi mathvariant="italic">dx</mi>
        <mo stretchy="false">=</mo>
        <mrow>
          <mrow>
            <munderover>
              <mo stretchy="false">∫</mo>
              <mn>1</mn>
              <mi>n</mi>
            </munderover>
            <mrow>
              <mfrac>
                <mi>n</mi>
                <mi>x</mi>
              </mfrac>
            </mrow>
          </mrow>
          <mo stretchy="false">−</mo>
          <mn>1</mn>
        </mrow>
      </mrow>
      <mrow>
        <mi mathvariant="italic">dx</mi>
        <mo stretchy="false">=</mo>
        <mi>n</mi>
      </mrow>
      <mi>log</mi>
      <mrow>
        <mrow>
          <mi>n</mi>
          <mo stretchy="false">−</mo>
          <mi>n</mi>
        </mrow>
        <mo stretchy="false">+</mo>
        <mn>1</mn>
      </mrow>
    </mrow>
    <annotation encoding="StarMath 5.0">A_2(n) = int from 1 to n int from 1 to { n over x } dy dx = int from 1 to n {n over x} - 1 dx = n log n - n + 1
</annotation>
  </semantics>
</math>
</file>

<file path=Object 28/content.xml><?xml version="1.0" encoding="utf-8"?>
<math xmlns="http://www.w3.org/1998/Math/MathML">
  <semantics>
    <mtable>
      <mtr>
        <mtd>
          <mrow>
            <msub>
              <mi>A</mi>
              <mn>3</mn>
            </msub>
            <mrow>
              <mrow>
                <mo stretchy="false">(</mo>
                <mrow>
                  <mi>n</mi>
                </mrow>
                <mo stretchy="false">)</mo>
              </mrow>
              <mo stretchy="false">=</mo>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row>
            <mi mathvariant="italic">dy</mi>
            <mrow>
              <mi mathvariant="italic">dx</mi>
              <mo stretchy="false">=</mo>
              <mrow>
                <mrow>
                  <munderover>
                    <mo stretchy="false">∫</mo>
                    <mn>1</mn>
                    <mi>n</mi>
                  </munderover>
                  <mrow>
                    <munderover>
                      <mo stretchy="false">∫</mo>
                      <mn>1</mn>
                      <mrow>
                        <mfrac>
                          <mi>n</mi>
                          <mi>x</mi>
                        </mfrac>
                      </mrow>
                    </munderover>
                    <mrow>
                      <mfrac>
                        <mi>n</mi>
                        <mrow>
                          <mi mathvariant="italic">xy</mi>
                        </mrow>
                      </mfrac>
                    </mrow>
                  </mrow>
                </mrow>
                <mo stretchy="false">−</mo>
                <mn>1</mn>
              </mrow>
            </mrow>
            <mi mathvariant="italic">dy</mi>
            <mrow>
              <mi mathvariant="italic">dx</mi>
              <mo stretchy="false">=</mo>
              <mtext/>
            </mrow>
          </mrow>
        </mtd>
      </mtr>
      <mtr>
        <mtd>
          <mrow>
            <mrow>
              <munderover>
                <mo stretchy="false">∫</mo>
                <mn>1</mn>
                <mi>n</mi>
              </munderover>
              <mrow>
                <mfrac>
                  <mi>n</mi>
                  <mi>x</mi>
                </mfrac>
              </mrow>
            </mrow>
            <mi>log</mi>
            <mrow>
              <mrow>
                <mrow>
                  <mfrac>
                    <mi>n</mi>
                    <mi>x</mi>
                  </mfrac>
                </mrow>
                <mo stretchy="false">−</mo>
                <mrow>
                  <mfrac>
                    <mi>n</mi>
                    <mi>x</mi>
                  </mfrac>
                </mrow>
              </mrow>
              <mo stretchy="false">+</mo>
              <mn>1</mn>
            </mrow>
            <mrow>
              <mi mathvariant="italic">dx</mi>
              <mo stretchy="false">=</mo>
              <mfrac>
                <mn>1</mn>
                <mn>2</mn>
              </mfrac>
            </mrow>
            <mi>n</mi>
            <msup>
              <mi>log</mi>
              <mn>2</mn>
            </msup>
            <mrow>
              <mi>n</mi>
              <mo stretchy="false">−</mo>
              <mi>n</mi>
            </mrow>
            <mi>log</mi>
            <mrow>
              <mrow>
                <mi>n</mi>
                <mo stretchy="false">+</mo>
                <mi>n</mi>
              </mrow>
              <mo stretchy="false">−</mo>
              <mn>1</mn>
            </mrow>
          </mrow>
        </mtd>
      </mtr>
    </mtable>
    <annotation encoding="StarMath 5.0">A_3(n) = int from 1 to n int from 1 to { n over x } int from 1 to { n over {xy}} dz dy dx = int from 1 to n int from 1 to {n over x} {n over {xy}} - 1 dy dx = 


"" newline int from 1 to n {n over x} log {n over x} - { n over x } + 1 dx = 1 over 2 n log^2 n - n log n + n - 1
</annotation>
  </semantics>
</math>
</file>

<file path=Object 29/content.xml><?xml version="1.0" encoding="utf-8"?>
<math xmlns="http://www.w3.org/1998/Math/MathML">
  <semantics>
    <mrow>
      <mrow>
        <msub>
          <mi>A</mi>
          <mi>k</mi>
        </msub>
        <mo stretchy="false">=</mo>
        <mrow>
          <mo stretchy="false">−</mo>
          <msup>
            <mn>1</mn>
            <mi>k</mi>
          </msup>
        </mrow>
      </mrow>
      <mrow>
        <mo stretchy="false">(</mo>
        <mrow>
          <mrow>
            <mrow>
              <mo stretchy="false">−</mo>
              <mn>1</mn>
            </mrow>
            <mo stretchy="false">+</mo>
            <mi>n</mi>
          </mrow>
          <mrow>
            <munderover>
              <mo stretchy="false">∑</mo>
              <mrow>
                <mi>j</mi>
                <mo stretchy="false">=</mo>
                <mn>0</mn>
              </mrow>
              <mrow>
                <mrow>
                  <mi>k</mi>
                  <mo stretchy="false">−</mo>
                  <mn>1</mn>
                </mrow>
              </mrow>
            </munderover>
            <mrow>
              <mfrac>
                <msup>
                  <mrow>
                    <mo stretchy="false">(</mo>
                    <mrow>
                      <mrow>
                        <mo stretchy="false">−</mo>
                        <mi>log</mi>
                      </mrow>
                      <mi>n</mi>
                    </mrow>
                    <mo stretchy="false">)</mo>
                  </mrow>
                  <mi>j</mi>
                </msup>
                <mrow>
                  <mi>j</mi>
                  <mi>!</mi>
                </mrow>
              </mfrac>
            </mrow>
          </mrow>
        </mrow>
        <mo stretchy="false">)</mo>
      </mrow>
    </mrow>
    <annotation encoding="StarMath 5.0">A_k =  -1^k( -1 + n sum from j = 0 to {k-1} {(-log n)^j over {j!} } )</annotation>
  </semantics>
</math>
</file>

<file path=Object 3/content.xml><?xml version="1.0" encoding="utf-8"?>
<math xmlns="http://www.w3.org/1998/Math/MathML">
  <semantics>
    <mrow>
      <msub>
        <mi>d</mi>
        <mi>k</mi>
      </msub>
      <mi>'</mi>
      <mrow>
        <mo stretchy="false">(</mo>
        <mrow>
          <mi>n</mi>
        </mrow>
        <mo stretchy="false">)</mo>
      </mrow>
    </mrow>
    <annotation encoding="StarMath 5.0">d_k'(n)
</annotation>
  </semantics>
</math>
</file>

<file path=Object 30/content.xml><?xml version="1.0" encoding="utf-8"?>
<math xmlns="http://www.w3.org/1998/Math/MathML">
  <semantics>
    <mrow>
      <msub>
        <mi>A</mi>
        <mo stretchy="false">Π</mo>
      </msub>
      <mrow>
        <mo stretchy="false">(</mo>
        <mrow>
          <mi>n</mi>
        </mrow>
        <mo stretchy="false">)</mo>
      </mrow>
    </mrow>
    <annotation encoding="StarMath 5.0">A_%PI(n)
</annotation>
  </semantics>
</math>
</file>

<file path=Object 31/content.xml><?xml version="1.0" encoding="utf-8"?>
<math xmlns="http://www.w3.org/1998/Math/MathML">
  <semantics>
    <mrow>
      <msub>
        <mi>A</mi>
        <mi>k</mi>
      </msub>
      <mrow>
        <mrow>
          <mo stretchy="false">(</mo>
          <mrow>
            <mi>n</mi>
          </mrow>
          <mo stretchy="false">)</mo>
        </mrow>
        <mo stretchy="false">=</mo>
        <mtext/>
      </mrow>
    </mrow>
    <annotation encoding="StarMath 5.0">A_k(n) = ""
</annotation>
  </semantics>
</math>
</file>

<file path=Object 32/content.xml><?xml version="1.0" encoding="utf-8"?>
<math xmlns="http://www.w3.org/1998/Math/MathML">
  <semantics>
    <mrow>
      <msub>
        <mi>A</mi>
        <mi>k</mi>
      </msub>
      <mrow>
        <mrow>
          <mo stretchy="false">(</mo>
          <mrow>
            <mi>n</mi>
          </mrow>
          <mo stretchy="false">)</mo>
        </mrow>
        <mo stretchy="false">=</mo>
        <mrow>
          <mo stretchy="false">−</mo>
          <msup>
            <mn>1</mn>
            <mi>k</mi>
          </msup>
        </mrow>
      </mrow>
      <mrow>
        <mo stretchy="false">(</mo>
        <mrow>
          <mrow>
            <mrow>
              <mrow>
                <mo stretchy="false">−</mo>
                <mn>1</mn>
              </mrow>
              <mo stretchy="false">+</mo>
              <mrow>
                <msup>
                  <mi>e</mi>
                  <mrow>
                    <mo stretchy="false">−</mo>
                    <mi>m</mi>
                  </mrow>
                </msup>
              </mrow>
            </mrow>
            <mrow>
              <munderover>
                <mo stretchy="false">∑</mo>
                <mrow>
                  <mi>j</mi>
                  <mo stretchy="false">=</mo>
                  <mn>0</mn>
                </mrow>
                <mrow>
                  <mrow>
                    <mi>k</mi>
                    <mo stretchy="false">−</mo>
                    <mn>1</mn>
                  </mrow>
                </mrow>
              </munderover>
              <mrow>
                <mfrac>
                  <msup>
                    <mi>m</mi>
                    <mi>j</mi>
                  </msup>
                  <mrow>
                    <mi>j</mi>
                    <mi>!</mi>
                  </mrow>
                </mfrac>
              </mrow>
            </mrow>
          </mrow>
        </mrow>
        <mo stretchy="false">)</mo>
      </mrow>
    </mrow>
    <annotation encoding="StarMath 5.0">A_k(n) = -1^k({-1 + {e^-m} sum from j=0 to {k-1} { m^j over {j!} }})</annotation>
  </semantics>
</math>
</file>

<file path=Object 33/content.xml><?xml version="1.0" encoding="utf-8"?>
<math xmlns="http://www.w3.org/1998/Math/MathML">
  <semantics>
    <mrow>
      <msup>
        <mi>e</mi>
        <mrow>
          <mo stretchy="false">−</mo>
          <mi>u</mi>
        </mrow>
      </msup>
      <mrow>
        <mrow>
          <munderover>
            <mo stretchy="false">∑</mo>
            <mrow>
              <mi>j</mi>
              <mo stretchy="false">=</mo>
              <mn>0</mn>
            </mrow>
            <mrow>
              <mrow>
                <mi>k</mi>
                <mo stretchy="false">−</mo>
                <mn>1</mn>
              </mrow>
            </mrow>
          </munderover>
          <mrow>
            <mfrac>
              <mrow>
                <msup>
                  <mi>u</mi>
                  <mi>j</mi>
                </msup>
              </mrow>
              <mrow>
                <mi>j</mi>
                <mi>!</mi>
              </mrow>
            </mfrac>
          </mrow>
        </mrow>
        <mo stretchy="false">=</mo>
        <mfrac>
          <mn>1</mn>
          <mrow>
            <mrow>
              <mo stretchy="false">(</mo>
              <mrow>
                <mrow>
                  <mi>k</mi>
                  <mo stretchy="false">−</mo>
                  <mn>1</mn>
                </mrow>
              </mrow>
              <mo stretchy="false">)</mo>
            </mrow>
            <mi>!</mi>
          </mrow>
        </mfrac>
      </mrow>
      <mrow>
        <munderover>
          <mo stretchy="false">∫</mo>
          <mi>u</mi>
          <mo stretchy="false">∞</mo>
        </munderover>
        <mrow>
          <msup>
            <mi>t</mi>
            <mrow>
              <mrow>
                <mi>k</mi>
                <mo stretchy="false">−</mo>
                <mn>1</mn>
              </mrow>
            </mrow>
          </msup>
          <msup>
            <mi>e</mi>
            <mrow>
              <mo stretchy="false">−</mo>
              <mi>t</mi>
            </mrow>
          </msup>
          <mi mathvariant="italic">dt</mi>
        </mrow>
      </mrow>
    </mrow>
    <annotation encoding="StarMath 5.0">e^-u sum from j = 0 to {k-1} {{u^j} over {j!}} = 1 over {(k-1)!} int from u to infinity { t^{k-1} e^-t dt }</annotation>
  </semantics>
</math>
</file>

<file path=Object 34/content.xml><?xml version="1.0" encoding="utf-8"?>
<math xmlns="http://www.w3.org/1998/Math/MathML">
  <semantics>
    <mrow>
      <msub>
        <mi>A</mi>
        <mi>k</mi>
      </msub>
      <mrow>
        <mrow>
          <mo stretchy="false">(</mo>
          <mrow>
            <mi>n</mi>
          </mrow>
          <mo stretchy="false">)</mo>
        </mrow>
        <mo stretchy="false">=</mo>
        <mrow>
          <mo stretchy="false">−</mo>
          <msup>
            <mn>1</mn>
            <mi>k</mi>
          </msup>
        </mrow>
      </mrow>
      <mrow>
        <mo stretchy="false">(</mo>
        <mrow>
          <mrow>
            <mrow>
              <mrow>
                <mo stretchy="false">−</mo>
                <mn>1</mn>
              </mrow>
              <mo stretchy="false">+</mo>
              <mfrac>
                <mn>1</mn>
                <mrow>
                  <mrow>
                    <mo stretchy="false">(</mo>
                    <mrow>
                      <mrow>
                        <mi>k</mi>
                        <mo stretchy="false">−</mo>
                        <mn>1</mn>
                      </mrow>
                    </mrow>
                    <mo stretchy="false">)</mo>
                  </mrow>
                  <mi>!</mi>
                </mrow>
              </mfrac>
            </mrow>
            <mrow>
              <munderover>
                <mo stretchy="false">∫</mo>
                <mrow>
                  <mrow>
                    <mo stretchy="false">−</mo>
                    <mi>log</mi>
                  </mrow>
                  <mi>n</mi>
                </mrow>
                <mo stretchy="false">∞</mo>
              </munderover>
              <mrow>
                <msup>
                  <mi>t</mi>
                  <mrow>
                    <mrow>
                      <mi>k</mi>
                      <mo stretchy="false">−</mo>
                      <mn>1</mn>
                    </mrow>
                  </mrow>
                </msup>
                <msup>
                  <mi>e</mi>
                  <mrow>
                    <mo stretchy="false">−</mo>
                    <mi>t</mi>
                  </mrow>
                </msup>
                <mi mathvariant="italic">dt</mi>
              </mrow>
            </mrow>
          </mrow>
        </mrow>
        <mo stretchy="false">)</mo>
      </mrow>
    </mrow>
    <annotation encoding="StarMath 5.0">A_k(n) = -1^k ( { -1 + 1 over {(k-1)!} int from {-log n} to infinity { t^{k-1} e^-t dt }})</annotation>
  </semantics>
</math>
</file>

<file path=Object 35/content.xml><?xml version="1.0" encoding="utf-8"?>
<math xmlns="http://www.w3.org/1998/Math/MathML">
  <semantics>
    <mrow>
      <msub>
        <mi>A</mi>
        <mi>k</mi>
      </msub>
      <mrow>
        <mrow>
          <mo stretchy="false">(</mo>
          <mrow>
            <mi>n</mi>
          </mrow>
          <mo stretchy="false">)</mo>
        </mrow>
        <mo stretchy="false">=</mo>
        <mrow>
          <mo stretchy="false">−</mo>
          <msup>
            <mn>1</mn>
            <mi>k</mi>
          </msup>
        </mrow>
      </mrow>
      <mrow>
        <mo stretchy="false">(</mo>
        <mrow>
          <mrow>
            <mrow>
              <mrow>
                <mo stretchy="false">−</mo>
                <mrow>
                  <mfrac>
                    <mrow>
                      <mrow>
                        <mo stretchy="false">(</mo>
                        <mrow>
                          <mrow>
                            <mi>k</mi>
                            <mo stretchy="false">−</mo>
                            <mn>1</mn>
                          </mrow>
                        </mrow>
                        <mo stretchy="false">)</mo>
                      </mrow>
                      <mi>!</mi>
                    </mrow>
                    <mrow>
                      <mrow>
                        <mo stretchy="false">(</mo>
                        <mrow>
                          <mrow>
                            <mi>k</mi>
                            <mo stretchy="false">−</mo>
                            <mn>1</mn>
                          </mrow>
                        </mrow>
                        <mo stretchy="false">)</mo>
                      </mrow>
                      <mi>!</mi>
                    </mrow>
                  </mfrac>
                </mrow>
              </mrow>
              <mo stretchy="false">+</mo>
              <mfrac>
                <mn>1</mn>
                <mrow>
                  <mrow>
                    <mo stretchy="false">(</mo>
                    <mrow>
                      <mrow>
                        <mi>k</mi>
                        <mo stretchy="false">−</mo>
                        <mn>1</mn>
                      </mrow>
                    </mrow>
                    <mo stretchy="false">)</mo>
                  </mrow>
                  <mi>!</mi>
                </mrow>
              </mfrac>
            </mrow>
            <mrow>
              <munderover>
                <mo stretchy="false">∫</mo>
                <mrow>
                  <mrow>
                    <mo stretchy="false">−</mo>
                    <mi>log</mi>
                  </mrow>
                  <mi>n</mi>
                </mrow>
                <mo stretchy="false">∞</mo>
              </munderover>
              <mrow>
                <msup>
                  <mi>t</mi>
                  <mrow>
                    <mrow>
                      <mi>k</mi>
                      <mo stretchy="false">−</mo>
                      <mn>1</mn>
                    </mrow>
                  </mrow>
                </msup>
                <msup>
                  <mi>e</mi>
                  <mrow>
                    <mo stretchy="false">−</mo>
                    <mi>t</mi>
                  </mrow>
                </msup>
                <mi mathvariant="italic">dt</mi>
              </mrow>
            </mrow>
          </mrow>
        </mrow>
        <mo stretchy="false">)</mo>
      </mrow>
    </mrow>
    <annotation encoding="StarMath 5.0">A_k(n) = -1^k ( { -{ {(k-1)!} over {(k-1)!} } + 1 over {(k-1)!} int from {-log n} to infinity { t^{k-1} e^-t dt } })</annotation>
  </semantics>
</math>
</file>

<file path=Object 36/content.xml><?xml version="1.0" encoding="utf-8"?>
<math xmlns="http://www.w3.org/1998/Math/MathML">
  <semantics>
    <mrow>
      <msub>
        <mi>A</mi>
        <mi>k</mi>
      </msub>
      <mrow>
        <mrow>
          <mo stretchy="false">(</mo>
          <mrow>
            <mi>n</mi>
          </mrow>
          <mo stretchy="false">)</mo>
        </mrow>
        <mo stretchy="false">=</mo>
        <mrow>
          <mo stretchy="false">−</mo>
          <msup>
            <mn>1</mn>
            <mi>k</mi>
          </msup>
        </mrow>
      </mrow>
      <mrow>
        <mo stretchy="false">(</mo>
        <mrow>
          <mrow>
            <mrow>
              <mrow>
                <mo stretchy="false">−</mo>
                <mrow>
                  <mfrac>
                    <mrow>
                      <mo stretchy="false">Γ</mo>
                      <mrow>
                        <mo stretchy="false">(</mo>
                        <mrow>
                          <mi>k</mi>
                        </mrow>
                        <mo stretchy="false">)</mo>
                      </mrow>
                    </mrow>
                    <mrow>
                      <mrow>
                        <mo stretchy="false">(</mo>
                        <mrow>
                          <mrow>
                            <mi>k</mi>
                            <mo stretchy="false">−</mo>
                            <mn>1</mn>
                          </mrow>
                        </mrow>
                        <mo stretchy="false">)</mo>
                      </mrow>
                      <mi>!</mi>
                    </mrow>
                  </mfrac>
                </mrow>
              </mrow>
              <mo stretchy="false">+</mo>
              <mfrac>
                <mn>1</mn>
                <mrow>
                  <mrow>
                    <mo stretchy="false">(</mo>
                    <mrow>
                      <mrow>
                        <mi>k</mi>
                        <mo stretchy="false">−</mo>
                        <mn>1</mn>
                      </mrow>
                    </mrow>
                    <mo stretchy="false">)</mo>
                  </mrow>
                  <mi>!</mi>
                </mrow>
              </mfrac>
            </mrow>
            <mrow>
              <munderover>
                <mo stretchy="false">∫</mo>
                <mrow>
                  <mrow>
                    <mo stretchy="false">−</mo>
                    <mi>log</mi>
                  </mrow>
                  <mi>n</mi>
                </mrow>
                <mo stretchy="false">∞</mo>
              </munderover>
              <mrow>
                <msup>
                  <mi>t</mi>
                  <mrow>
                    <mrow>
                      <mi>k</mi>
                      <mo stretchy="false">−</mo>
                      <mn>1</mn>
                    </mrow>
                  </mrow>
                </msup>
                <msup>
                  <mi>e</mi>
                  <mrow>
                    <mo stretchy="false">−</mo>
                    <mi>t</mi>
                  </mrow>
                </msup>
                <mi mathvariant="italic">dt</mi>
              </mrow>
            </mrow>
          </mrow>
        </mrow>
        <mo stretchy="false">)</mo>
      </mrow>
    </mrow>
    <annotation encoding="StarMath 5.0">A_k(n) = -1^k ( { -{ {%GAMMA(k)} over {(k-1)!} } + 1 over {(k-1)!} int from {-log n} to infinity { t^{k-1} e^-t dt } })</annotation>
  </semantics>
</math>
</file>

<file path=Object 37/content.xml><?xml version="1.0" encoding="utf-8"?>
<math xmlns="http://www.w3.org/1998/Math/MathML">
  <semantics>
    <mrow>
      <mo stretchy="false">Γ</mo>
      <mrow>
        <mrow>
          <mo stretchy="false">(</mo>
          <mrow>
            <mi>x</mi>
          </mrow>
          <mo stretchy="false">)</mo>
        </mrow>
        <mo stretchy="false">=</mo>
        <mrow>
          <munderover>
            <mo stretchy="false">∫</mo>
            <mn>0</mn>
            <mo stretchy="false">∞</mo>
          </munderover>
          <msup>
            <mi>t</mi>
            <mrow>
              <mrow>
                <mi>k</mi>
                <mo stretchy="false">−</mo>
                <mn>1</mn>
              </mrow>
            </mrow>
          </msup>
        </mrow>
      </mrow>
      <msup>
        <mi>e</mi>
        <mrow>
          <mo stretchy="false">−</mo>
          <mi>t</mi>
        </mrow>
      </msup>
      <mi mathvariant="italic">dt</mi>
    </mrow>
    <annotation encoding="StarMath 5.0">%GAMMA(x) = int from 0 to infinity t^{k-1} e^-t dt</annotation>
  </semantics>
</math>
</file>

<file path=Object 38/content.xml><?xml version="1.0" encoding="utf-8"?>
<math xmlns="http://www.w3.org/1998/Math/MathML">
  <semantics>
    <mrow>
      <mrow>
        <mo stretchy="false">−</mo>
        <msup>
          <mn>1</mn>
          <mi>k</mi>
        </msup>
      </mrow>
      <mrow>
        <mo stretchy="false">(</mo>
        <mrow>
          <mrow>
            <mrow>
              <mo stretchy="false">−</mo>
              <mrow>
                <mfrac>
                  <mn>1</mn>
                  <mrow>
                    <mrow>
                      <mo stretchy="false">(</mo>
                      <mrow>
                        <mrow>
                          <mi>k</mi>
                          <mo stretchy="false">−</mo>
                          <mn>1</mn>
                        </mrow>
                      </mrow>
                      <mo stretchy="false">)</mo>
                    </mrow>
                    <mi>!</mi>
                  </mrow>
                </mfrac>
              </mrow>
            </mrow>
            <mrow>
              <mrow>
                <munderover>
                  <mo stretchy="false">∫</mo>
                  <mn>0</mn>
                  <mo stretchy="false">∞</mo>
                </munderover>
                <mrow>
                  <msup>
                    <mi>t</mi>
                    <mrow>
                      <mrow>
                        <mi>k</mi>
                        <mo stretchy="false">−</mo>
                        <mn>1</mn>
                      </mrow>
                    </mrow>
                  </msup>
                  <msup>
                    <mi>e</mi>
                    <mrow>
                      <mo stretchy="false">−</mo>
                      <mi>t</mi>
                    </mrow>
                  </msup>
                  <mi mathvariant="italic">dt</mi>
                </mrow>
              </mrow>
              <mo stretchy="false">+</mo>
              <mfrac>
                <mn>1</mn>
                <mrow>
                  <mrow>
                    <mo stretchy="false">(</mo>
                    <mrow>
                      <mrow>
                        <mi>k</mi>
                        <mo stretchy="false">−</mo>
                        <mn>1</mn>
                      </mrow>
                    </mrow>
                    <mo stretchy="false">)</mo>
                  </mrow>
                  <mi>!</mi>
                </mrow>
              </mfrac>
            </mrow>
            <mrow>
              <munderover>
                <mo stretchy="false">∫</mo>
                <mrow>
                  <mrow>
                    <mo stretchy="false">−</mo>
                    <mi>log</mi>
                  </mrow>
                  <mi>n</mi>
                </mrow>
                <mo stretchy="false">∞</mo>
              </munderover>
              <mrow>
                <msup>
                  <mi>t</mi>
                  <mrow>
                    <mrow>
                      <mi>k</mi>
                      <mo stretchy="false">−</mo>
                      <mn>1</mn>
                    </mrow>
                  </mrow>
                </msup>
                <msup>
                  <mi>e</mi>
                  <mrow>
                    <mo stretchy="false">−</mo>
                    <mi>t</mi>
                  </mrow>
                </msup>
                <mi mathvariant="italic">dt</mi>
              </mrow>
            </mrow>
          </mrow>
        </mrow>
        <mo stretchy="false">)</mo>
      </mrow>
    </mrow>
    <annotation encoding="StarMath 5.0">-1^k ( { -{ 1 over {(k-1)!} } int from 0 to infinity { t^{k-1} e^-t dt } + 1 over {(k-1)!} int from {-log n} to infinity { t^{k-1} e^-t dt } })</annotation>
  </semantics>
</math>
</file>

<file path=Object 39/content.xml><?xml version="1.0" encoding="utf-8"?>
<math xmlns="http://www.w3.org/1998/Math/MathML">
  <semantics>
    <mrow>
      <msub>
        <mi>A</mi>
        <mi>k</mi>
      </msub>
      <mrow>
        <mrow>
          <mo stretchy="false">(</mo>
          <mrow>
            <mi>n</mi>
          </mrow>
          <mo stretchy="false">)</mo>
        </mrow>
        <mo stretchy="false">=</mo>
        <mrow>
          <mfrac>
            <mrow>
              <mo stretchy="false">−</mo>
              <msup>
                <mn>1</mn>
                <mrow>
                  <mrow>
                    <mi>k</mi>
                    <mo stretchy="false">+</mo>
                    <mn>1</mn>
                  </mrow>
                </mrow>
              </msup>
            </mrow>
            <mrow>
              <mrow>
                <mo stretchy="false">(</mo>
                <mrow>
                  <mrow>
                    <mi>k</mi>
                    <mo stretchy="false">−</mo>
                    <mn>1</mn>
                  </mrow>
                </mrow>
                <mo stretchy="false">)</mo>
              </mrow>
              <mi>!</mi>
            </mrow>
          </mfrac>
          <mrow>
            <munderover>
              <mo stretchy="false">∫</mo>
              <mrow>
                <mrow>
                  <mo stretchy="false">−</mo>
                  <mi>log</mi>
                </mrow>
                <mi>n</mi>
              </mrow>
              <mn>0</mn>
            </munderover>
            <mrow>
              <msup>
                <mi>t</mi>
                <mrow>
                  <mrow>
                    <mi>k</mi>
                    <mo stretchy="false">−</mo>
                    <mn>1</mn>
                  </mrow>
                </mrow>
              </msup>
              <msup>
                <mi>e</mi>
                <mrow>
                  <mo stretchy="false">−</mo>
                  <mi>t</mi>
                </mrow>
              </msup>
              <mi mathvariant="italic">dt</mi>
            </mrow>
          </mrow>
        </mrow>
      </mrow>
    </mrow>
    <annotation encoding="StarMath 5.0">A_k(n) =  { -1^{k+1} over {(k-1)!} int from {-log n} to 0 { t^{k-1} e^-t dt } }</annotation>
  </semantics>
</math>
</file>

<file path=Object 4/content.xml><?xml version="1.0" encoding="utf-8"?>
<math xmlns="http://www.w3.org/1998/Math/MathML">
  <semantics>
    <mrow>
      <msub>
        <mi>d</mi>
        <mn>1</mn>
      </msub>
      <mi>'</mi>
      <mrow>
        <mrow>
          <mo stretchy="false">(</mo>
          <mrow>
            <mi>n</mi>
          </mrow>
          <mo stretchy="false">)</mo>
        </mrow>
        <mo stretchy="false">=</mo>
        <mrow>
          <mo stretchy="true">{</mo>
          <mrow>
            <mtable>
              <mtr>
                <mtd>
                  <mrow>
                    <mn>0</mn>
                    <mi mathvariant="normal">:</mi>
                    <mrow>
                      <mi>n</mi>
                      <mo stretchy="false">=</mo>
                      <mn>1</mn>
                    </mrow>
                  </mrow>
                </mtd>
              </mtr>
              <mtr>
                <mtd>
                  <mrow>
                    <mn>1</mn>
                    <mi mathvariant="normal">:</mi>
                    <mrow>
                      <mi>n</mi>
                      <mo stretchy="false">≠</mo>
                      <mn>1</mn>
                    </mrow>
                  </mrow>
                </mtd>
              </mtr>
            </mtable>
          </mrow>
        </mrow>
      </mrow>
    </mrow>
    <annotation encoding="StarMath 5.0">d_1'(n) = left lbrace
  stack {
    0 : n = 1 #
    1 : n &lt;&gt; 1
  }
right none
</annotation>
  </semantics>
</math>
</file>

<file path=Object 40/content.xml><?xml version="1.0" encoding="utf-8"?>
<math xmlns="http://www.w3.org/1998/Math/MathML">
  <semantics>
    <mrow>
      <mi>A</mi>
      <mrow>
        <mrow>
          <mo stretchy="false">(</mo>
          <mrow>
            <mi>n</mi>
          </mrow>
          <mo stretchy="false">)</mo>
        </mrow>
        <mo stretchy="false">=</mo>
        <mrow>
          <munderover>
            <mo stretchy="false">∫</mo>
            <mrow>
              <mrow>
                <mo stretchy="false">−</mo>
                <mi>log</mi>
              </mrow>
              <mi>n</mi>
            </mrow>
            <mn>0</mn>
          </munderover>
          <mrow>
            <mo stretchy="false">(</mo>
            <mrow>
              <mrow>
                <munderover>
                  <mo stretchy="false">∑</mo>
                  <mrow>
                    <mi>k</mi>
                    <mo stretchy="false">=</mo>
                    <mn>1</mn>
                  </mrow>
                  <mo stretchy="false">∞</mo>
                </munderover>
                <mrow>
                  <mfrac>
                    <mrow>
                      <msup>
                        <mi>t</mi>
                        <mrow>
                          <mrow>
                            <mi>k</mi>
                            <mo stretchy="false">−</mo>
                            <mn>1</mn>
                          </mrow>
                        </mrow>
                      </msup>
                    </mrow>
                    <mrow>
                      <mi>k</mi>
                      <mi>!</mi>
                    </mrow>
                  </mfrac>
                </mrow>
              </mrow>
            </mrow>
            <mo stretchy="false">)</mo>
          </mrow>
        </mrow>
      </mrow>
      <msup>
        <mi>e</mi>
        <mrow>
          <mo stretchy="false">−</mo>
          <mi>t</mi>
        </mrow>
      </msup>
      <mi mathvariant="italic">dt</mi>
    </mrow>
    <annotation encoding="StarMath 5.0">A(n) = int from {-log n} to 0 ( sum from k = 1 to infinity { {t^{k-1}} over {k!} } ) e^-t dt</annotation>
  </semantics>
</math>
</file>

<file path=Object 41/content.xml><?xml version="1.0" encoding="utf-8"?>
<math xmlns="http://www.w3.org/1998/Math/MathML">
  <semantics>
    <mtable>
      <mtr>
        <mtd>
          <mrow>
            <msub>
              <mi>A</mi>
              <mo stretchy="false">Π</mo>
            </msub>
            <mrow>
              <mrow>
                <mo stretchy="false">(</mo>
                <mrow>
                  <mi>n</mi>
                </mrow>
                <mo stretchy="false">)</mo>
              </mrow>
              <mo stretchy="false">=</mo>
              <mrow>
                <munderover>
                  <mo stretchy="false">∫</mo>
                  <mrow>
                    <mrow>
                      <mo stretchy="false">−</mo>
                      <mi>log</mi>
                    </mrow>
                    <mi>n</mi>
                  </mrow>
                  <mn>0</mn>
                </munderover>
                <mrow>
                  <mo stretchy="false">(</mo>
                  <mrow>
                    <mfrac>
                      <mrow>
                        <mrow>
                          <msup>
                            <mi>e</mi>
                            <mi>t</mi>
                          </msup>
                          <mo stretchy="false">−</mo>
                          <mn>1</mn>
                        </mrow>
                      </mrow>
                      <mi>t</mi>
                    </mfrac>
                  </mrow>
                  <mo stretchy="false">)</mo>
                </mrow>
              </mrow>
            </mrow>
            <msup>
              <mi>e</mi>
              <mrow>
                <mo stretchy="false">−</mo>
                <mi>t</mi>
              </mrow>
            </msup>
            <mrow>
              <mi mathvariant="italic">dt</mi>
              <mo stretchy="false">=</mo>
              <mrow>
                <munderover>
                  <mo stretchy="false">∫</mo>
                  <mrow>
                    <mrow>
                      <mo stretchy="false">−</mo>
                      <mi>log</mi>
                    </mrow>
                    <mi>n</mi>
                  </mrow>
                  <mn>0</mn>
                </munderover>
                <mrow>
                  <mfrac>
                    <mrow>
                      <mrow>
                        <mn>1</mn>
                        <mo stretchy="false">−</mo>
                        <msup>
                          <mi>e</mi>
                          <mrow>
                            <mo stretchy="false">−</mo>
                            <mi>t</mi>
                          </mrow>
                        </msup>
                      </mrow>
                    </mrow>
                    <mi>t</mi>
                  </mfrac>
                </mrow>
              </mrow>
            </mrow>
            <mrow>
              <mi mathvariant="italic">dt</mi>
              <mo stretchy="false">=</mo>
              <mtext/>
            </mrow>
          </mrow>
        </mtd>
      </mtr>
      <mtr>
        <mtd>
          <mrow>
            <mrow>
              <mo stretchy="false">−</mo>
              <mrow>
                <munderover>
                  <mo stretchy="false">∫</mo>
                  <mrow>
                    <mi>log</mi>
                    <mi>n</mi>
                  </mrow>
                  <mn>0</mn>
                </munderover>
                <mrow>
                  <mfrac>
                    <mrow>
                      <mrow>
                        <mn>1</mn>
                        <mo stretchy="false">−</mo>
                        <msup>
                          <mi>e</mi>
                          <mi>t</mi>
                        </msup>
                      </mrow>
                    </mrow>
                    <mrow>
                      <mrow>
                        <mo stretchy="false">−</mo>
                        <mi>t</mi>
                      </mrow>
                    </mrow>
                  </mfrac>
                </mrow>
              </mrow>
            </mrow>
            <mrow>
              <mi mathvariant="italic">dt</mi>
              <mo stretchy="false">=</mo>
              <mrow>
                <munderover>
                  <mo stretchy="false">∫</mo>
                  <mn>0</mn>
                  <mrow>
                    <mi>log</mi>
                    <mi>n</mi>
                  </mrow>
                </munderover>
                <mrow>
                  <mfrac>
                    <mrow>
                      <mrow>
                        <msup>
                          <mi>e</mi>
                          <mi>t</mi>
                        </msup>
                        <mo stretchy="false">−</mo>
                        <mn>1</mn>
                      </mrow>
                    </mrow>
                    <mi>t</mi>
                  </mfrac>
                </mrow>
              </mrow>
            </mrow>
            <mi mathvariant="italic">dt</mi>
          </mrow>
        </mtd>
      </mtr>
    </mtable>
    <annotation encoding="StarMath 5.0">A_%PI(n) = int from {-log n} to 0 ( {e^t - 1} over t  ) e^-t dt =
int from {-log n} to 0 { { 1 - e^-t } over t }dt =
"" newline - int from {log n} to 0 {{1 - e^t} over {-t} }dt =
int from 0 to {log n} {{e^t - 1} over t } dt</annotation>
  </semantics>
</math>
</file>

<file path=Object 42/content.xml><?xml version="1.0" encoding="utf-8"?>
<math xmlns="http://www.w3.org/1998/Math/MathML">
  <semantics>
    <mrow>
      <msub>
        <mi>A</mi>
        <mo stretchy="false">ψ</mo>
      </msub>
      <mrow>
        <mrow>
          <mo stretchy="false">(</mo>
          <mrow>
            <mi>n</mi>
          </mrow>
          <mo stretchy="false">)</mo>
        </mrow>
        <mo stretchy="false">=</mo>
        <mrow>
          <mi>n</mi>
          <mo stretchy="false">−</mo>
          <mi>log</mi>
        </mrow>
      </mrow>
      <mrow>
        <mi>n</mi>
        <mo stretchy="false">−</mo>
        <mn>1</mn>
      </mrow>
    </mrow>
    <annotation encoding="StarMath 5.0">A_%psi(n) = n - log n - 1</annotation>
  </semantics>
</math>
</file>

<file path=Object 43/content.xml><?xml version="1.0" encoding="utf-8"?>
<math xmlns="http://www.w3.org/1998/Math/MathML">
  <semantics>
    <mrow>
      <mo stretchy="false">Γ</mo>
      <mrow>
        <mo stretchy="false">(</mo>
        <mrow>
          <mi>n</mi>
        </mrow>
        <mo stretchy="false">)</mo>
      </mrow>
    </mrow>
    <annotation encoding="StarMath 5.0">%GAMMA(n)</annotation>
  </semantics>
</math>
</file>

<file path=Object 44/content.xml><?xml version="1.0" encoding="utf-8"?>
<math xmlns="http://www.w3.org/1998/Math/MathML">
  <semantics>
    <mrow>
      <mo stretchy="false">ρ</mo>
    </mrow>
    <annotation encoding="StarMath 5.0">%rho</annotation>
  </semantics>
</math>
</file>

<file path=Object 45/content.xml><?xml version="1.0" encoding="utf-8"?>
<math xmlns="http://www.w3.org/1998/Math/MathML">
  <semantics>
    <mrow>
      <msub>
        <mi>A</mi>
        <mo stretchy="false">Π</mo>
      </msub>
      <mrow>
        <mrow>
          <mo stretchy="false">(</mo>
          <mrow>
            <mi>n</mi>
          </mrow>
          <mo stretchy="false">)</mo>
        </mrow>
        <mo stretchy="false">=</mo>
        <mtext/>
      </mrow>
    </mrow>
    <annotation encoding="StarMath 5.0">A_%PI(n) = ""</annotation>
  </semantics>
</math>
</file>

<file path=Object 46/content.xml><?xml version="1.0" encoding="utf-8"?>
<math xmlns="http://www.w3.org/1998/Math/MathML">
  <semantics>
    <mrow>
      <mrow>
        <mo stretchy="false">−</mo>
        <mi>log</mi>
      </mrow>
      <mi>n</mi>
    </mrow>
    <annotation encoding="StarMath 5.0">-log n</annotation>
  </semantics>
</math>
</file>

<file path=Object 47/content.xml><?xml version="1.0" encoding="utf-8"?>
<math xmlns="http://www.w3.org/1998/Math/MathML">
  <semantics>
    <mrow>
      <msub>
        <mi>A</mi>
        <mi>k</mi>
      </msub>
      <mrow>
        <mo stretchy="false">(</mo>
        <mrow>
          <mi>n</mi>
        </mrow>
        <mo stretchy="false">)</mo>
      </mrow>
    </mrow>
    <annotation encoding="StarMath 5.0">A_k(n)
</annotation>
  </semantics>
</math>
</file>

<file path=Object 48/content.xml><?xml version="1.0" encoding="utf-8"?>
<math xmlns="http://www.w3.org/1998/Math/MathML">
  <semantics>
    <mtable>
      <mtr>
        <mtd>
          <mrow>
            <mi mathvariant="italic">li</mi>
            <mrow>
              <mrow>
                <mo stretchy="false">(</mo>
                <mrow>
                  <mi>n</mi>
                </mrow>
                <mo stretchy="false">)</mo>
              </mrow>
              <mo stretchy="false">−</mo>
              <mo stretchy="false">π</mo>
            </mrow>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text/>
            </mrow>
          </mrow>
        </mtd>
      </mtr>
      <mtr>
        <mtd>
          <mrow>
            <mtext/>
          </mrow>
        </mtd>
      </mtr>
      <mtr>
        <mtd>
          <mrow>
            <mrow>
              <mtext>          </mtext>
              <mo stretchy="false">−</mo>
              <mtext> </mtext>
            </mrow>
            <mi>log</mi>
            <mtext> </mtext>
            <mi>log</mi>
            <mrow>
              <mi>n</mi>
              <mo stretchy="false">−</mo>
              <mo stretchy="false">γ</mo>
            </mrow>
            <mtext/>
          </mrow>
        </mtd>
      </mtr>
      <mtr>
        <mtd>
          <mrow>
            <mrow>
              <mtext>          </mtext>
              <mo stretchy="false">−</mo>
              <mrow>
                <mfrac>
                  <mn>1</mn>
                  <mn>2</mn>
                </mfrac>
              </mrow>
            </mrow>
            <mrow>
              <mo stretchy="false">(</mo>
              <mrow>
                <mrow>
                  <munderover>
                    <mo stretchy="false">∫</mo>
                    <mn>1</mn>
                    <mi>n</mi>
                  </munderover>
                  <mrow>
                    <munderover>
                      <mo stretchy="false">∫</mo>
                      <mn>1</mn>
                      <mrow>
                        <mfrac>
                          <mi>n</mi>
                          <mi>x</mi>
                        </mfrac>
                      </mrow>
                    </munderover>
                    <mi mathvariant="italic">dy</mi>
                  </mrow>
                </mrow>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n>1</mn>
                    </mrow>
                  </mrow>
                </mrow>
              </mrow>
              <mo stretchy="false">)</mo>
            </mrow>
            <mtext/>
          </mrow>
        </mtd>
      </mtr>
      <mtr>
        <mtd>
          <mrow>
            <mrow>
              <mtext>          </mtext>
              <mo stretchy="false">+</mo>
              <mrow>
                <mfrac>
                  <mn>1</mn>
                  <mn>3</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row>
              </mrow>
              <mo stretchy="false">)</mo>
            </mrow>
            <mtext/>
          </mrow>
        </mtd>
      </mtr>
      <mtr>
        <mtd>
          <mrow>
            <mrow>
              <mtext>          </mtext>
              <mo stretchy="false">−</mo>
              <mrow>
                <mfrac>
                  <mn>1</mn>
                  <mn>4</mn>
                </mfrac>
              </mrow>
            </mrow>
            <mn>...</mn>
          </mrow>
        </mtd>
      </mtr>
    </mtable>
    <annotation encoding="StarMath 5.0">li(n) - %pi(n) - {1 over 2 } %pi( n ^{1 over 2 } ) - {1 over 3 } %pi( n ^{1 over 3 } ) - ... = 
"" newline
"" newline "          "-" " log" " log n - %gamma 
"" newline "          "- { 1 over 2 } (int from 1 to n int from 1 to { n over x } dy dx - sum from x = 2 to n sum from y = 2 to { lfloor n over x rfloor } 1) "" newline "          " + { 1 over 3 }(int from 1 to n int from 1 to { n over x } int from 1 to { n over {xy} } dz dy dx - sum from x = 2 to n sum from y = 2 to { lfloor n over x rfloor } sum from z = 2 to { lfloor n over {xy} rfloor} 1) 
"" newline "          "- {1 over 4}...
</annotation>
  </semantics>
</math>
</file>

<file path=Object 49/content.xml><?xml version="1.0" encoding="utf-8"?>
<math xmlns="http://www.w3.org/1998/Math/MathML">
  <semantics>
    <mtable>
      <mtr>
        <mtd>
          <mrow>
            <mo stretchy="false">π</mo>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text>                         </mtext>
            </mrow>
            <mtext/>
          </mrow>
        </mtd>
      </mtr>
      <mtr>
        <mtd>
          <mrow>
            <mtext>                  </mtext>
            <mrow>
              <mrow>
                <munderover>
                  <mo stretchy="false">∑</mo>
                  <mrow>
                    <mi>x</mi>
                    <mo stretchy="false">=</mo>
                    <mn>2</mn>
                  </mrow>
                  <mi>n</mi>
                </munderover>
                <mn>1</mn>
              </mrow>
              <mo stretchy="false">−</mo>
              <mrow>
                <mfrac>
                  <mn>1</mn>
                  <mn>2</mn>
                </mfrac>
              </mrow>
            </mrow>
            <mrow>
              <mrow>
                <munderover>
                  <mo stretchy="false">∑</mo>
                  <mrow>
                    <mi>x</mi>
                    <mo stretchy="false">=</mo>
                    <mn>2</mn>
                  </mrow>
                  <mi>n</mi>
                </munderover>
                <mrow>
                  <munderover>
                    <mo stretchy="false">∑</mo>
                    <mrow>
                      <mi>y</mi>
                      <mo stretchy="false">=</mo>
                      <mn>2</mn>
                    </mrow>
                    <mrow>
                      <mrow>
                        <mo stretchy="false">⌊</mo>
                        <mrow>
                          <mfrac>
                            <mi>n</mi>
                            <mi>x</mi>
                          </mfrac>
                        </mrow>
                        <mo stretchy="false">⌋</mo>
                      </mrow>
                    </mrow>
                  </munderover>
                  <mn>1</mn>
                </mrow>
              </mrow>
              <mo stretchy="false">+</mo>
              <mrow>
                <mfrac>
                  <mn>1</mn>
                  <mn>3</mn>
                </mfrac>
              </mrow>
            </mrow>
            <mrow>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o stretchy="false">−</mo>
              <mrow>
                <mfrac>
                  <mn>1</mn>
                  <mn>4</mn>
                </mfrac>
              </mrow>
            </mrow>
            <mn>...</mn>
          </mrow>
        </mtd>
      </mtr>
    </mtable>
    <annotation encoding="StarMath 5.0">%pi(n) + {1 over 2 } %pi( n ^{1 over 2 } ) + {1 over 3 } %pi( n ^{1 over 3 } ) + ... = "                         " "" newline "                  "sum from x = 2 to n 1 - { 1 over 2 } sum from x = 2 to n sum from y = 2 to { lfloor n over x rfloor } 1 + { 1 over 3 }sum from x = 2 to n sum from y = 2 to {lfloor n over x rfloor} sum from z = 2 to { lfloor n over {xy} rfloor } 1 - {1 over 4}...
</annotation>
  </semantics>
</math>
</file>

<file path=Object 5/content.xml><?xml version="1.0" encoding="utf-8"?>
<math xmlns="http://www.w3.org/1998/Math/MathML">
  <semantics>
    <mrow>
      <msub>
        <mi>d</mi>
        <mi>k</mi>
      </msub>
      <mi>'</mi>
      <mrow>
        <mrow>
          <mo stretchy="false">(</mo>
          <mrow>
            <mi>n</mi>
          </mrow>
          <mo stretchy="false">)</mo>
        </mrow>
        <mo stretchy="false">=</mo>
        <mrow>
          <munder>
            <mo stretchy="false">∑</mo>
            <mrow>
              <mi>j</mi>
              <mo stretchy="false">∣</mo>
              <mi>n</mi>
            </mrow>
          </munder>
          <mrow>
            <msub>
              <mi>d</mi>
              <mn>1</mn>
            </msub>
            <mi>'</mi>
            <mrow>
              <mo stretchy="false">(</mo>
              <mrow>
                <mi>j</mi>
              </mrow>
              <mo stretchy="false">)</mo>
            </mrow>
            <msub>
              <mi>d</mi>
              <mrow>
                <mrow>
                  <mi>k</mi>
                  <mo stretchy="false">−</mo>
                  <mn>1</mn>
                </mrow>
              </mrow>
            </msub>
            <mi>'</mi>
            <mrow>
              <mo stretchy="false">(</mo>
              <mrow>
                <mfrac>
                  <mi>n</mi>
                  <mi>j</mi>
                </mfrac>
              </mrow>
              <mo stretchy="false">)</mo>
            </mrow>
          </mrow>
        </mrow>
      </mrow>
    </mrow>
    <annotation encoding="StarMath 5.0">d_k'(n) = sum from j divides n { d_1'(j) d_{k-1}'(n over j ) }
</annotation>
  </semantics>
</math>
</file>

<file path=Object 50/content.xml><?xml version="1.0" encoding="utf-8"?>
<math xmlns="http://www.w3.org/1998/Math/MathML">
  <semantics>
    <mtable>
      <mtr>
        <mtd>
          <mrow>
            <mi mathvariant="italic">li</mi>
            <mrow>
              <mrow>
                <mo stretchy="false">(</mo>
                <mrow>
                  <mi>n</mi>
                </mrow>
                <mo stretchy="false">)</mo>
              </mrow>
              <mo stretchy="false">−</mo>
              <mi>log</mi>
            </mrow>
            <mtext> </mtext>
            <mi>log</mi>
            <mrow>
              <mrow>
                <mi>n</mi>
                <mo stretchy="false">−</mo>
                <mo stretchy="false">γ</mo>
              </mrow>
              <mo stretchy="false">=</mo>
              <mtext>                                              </mtext>
            </mrow>
          </mrow>
        </mtd>
      </mtr>
      <mtr>
        <mtd>
          <mrow>
            <mtext>              </mtext>
            <mrow>
              <mrow>
                <munderover>
                  <mo stretchy="false">∫</mo>
                  <mn>1</mn>
                  <mi>n</mi>
                </munderover>
                <mi mathvariant="italic">dx</mi>
              </mrow>
              <mo stretchy="false">−</mo>
              <mrow>
                <mfrac>
                  <mn>1</mn>
                  <mn>2</mn>
                </mfrac>
              </mrow>
            </mrow>
            <mrow>
              <munderover>
                <mo stretchy="false">∫</mo>
                <mn>1</mn>
                <mi>n</mi>
              </munderover>
              <mrow>
                <munderover>
                  <mo stretchy="false">∫</mo>
                  <mn>1</mn>
                  <mrow>
                    <mfrac>
                      <mi>n</mi>
                      <mi>x</mi>
                    </mfrac>
                  </mrow>
                </munderover>
                <mi mathvariant="italic">dy</mi>
              </mrow>
            </mrow>
            <mrow>
              <mi mathvariant="italic">dx</mi>
              <mo stretchy="false">+</mo>
              <mrow>
                <mfrac>
                  <mn>1</mn>
                  <mn>3</mn>
                </mfrac>
              </mrow>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frac>
                  <mn>1</mn>
                  <mn>4</mn>
                </mfrac>
              </mrow>
            </mrow>
            <mn>...</mn>
          </mrow>
        </mtd>
      </mtr>
    </mtable>
    <annotation encoding="StarMath 5.0">li(n) - log " " log n - %gamma = "                                              " newline "              " int from 1 to n dx - { 1 over 2 } int from 1 to n int from 1 to { n over x } dy dx + { 1 over 3 }int from 1 to n int from 1 to { n over x } int from 1 to { n over {xy}} dz dy dx - {1 over 4}...
</annotation>
  </semantics>
</math>
</file>

<file path=Object 51/content.xml><?xml version="1.0" encoding="utf-8"?>
<math xmlns="http://www.w3.org/1998/Math/MathML">
  <semantics>
    <mrow>
      <mo stretchy="false">Γ</mo>
      <mrow>
        <mrow>
          <mo stretchy="false">(</mo>
          <mrow>
            <mi>k</mi>
            <mi>,</mi>
            <mi>u</mi>
          </mrow>
          <mo stretchy="false">)</mo>
        </mrow>
        <mo stretchy="false">=</mo>
        <mrow>
          <munderover>
            <mo stretchy="false">∫</mo>
            <mi>u</mi>
            <mo stretchy="false">∞</mo>
          </munderover>
          <msup>
            <mi>t</mi>
            <mrow>
              <mrow>
                <mi>k</mi>
                <mo stretchy="false">−</mo>
                <mn>1</mn>
              </mrow>
            </mrow>
          </msup>
        </mrow>
      </mrow>
      <msup>
        <mi>e</mi>
        <mrow>
          <mo stretchy="false">−</mo>
          <mi>t</mi>
        </mrow>
      </msup>
    </mrow>
    <annotation encoding="StarMath 5.0">%GAMMA(k,u) = int from u to infinity t^{k-1} e^-t</annotation>
  </semantics>
</math>
</file>

<file path=Object 52/content.xml><?xml version="1.0" encoding="utf-8"?>
<math xmlns="http://www.w3.org/1998/Math/MathML">
  <semantics>
    <mrow>
      <mi mathvariant="italic">Ei</mi>
      <mrow>
        <mrow>
          <mo stretchy="false">(</mo>
          <mrow>
            <mi>x</mi>
          </mrow>
          <mo stretchy="false">)</mo>
        </mrow>
        <mo stretchy="false">=</mo>
        <mrow>
          <munderover>
            <mo stretchy="false">∫</mo>
            <mn>0</mn>
            <mi>x</mi>
          </munderover>
          <mrow>
            <mfrac>
              <mrow>
                <mrow>
                  <msup>
                    <mi>e</mi>
                    <mi>t</mi>
                  </msup>
                  <mo stretchy="false">−</mo>
                  <mn>1</mn>
                </mrow>
              </mrow>
              <mi>t</mi>
            </mfrac>
          </mrow>
        </mrow>
      </mrow>
      <mrow>
        <mi mathvariant="italic">dt</mi>
        <mo stretchy="false">+</mo>
        <mi>log</mi>
      </mrow>
      <mrow>
        <mi>x</mi>
        <mo stretchy="false">+</mo>
        <mo stretchy="false">γ</mo>
      </mrow>
    </mrow>
    <annotation encoding="StarMath 5.0">Ei(x) = int from 0 to x {{e^t - 1} over t } dt + log x + %gamma</annotation>
  </semantics>
</math>
</file>

<file path=Object 53/content.xml><?xml version="1.0" encoding="utf-8"?>
<math xmlns="http://www.w3.org/1998/Math/MathML">
  <semantics>
    <mrow>
      <mo stretchy="false">Γ</mo>
      <mrow>
        <mrow>
          <mo stretchy="false">(</mo>
          <mrow>
            <mi>k</mi>
            <mi>,</mi>
            <mi>u</mi>
          </mrow>
          <mo stretchy="false">)</mo>
        </mrow>
        <mo stretchy="false">=</mo>
        <mrow>
          <mo stretchy="false">(</mo>
          <mrow>
            <mrow>
              <mi>k</mi>
              <mo stretchy="false">−</mo>
              <mn>1</mn>
            </mrow>
          </mrow>
          <mo stretchy="false">)</mo>
        </mrow>
      </mrow>
      <mi>!</mi>
      <msup>
        <mi>e</mi>
        <mrow>
          <mrow>
            <mo stretchy="false">−</mo>
            <mi>u</mi>
          </mrow>
        </mrow>
      </msup>
      <mrow>
        <munderover>
          <mo stretchy="false">∑</mo>
          <mrow>
            <mi>j</mi>
            <mo stretchy="false">=</mo>
            <mn>0</mn>
          </mrow>
          <mrow>
            <mrow>
              <mi>k</mi>
              <mo stretchy="false">−</mo>
              <mn>1</mn>
            </mrow>
          </mrow>
        </munderover>
        <mrow>
          <mfrac>
            <msup>
              <mi>u</mi>
              <mi>j</mi>
            </msup>
            <mrow>
              <mi>j</mi>
              <mi>!</mi>
            </mrow>
          </mfrac>
        </mrow>
      </mrow>
    </mrow>
    <annotation encoding="StarMath 5.0">%GAMMA(k,u) = (k-1)!e^{-u}sum from j = 0 to {k-1} {u^j over {j!}}</annotation>
  </semantics>
</math>
</file>

<file path=Object 54/content.xml><?xml version="1.0" encoding="utf-8"?>
<math xmlns="http://www.w3.org/1998/Math/MathML">
  <semantics>
    <mrow>
      <mi mathvariant="italic">li</mi>
      <mrow>
        <mrow>
          <mo stretchy="false">(</mo>
          <mrow>
            <mi>x</mi>
          </mrow>
          <mo stretchy="false">)</mo>
        </mrow>
        <mo stretchy="false">=</mo>
        <mi mathvariant="italic">Ei</mi>
      </mrow>
      <mrow>
        <mo stretchy="false">(</mo>
        <mrow>
          <mi>log</mi>
          <mi>x</mi>
        </mrow>
        <mo stretchy="false">)</mo>
      </mrow>
    </mrow>
    <annotation encoding="StarMath 5.0">li(x) = Ei(log x)</annotation>
  </semantics>
</math>
</file>

<file path=Object 55/content.xml><?xml version="1.0" encoding="utf-8"?>
<math xmlns="http://www.w3.org/1998/Math/MathML">
  <semantics>
    <mrow>
      <mo stretchy="false">π</mo>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text/>
      </mrow>
    </mrow>
    <annotation encoding="StarMath 5.0">%pi(n) + {1 over 2 } %pi( n ^{1 over 2 } ) + {1 over 3 } %pi( n ^{1 over 3 } ) + ... =""
</annotation>
  </semantics>
</math>
</file>

<file path=Object 56/content.xml><?xml version="1.0" encoding="utf-8"?>
<math xmlns="http://www.w3.org/1998/Math/MathML">
  <semantics>
    <mrow>
      <mi mathvariant="italic">li</mi>
      <mrow>
        <mrow>
          <mo stretchy="false">(</mo>
          <mrow>
            <mi>n</mi>
          </mrow>
          <mo stretchy="false">)</mo>
        </mrow>
        <mo stretchy="false">−</mo>
        <mrow>
          <munder>
            <mo stretchy="false">∑</mo>
            <mo stretchy="false">ρ</mo>
          </munder>
          <mi mathvariant="italic">li</mi>
        </mrow>
      </mrow>
      <mrow>
        <mrow>
          <mo stretchy="false">(</mo>
          <mrow>
            <msup>
              <mi>n</mi>
              <mo stretchy="false">ρ</mo>
            </msup>
          </mrow>
          <mo stretchy="false">)</mo>
        </mrow>
        <mo stretchy="false">−</mo>
        <mi>log</mi>
      </mrow>
      <mrow>
        <mn>2</mn>
        <mo stretchy="false">+</mo>
        <mrow>
          <munderover>
            <mo stretchy="false">∫</mo>
            <mi>n</mi>
            <mo stretchy="false">∞</mo>
          </munderover>
          <mrow>
            <mfrac>
              <mi mathvariant="italic">dt</mi>
              <mrow>
                <mi>t</mi>
                <mrow>
                  <mo stretchy="false">(</mo>
                  <mrow>
                    <mrow>
                      <msup>
                        <mi>t</mi>
                        <mn>2</mn>
                      </msup>
                      <mo stretchy="false">−</mo>
                      <mn>1</mn>
                    </mrow>
                  </mrow>
                  <mo stretchy="false">)</mo>
                </mrow>
                <mi>log</mi>
                <mi>t</mi>
              </mrow>
            </mfrac>
          </mrow>
        </mrow>
      </mrow>
    </mrow>
    <annotation encoding="StarMath 5.0">li(n) - sum from %rho li(n^%rho) - log 2 + int from n to infinity { dt over {t(t^2 - 1 ) log t} }</annotation>
  </semantics>
</math>
</file>

<file path=Object 57/content.xml><?xml version="1.0" encoding="utf-8"?>
<math xmlns="http://www.w3.org/1998/Math/MathML">
  <semantics>
    <mrow>
      <mrow>
        <munder>
          <mo stretchy="false">∑</mo>
          <mo stretchy="false">ρ</mo>
        </munder>
        <mi mathvariant="italic">li</mi>
      </mrow>
      <mrow>
        <mrow>
          <mo stretchy="false">(</mo>
          <mrow>
            <msup>
              <mi>n</mi>
              <mo stretchy="false">ρ</mo>
            </msup>
          </mrow>
          <mo stretchy="false">)</mo>
        </mrow>
        <mo stretchy="false">+</mo>
        <mi>log</mi>
      </mrow>
      <mrow>
        <mn>2</mn>
        <mo stretchy="false">−</mo>
        <mrow>
          <munderover>
            <mo stretchy="false">∫</mo>
            <mi>n</mi>
            <mo stretchy="false">∞</mo>
          </munderover>
          <mrow>
            <mfrac>
              <mi mathvariant="italic">dt</mi>
              <mrow>
                <mi>t</mi>
                <mrow>
                  <mo stretchy="false">(</mo>
                  <mrow>
                    <mrow>
                      <msup>
                        <mi>t</mi>
                        <mn>2</mn>
                      </msup>
                      <mo stretchy="false">−</mo>
                      <mn>1</mn>
                    </mrow>
                  </mrow>
                  <mo stretchy="false">)</mo>
                </mrow>
                <mi>log</mi>
                <mi>t</mi>
              </mrow>
            </mfrac>
          </mrow>
        </mrow>
      </mrow>
    </mrow>
    <annotation encoding="StarMath 5.0">sum from %rho li(n^%rho) + log 2 - int from n to infinity { dt over {t(t^2 - 1 ) log t} }</annotation>
  </semantics>
</math>
</file>

<file path=Object 58/content.xml><?xml version="1.0" encoding="utf-8"?>
<math xmlns="http://www.w3.org/1998/Math/MathML">
  <semantics>
    <mrow>
      <mi mathvariant="italic">li</mi>
      <mrow>
        <mrow>
          <mo stretchy="false">(</mo>
          <mrow>
            <mi>n</mi>
          </mrow>
          <mo stretchy="false">)</mo>
        </mrow>
        <mo stretchy="false">−</mo>
        <mo stretchy="false">π</mo>
      </mrow>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text/>
      </mrow>
    </mrow>
    <annotation encoding="StarMath 5.0">li(n) - %pi(n) - {1 over 2 } %pi( n ^{1 over 2 } ) - {1 over 3 } %pi( n ^{1 over 3 } ) - ... =""
</annotation>
  </semantics>
</math>
</file>

<file path=Object 59/content.xml><?xml version="1.0" encoding="utf-8"?>
<math xmlns="http://www.w3.org/1998/Math/MathML">
  <semantics>
    <mrow>
      <mi>E</mi>
      <mrow>
        <mrow>
          <mo stretchy="false">(</mo>
          <mrow>
            <mi>n</mi>
          </mrow>
          <mo stretchy="false">)</mo>
        </mrow>
        <mo stretchy="false">=</mo>
        <mi>log</mi>
      </mrow>
      <mrow>
        <mrow>
          <mn>2</mn>
          <mo stretchy="false">−</mo>
          <mrow>
            <munderover>
              <mo stretchy="false">∫</mo>
              <mi>x</mi>
              <mo stretchy="false">∞</mo>
            </munderover>
            <mrow>
              <mfrac>
                <mi mathvariant="italic">dt</mi>
                <mrow>
                  <mi>t</mi>
                  <mrow>
                    <mo stretchy="false">(</mo>
                    <mrow>
                      <mrow>
                        <msup>
                          <mi>t</mi>
                          <mn>2</mn>
                        </msup>
                        <mo stretchy="false">−</mo>
                        <mn>1</mn>
                      </mrow>
                    </mrow>
                    <mo stretchy="false">)</mo>
                  </mrow>
                  <mi>log</mi>
                  <mi>t</mi>
                </mrow>
              </mfrac>
            </mrow>
          </mrow>
        </mrow>
        <mo stretchy="false">+</mo>
        <mi>log</mi>
      </mrow>
      <mi>log</mi>
      <mrow>
        <mi>n</mi>
        <mo stretchy="false">+</mo>
        <mo stretchy="false">γ</mo>
      </mrow>
    </mrow>
    <annotation encoding="StarMath 5.0">E(n) = log 2 - int from x to infinity { dt over {t(t^2 - 1 ) log t} } + log log n + %gamma</annotation>
  </semantics>
</math>
</file>

<file path=Object 6/content.xml><?xml version="1.0" encoding="utf-8"?>
<math xmlns="http://www.w3.org/1998/Math/MathML">
  <semantics>
    <mrow>
      <mfrac>
        <mrow>
          <mo stretchy="false">Λ</mo>
          <mrow>
            <mo stretchy="false">(</mo>
            <mrow>
              <mi>n</mi>
            </mrow>
            <mo stretchy="false">)</mo>
          </mrow>
        </mrow>
        <mrow>
          <mi>log</mi>
          <mi>n</mi>
        </mrow>
      </mfrac>
    </mrow>
    <annotation encoding="StarMath 5.0">{%LAMBDA(n)} over {log n}
</annotation>
  </semantics>
</math>
</file>

<file path=Object 60/content.xml><?xml version="1.0" encoding="utf-8"?>
<math xmlns="http://www.w3.org/1998/Math/MathML">
  <semantics>
    <mtable>
      <mtr>
        <mtd>
          <mrow>
            <mrow>
              <munder>
                <mo stretchy="false">∑</mo>
                <mo stretchy="false">ρ</mo>
              </munder>
              <mi mathvariant="italic">li</mi>
            </mrow>
            <mrow>
              <mrow>
                <mo stretchy="false">(</mo>
                <mrow>
                  <msup>
                    <mi>x</mi>
                    <mo stretchy="false">ρ</mo>
                  </msup>
                </mrow>
                <mo stretchy="false">)</mo>
              </mrow>
              <mo stretchy="false">+</mo>
              <mi>E</mi>
            </mrow>
            <mrow>
              <mrow>
                <mo stretchy="false">(</mo>
                <mrow>
                  <mi>x</mi>
                </mrow>
                <mo stretchy="false">)</mo>
              </mrow>
              <mo stretchy="false">=</mo>
              <mtext>                                                  </mtext>
            </mrow>
            <mtext/>
          </mrow>
        </mtd>
      </mtr>
      <mtr>
        <mtd>
          <mrow>
            <mrow>
              <mtext>          </mtext>
              <mo stretchy="false">−</mo>
              <mrow>
                <mfrac>
                  <mn>1</mn>
                  <mn>2</mn>
                </mfrac>
              </mrow>
            </mrow>
            <mrow>
              <mo stretchy="false">(</mo>
              <mrow>
                <mrow>
                  <munderover>
                    <mo stretchy="false">∫</mo>
                    <mn>1</mn>
                    <mi>n</mi>
                  </munderover>
                  <mrow>
                    <munderover>
                      <mo stretchy="false">∫</mo>
                      <mn>1</mn>
                      <mrow>
                        <mfrac>
                          <mi>n</mi>
                          <mi>x</mi>
                        </mfrac>
                      </mrow>
                    </munderover>
                    <mi mathvariant="italic">dy</mi>
                  </mrow>
                </mrow>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n>1</mn>
                    </mrow>
                  </mrow>
                </mrow>
              </mrow>
              <mo stretchy="false">)</mo>
            </mrow>
            <mtext/>
          </mrow>
        </mtd>
      </mtr>
      <mtr>
        <mtd>
          <mrow>
            <mrow>
              <mtext>          </mtext>
              <mo stretchy="false">+</mo>
              <mrow>
                <mfrac>
                  <mn>1</mn>
                  <mn>3</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i mathvariant="italic">dz</mi>
                    </mrow>
                  </mrow>
                </mrow>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row>
              </mrow>
              <mo stretchy="false">)</mo>
            </mrow>
            <mtext/>
          </mrow>
        </mtd>
      </mtr>
      <mtr>
        <mtd>
          <mrow>
            <mrow>
              <mtext>          </mtext>
              <mo stretchy="false">−</mo>
              <mrow>
                <mfrac>
                  <mn>1</mn>
                  <mn>4</mn>
                </mfrac>
              </mrow>
            </mrow>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row>
                        <munderover>
                          <mo stretchy="false">∫</mo>
                          <mn>1</mn>
                          <mrow>
                            <mfrac>
                              <mi>n</mi>
                              <mrow>
                                <mi mathvariant="italic">xyz</mi>
                              </mrow>
                            </mfrac>
                          </mrow>
                        </munderover>
                        <mi mathvariant="italic">dw</mi>
                      </mrow>
                    </mrow>
                  </mrow>
                </mrow>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underover>
                            <mo stretchy="false">∑</mo>
                            <mrow>
                              <mi>w</mi>
                              <mo stretchy="false">=</mo>
                              <mn>2</mn>
                            </mrow>
                            <mrow>
                              <mrow>
                                <mo stretchy="false">⌊</mo>
                                <mrow>
                                  <mfrac>
                                    <mi>n</mi>
                                    <mrow>
                                      <mi mathvariant="italic">xyz</mi>
                                    </mrow>
                                  </mfrac>
                                </mrow>
                                <mo stretchy="false">⌋</mo>
                              </mrow>
                            </mrow>
                          </munderover>
                          <mn>1</mn>
                        </mrow>
                      </mrow>
                    </mrow>
                  </mrow>
                </mrow>
              </mrow>
              <mo stretchy="false">)</mo>
            </mrow>
            <mtext/>
          </mrow>
        </mtd>
      </mtr>
      <mtr>
        <mtd>
          <mrow>
            <mrow>
              <mtext>          </mtext>
              <mo stretchy="false">+</mo>
              <mrow>
                <mfrac>
                  <mn>1</mn>
                  <mn>5</mn>
                </mfrac>
              </mrow>
            </mrow>
            <mn>...</mn>
          </mrow>
        </mtd>
      </mtr>
    </mtable>
    <annotation encoding="StarMath 5.0">sum from %rho li(x^%rho) + E(x) = "                                                  "
"" newline "          "- { 1 over 2 } (int from 1 to n int from 1 to { n over x } dy dx - sum from x = 2 to n sum from y = 2 to { lfloor n over x rfloor } 1) 
"" newline "          " + { 1 over 3 }(int from 1 to n int from 1 to { n over x } int from 1 to { n over {xy}} dz dy dx - sum from x = 2 to n sum from y = 2 to { lfloor n over x rfloor } sum from z = 2 to { lfloor n over {xy} rfloor } 1) 
"" newline "          "- {1 over 4}(int from 1 to n int from 1 to { n over x } int from 1 to { n over {xy}} int from 1 to { n over {xyz}}dw dz dy dx - sum from x = 2 to n sum from y = 2 to { lfloor n over x rfloor } sum from z = 2 to { lfloor n over {xy} rfloor} sum from w = 2 to { lfloor n over {xyz} rfloor} 1)
"" newline "          "+ {1 over 5}...</annotation>
  </semantics>
</math>
</file>

<file path=Object 61/content.xml><?xml version="1.0" encoding="utf-8"?>
<math xmlns="http://www.w3.org/1998/Math/MathML">
  <semantics>
    <mrow>
      <msub>
        <mi>A</mi>
        <mo stretchy="false">Π</mo>
      </msub>
      <mrow>
        <mrow>
          <mo stretchy="false">(</mo>
          <mrow>
            <mi>n</mi>
          </mrow>
          <mo stretchy="false">)</mo>
        </mrow>
        <mo stretchy="false">=</mo>
        <mrow>
          <munder>
            <mo stretchy="false">∑</mo>
            <mrow>
              <mi>k</mi>
              <mo stretchy="false">=</mo>
              <mn>1</mn>
            </mrow>
          </munder>
          <mrow>
            <mrow>
              <mfrac>
                <mrow>
                  <mo stretchy="false">−</mo>
                  <msup>
                    <mn>1</mn>
                    <mrow>
                      <mrow>
                        <mi>k</mi>
                        <mo stretchy="false">+</mo>
                        <mn>1</mn>
                      </mrow>
                    </mrow>
                  </msup>
                </mrow>
                <mi>k</mi>
              </mfrac>
            </mrow>
            <msub>
              <mi>A</mi>
              <mi>k</mi>
            </msub>
            <mrow>
              <mo stretchy="false">(</mo>
              <mrow>
                <mi>n</mi>
              </mrow>
              <mo stretchy="false">)</mo>
            </mrow>
          </mrow>
        </mrow>
      </mrow>
    </mrow>
    <annotation encoding="StarMath 5.0">A_%PI(n) = sum from k = 1 { {-1^{k+1} over k} A_k(n) }</annotation>
  </semantics>
</math>
</file>

<file path=Object 62/content.xml><?xml version="1.0" encoding="utf-8"?>
<math xmlns="http://www.w3.org/1998/Math/MathML">
  <semantics>
    <mrow>
      <msub>
        <mi>A</mi>
        <mi>k</mi>
      </msub>
      <mrow>
        <mo stretchy="false">(</mo>
        <mrow>
          <mi>n</mi>
        </mrow>
        <mo stretchy="false">)</mo>
      </mrow>
    </mrow>
    <annotation encoding="StarMath 5.0">A_k(n)
</annotation>
  </semantics>
</math>
</file>

<file path=Object 63/content.xml><?xml version="1.0" encoding="utf-8"?>
<math xmlns="http://www.w3.org/1998/Math/MathML">
  <semantics>
    <mrow>
      <msub>
        <mi>A</mi>
        <mo stretchy="false">Π</mo>
      </msub>
      <mrow>
        <mrow>
          <mo stretchy="false">(</mo>
          <mrow>
            <mi>n</mi>
          </mrow>
          <mo stretchy="false">)</mo>
        </mrow>
        <mo stretchy="false">=</mo>
        <mrow>
          <munderover>
            <mo stretchy="false">∫</mo>
            <mn>0</mn>
            <mrow>
              <mi>log</mi>
              <mi>n</mi>
            </mrow>
          </munderover>
          <mrow>
            <mfrac>
              <mrow>
                <mrow>
                  <msup>
                    <mi>e</mi>
                    <mi>t</mi>
                  </msup>
                  <mo stretchy="false">−</mo>
                  <mn>1</mn>
                </mrow>
              </mrow>
              <mi>t</mi>
            </mfrac>
          </mrow>
        </mrow>
      </mrow>
      <mrow>
        <mi mathvariant="italic">dt</mi>
        <mo stretchy="false">=</mo>
        <mi mathvariant="italic">Ei</mi>
      </mrow>
      <mrow>
        <mrow>
          <mo stretchy="false">(</mo>
          <mrow>
            <mrow>
              <mi>log</mi>
              <mi>n</mi>
            </mrow>
          </mrow>
          <mo stretchy="false">)</mo>
        </mrow>
        <mo stretchy="false">−</mo>
        <mi>log</mi>
      </mrow>
      <mi>log</mi>
      <mrow>
        <mi>n</mi>
        <mo stretchy="false">−</mo>
        <mo stretchy="false">γ</mo>
      </mrow>
    </mrow>
    <annotation encoding="StarMath 5.0">A_%PI(n) = int from 0 to {log n} {{e^t - 1} over t } dt = Ei({log n}) - log log n - %gamma</annotation>
  </semantics>
</math>
</file>

<file path=Object 64/content.xml><?xml version="1.0" encoding="utf-8"?>
<math xmlns="http://www.w3.org/1998/Math/MathML">
  <semantics>
    <mrow>
      <msub>
        <mi>A</mi>
        <mo stretchy="false">Π</mo>
      </msub>
      <mrow>
        <mrow>
          <mo stretchy="false">(</mo>
          <mrow>
            <mi>n</mi>
          </mrow>
          <mo stretchy="false">)</mo>
        </mrow>
        <mo stretchy="false">=</mo>
        <mrow>
          <munder>
            <mo stretchy="false">∑</mo>
            <mrow>
              <mi>k</mi>
              <mo stretchy="false">=</mo>
              <mn>1</mn>
            </mrow>
          </munder>
          <mrow>
            <mrow>
              <mrow>
                <mfrac>
                  <mrow>
                    <mo stretchy="false">−</mo>
                    <msup>
                      <mn>1</mn>
                      <mrow>
                        <mrow>
                          <mi>k</mi>
                          <mo stretchy="false">+</mo>
                          <mn>1</mn>
                        </mrow>
                      </mrow>
                    </msup>
                  </mrow>
                  <mi>k</mi>
                </mfrac>
              </mrow>
              <mo stretchy="false">⋅</mo>
              <mrow>
                <mfrac>
                  <mrow>
                    <mo stretchy="false">−</mo>
                    <msup>
                      <mn>1</mn>
                      <mrow>
                        <mrow>
                          <mi>k</mi>
                          <mo stretchy="false">+</mo>
                          <mn>1</mn>
                        </mrow>
                      </mrow>
                    </msup>
                  </mrow>
                  <mrow>
                    <mrow>
                      <mo stretchy="false">(</mo>
                      <mrow>
                        <mrow>
                          <mi>k</mi>
                          <mo stretchy="false">−</mo>
                          <mn>1</mn>
                        </mrow>
                      </mrow>
                      <mo stretchy="false">)</mo>
                    </mrow>
                    <mi>!</mi>
                  </mrow>
                </mfrac>
                <mrow>
                  <munderover>
                    <mo stretchy="false">∫</mo>
                    <mrow>
                      <mrow>
                        <mo stretchy="false">−</mo>
                        <mi>log</mi>
                      </mrow>
                      <mi>n</mi>
                    </mrow>
                    <mn>0</mn>
                  </munderover>
                  <mrow>
                    <msup>
                      <mi>t</mi>
                      <mrow>
                        <mrow>
                          <mi>k</mi>
                          <mo stretchy="false">−</mo>
                          <mn>1</mn>
                        </mrow>
                      </mrow>
                    </msup>
                    <msup>
                      <mi>e</mi>
                      <mrow>
                        <mo stretchy="false">−</mo>
                        <mi>t</mi>
                      </mrow>
                    </msup>
                    <mi mathvariant="italic">dt</mi>
                  </mrow>
                </mrow>
              </mrow>
            </mrow>
          </mrow>
        </mrow>
      </mrow>
    </mrow>
    <annotation encoding="StarMath 5.0">A_%PI(n) = sum from k = 1 { {-1^{k+1} over k} cdot { -1^{k+1} over {(k-1)!} int from {-log n} to 0 { t^{k-1} e^-t dt } } }</annotation>
  </semantics>
</math>
</file>

<file path=Object 65/content.xml><?xml version="1.0" encoding="utf-8"?>
<math xmlns="http://www.w3.org/1998/Math/MathML">
  <semantics>
    <mrow>
      <msub>
        <mi>A</mi>
        <mo stretchy="false">Π</mo>
      </msub>
      <mrow>
        <mrow>
          <mo stretchy="false">(</mo>
          <mrow>
            <mi>n</mi>
          </mrow>
          <mo stretchy="false">)</mo>
        </mrow>
        <mo stretchy="false">=</mo>
        <mrow>
          <munder>
            <mo stretchy="false">∑</mo>
            <mrow>
              <mi>k</mi>
              <mo stretchy="false">=</mo>
              <mn>1</mn>
            </mrow>
          </munder>
          <mrow>
            <mrow>
              <mfrac>
                <mn>1</mn>
                <mrow>
                  <mi>k</mi>
                  <mi>!</mi>
                </mrow>
              </mfrac>
              <mrow>
                <munderover>
                  <mo stretchy="false">∫</mo>
                  <mrow>
                    <mrow>
                      <mo stretchy="false">−</mo>
                      <mi>log</mi>
                    </mrow>
                    <mi>n</mi>
                  </mrow>
                  <mn>0</mn>
                </munderover>
                <mrow>
                  <msup>
                    <mi>t</mi>
                    <mrow>
                      <mrow>
                        <mi>k</mi>
                        <mo stretchy="false">−</mo>
                        <mn>1</mn>
                      </mrow>
                    </mrow>
                  </msup>
                  <msup>
                    <mi>e</mi>
                    <mrow>
                      <mo stretchy="false">−</mo>
                      <mi>t</mi>
                    </mrow>
                  </msup>
                  <mi mathvariant="italic">dt</mi>
                </mrow>
              </mrow>
            </mrow>
          </mrow>
        </mrow>
      </mrow>
    </mrow>
    <annotation encoding="StarMath 5.0">A_%PI(n) = sum from k = 1 { { 1 over {k!} int from {-log n} to 0 { t^{k-1} e^-t dt } } }</annotation>
  </semantics>
</math>
</file>

<file path=Object 66/content.xml><?xml version="1.0" encoding="utf-8"?>
<math xmlns="http://www.w3.org/1998/Math/MathML">
  <semantics>
    <mrow>
      <mo stretchy="false">μ</mo>
      <mrow>
        <mrow>
          <mo stretchy="false">(</mo>
          <mrow>
            <mi>n</mi>
          </mrow>
          <mo stretchy="false">)</mo>
        </mrow>
        <mo stretchy="false">=</mo>
        <mrow>
          <munder>
            <mo stretchy="false">∑</mo>
            <mrow>
              <mi>k</mi>
              <mo stretchy="false">=</mo>
              <mn>0</mn>
            </mrow>
          </munder>
          <mrow>
            <mrow>
              <mo stretchy="false">−</mo>
              <msup>
                <mn>1</mn>
                <mi>k</mi>
              </msup>
            </mrow>
            <msub>
              <mi>d</mi>
              <mi>k</mi>
            </msub>
            <mi>'</mi>
            <mrow>
              <mo stretchy="false">(</mo>
              <mrow>
                <mi>n</mi>
              </mrow>
              <mo stretchy="false">)</mo>
            </mrow>
          </mrow>
        </mrow>
      </mrow>
    </mrow>
    <annotation encoding="StarMath 5.0">%mu(n) = sum from k = 0 { -1^k d_k'(n) }
</annotation>
  </semantics>
</math>
</file>

<file path=Object 67/content.xml><?xml version="1.0" encoding="utf-8"?>
<math xmlns="http://www.w3.org/1998/Math/MathML">
  <semantics>
    <mrow>
      <mi>M</mi>
      <mrow>
        <mrow>
          <mo stretchy="false">(</mo>
          <mrow>
            <mi>n</mi>
          </mrow>
          <mo stretchy="false">)</mo>
        </mrow>
        <mo stretchy="false">=</mo>
        <mrow>
          <munder>
            <mo stretchy="false">∑</mo>
            <mrow>
              <mi>k</mi>
              <mo stretchy="false">=</mo>
              <mn>0</mn>
            </mrow>
          </munder>
          <mrow>
            <mrow>
              <mo stretchy="false">−</mo>
              <msup>
                <mn>1</mn>
                <mi>k</mi>
              </msup>
            </mrow>
            <mrow>
              <munderover>
                <mo stretchy="false">∑</mo>
                <mrow>
                  <mi>j</mi>
                  <mo stretchy="false">=</mo>
                  <mn>2</mn>
                </mrow>
                <mi>n</mi>
              </munderover>
              <msub>
                <mi>d</mi>
                <mi>k</mi>
              </msub>
            </mrow>
            <mi>'</mi>
            <mrow>
              <mo stretchy="false">(</mo>
              <mrow>
                <mi>j</mi>
              </mrow>
              <mo stretchy="false">)</mo>
            </mrow>
          </mrow>
        </mrow>
      </mrow>
    </mrow>
    <annotation encoding="StarMath 5.0">M(n) = sum from k = 0 { -1^k sum from j = 2 to n d_k'(j) }
</annotation>
  </semantics>
</math>
</file>

<file path=Object 68/content.xml><?xml version="1.0" encoding="utf-8"?>
<math xmlns="http://www.w3.org/1998/Math/MathML">
  <semantics>
    <mrow>
      <mi>M</mi>
      <mrow>
        <mo stretchy="false">(</mo>
        <mrow>
          <mi>n</mi>
        </mrow>
        <mo stretchy="false">)</mo>
      </mrow>
    </mrow>
    <annotation encoding="StarMath 5.0">M(n)
</annotation>
  </semantics>
</math>
</file>

<file path=Object 69/content.xml><?xml version="1.0" encoding="utf-8"?>
<math xmlns="http://www.w3.org/1998/Math/MathML">
  <semantics>
    <mrow>
      <mi>M</mi>
      <mrow>
        <mrow>
          <mo stretchy="false">(</mo>
          <mrow>
            <mi>n</mi>
          </mrow>
          <mo stretchy="false">)</mo>
        </mrow>
        <mo stretchy="false">=</mo>
        <mrow>
          <mrow>
            <mrow>
              <mrow>
                <mn>1</mn>
                <mo stretchy="false">−</mo>
                <mrow>
                  <munderover>
                    <mo stretchy="false">∑</mo>
                    <mrow>
                      <mi>x</mi>
                      <mo stretchy="false">=</mo>
                      <mn>2</mn>
                    </mrow>
                    <mrow>
                      <mi>n</mi>
                    </mrow>
                  </munderover>
                  <mn>1</mn>
                </mrow>
              </mrow>
              <mo stretchy="false">+</mo>
              <mrow>
                <munderover>
                  <mo stretchy="false">∑</mo>
                  <mrow>
                    <mi>x</mi>
                    <mo stretchy="false">=</mo>
                    <mn>2</mn>
                  </mrow>
                  <mrow>
                    <mi>n</mi>
                  </mrow>
                </munderover>
                <mrow>
                  <munderover>
                    <mo stretchy="false">∑</mo>
                    <mrow>
                      <mi>y</mi>
                      <mo stretchy="false">=</mo>
                      <mn>2</mn>
                    </mrow>
                    <mrow>
                      <mrow>
                        <mo stretchy="false">⌊</mo>
                        <mrow>
                          <mfrac>
                            <mi>n</mi>
                            <mrow>
                              <mi>x</mi>
                            </mrow>
                          </mfrac>
                        </mrow>
                        <mo stretchy="false">⌋</mo>
                      </mrow>
                    </mrow>
                  </munderover>
                  <mn>1</mn>
                </mrow>
              </mrow>
            </mrow>
            <mo stretchy="false">−</mo>
            <mrow>
              <munderover>
                <mo stretchy="false">∑</mo>
                <mrow>
                  <mi>x</mi>
                  <mo stretchy="false">=</mo>
                  <mn>2</mn>
                </mrow>
                <mrow>
                  <mi>n</mi>
                </mrow>
              </munderover>
              <mrow>
                <munderover>
                  <mo stretchy="false">∑</mo>
                  <mrow>
                    <mi>y</mi>
                    <mo stretchy="false">=</mo>
                    <mn>2</mn>
                  </mrow>
                  <mrow>
                    <mrow>
                      <mo stretchy="false">⌊</mo>
                      <mrow>
                        <mfrac>
                          <mi>n</mi>
                          <mrow>
                            <mi>x</mi>
                          </mrow>
                        </mfrac>
                      </mrow>
                      <mo stretchy="false">⌋</mo>
                    </mrow>
                  </mrow>
                </munderover>
                <mrow>
                  <munderover>
                    <mo stretchy="false">∑</mo>
                    <mrow>
                      <mi>z</mi>
                      <mo stretchy="false">=</mo>
                      <mn>2</mn>
                    </mrow>
                    <mrow>
                      <mrow>
                        <mo stretchy="false">⌊</mo>
                        <mrow>
                          <mfrac>
                            <mi>n</mi>
                            <mrow>
                              <mi>x</mi>
                              <mi>y</mi>
                            </mrow>
                          </mfrac>
                        </mrow>
                        <mo stretchy="false">⌋</mo>
                      </mrow>
                    </mrow>
                  </munderover>
                  <mn>1</mn>
                </mrow>
              </mrow>
            </mrow>
          </mrow>
          <mo stretchy="false">+</mo>
          <mn>...</mn>
        </mrow>
      </mrow>
    </mrow>
    <annotation encoding="StarMath 5.0">M(n) = 1 - sum from x = 2 to { n } 1 + sum from x = 2 to { n }sum from y = 2 to { lfloor n over {x } rfloor }1 - sum from x = 2 to { n}sum from y = 2 to { lfloor n over {x } rfloor }sum from z = 2 to { lfloor n over {x y } rfloor }1 + ...
</annotation>
  </semantics>
</math>
</file>

<file path=Object 7/content.xml><?xml version="1.0" encoding="utf-8"?>
<math xmlns="http://www.w3.org/1998/Math/MathML">
  <semantics>
    <mrow>
      <mfrac>
        <mn>1</mn>
        <mn>2</mn>
      </mfrac>
    </mrow>
    <annotation encoding="StarMath 5.0">1 over 2
</annotation>
  </semantics>
</math>
</file>

<file path=Object 70/content.xml><?xml version="1.0" encoding="utf-8"?>
<math xmlns="http://www.w3.org/1998/Math/MathML">
  <semantics>
    <mrow>
      <msub>
        <mi>A</mi>
        <mi>M</mi>
      </msub>
      <mrow>
        <mrow>
          <mo stretchy="false">(</mo>
          <mrow>
            <mi>n</mi>
          </mrow>
          <mo stretchy="false">)</mo>
        </mrow>
        <mo stretchy="false">=</mo>
        <mrow>
          <mrow>
            <mn>1</mn>
            <mo stretchy="false">−</mo>
            <mrow>
              <munderover>
                <mo stretchy="false">∫</mo>
                <mn>1</mn>
                <mrow>
                  <mi>n</mi>
                </mrow>
              </munderover>
              <mi mathvariant="italic">dx</mi>
            </mrow>
          </mrow>
          <mo stretchy="false">+</mo>
          <mrow>
            <munderover>
              <mo stretchy="false">∫</mo>
              <mn>1</mn>
              <mrow>
                <mi>n</mi>
              </mrow>
            </munderover>
            <mrow>
              <munderover>
                <mo stretchy="false">∫</mo>
                <mn>1</mn>
                <mrow>
                  <mfrac>
                    <mi>n</mi>
                    <mrow>
                      <mi>x</mi>
                    </mrow>
                  </mfrac>
                </mrow>
              </munderover>
              <mi mathvariant="italic">dy</mi>
            </mrow>
          </mrow>
        </mrow>
      </mrow>
      <mrow>
        <mi mathvariant="italic">dx</mi>
        <mo stretchy="false">−</mo>
        <mrow>
          <munderover>
            <mo stretchy="false">∫</mo>
            <mn>1</mn>
            <mrow>
              <mi>n</mi>
            </mrow>
          </munderover>
          <mrow>
            <munderover>
              <mo stretchy="false">∫</mo>
              <mn>1</mn>
              <mrow>
                <mfrac>
                  <mi>n</mi>
                  <mrow>
                    <mi>x</mi>
                  </mrow>
                </mfrac>
              </mrow>
            </munderover>
            <mrow>
              <munderover>
                <mo stretchy="false">∫</mo>
                <mn>1</mn>
                <mrow>
                  <mfrac>
                    <mi>n</mi>
                    <mrow>
                      <mi>x</mi>
                      <mi>y</mi>
                    </mrow>
                  </mfrac>
                </mrow>
              </munderover>
              <mi mathvariant="italic">dz</mi>
            </mrow>
          </mrow>
        </mrow>
      </mrow>
      <mi mathvariant="italic">dy</mi>
      <mrow>
        <mi mathvariant="italic">dx</mi>
        <mo stretchy="false">+</mo>
        <mn>...</mn>
      </mrow>
    </mrow>
    <annotation encoding="StarMath 5.0">A_M(n) = 1 - int from 1 to { n } dx + int from 1 to { n }int from 1 to { n over { x } }dy dx - int from 1 to { n }int from 1 to { n over {x } }int from 1 to { n over {x y } }dz dy dx + ...
</annotation>
  </semantics>
</math>
</file>

<file path=Object 71/content.xml><?xml version="1.0" encoding="utf-8"?>
<math xmlns="http://www.w3.org/1998/Math/MathML">
  <semantics>
    <mrow>
      <msub>
        <mi>A</mi>
        <mi>k</mi>
      </msub>
      <mrow>
        <mo stretchy="false">(</mo>
        <mrow>
          <mi>n</mi>
        </mrow>
        <mo stretchy="false">)</mo>
      </mrow>
    </mrow>
    <annotation encoding="StarMath 5.0">A_k(n)
</annotation>
  </semantics>
</math>
</file>

<file path=Object 72/content.xml><?xml version="1.0" encoding="utf-8"?>
<math xmlns="http://www.w3.org/1998/Math/MathML">
  <semantics>
    <mrow>
      <msub>
        <mi>A</mi>
        <mi>M</mi>
      </msub>
      <mrow>
        <mrow>
          <mo stretchy="false">(</mo>
          <mrow>
            <mi>n</mi>
          </mrow>
          <mo stretchy="false">)</mo>
        </mrow>
        <mo stretchy="false">=</mo>
        <mrow>
          <mn>1</mn>
          <mo stretchy="false">+</mo>
          <mrow>
            <munder>
              <mo stretchy="false">∑</mo>
              <mrow>
                <mi>k</mi>
                <mo stretchy="false">=</mo>
                <mn>1</mn>
              </mrow>
            </munder>
            <mrow>
              <mrow>
                <mo stretchy="false">−</mo>
                <msup>
                  <mn>1</mn>
                  <mi>k</mi>
                </msup>
              </mrow>
              <msub>
                <mi>A</mi>
                <mi>k</mi>
              </msub>
              <mrow>
                <mo stretchy="false">(</mo>
                <mrow>
                  <mi>n</mi>
                </mrow>
                <mo stretchy="false">)</mo>
              </mrow>
            </mrow>
          </mrow>
        </mrow>
      </mrow>
    </mrow>
    <annotation encoding="StarMath 5.0">A_M(n) = 1 + sum from k = 1 { -1^k A_k(n) }</annotation>
  </semantics>
</math>
</file>

<file path=Object 73/content.xml><?xml version="1.0" encoding="utf-8"?>
<math xmlns="http://www.w3.org/1998/Math/MathML">
  <semantics>
    <mrow>
      <msub>
        <mi>A</mi>
        <mi>k</mi>
      </msub>
      <mrow>
        <mo stretchy="false">(</mo>
        <mrow>
          <mi>n</mi>
        </mrow>
        <mo stretchy="false">)</mo>
      </mrow>
    </mrow>
    <annotation encoding="StarMath 5.0">A_k(n)
</annotation>
  </semantics>
</math>
</file>

<file path=Object 74/content.xml><?xml version="1.0" encoding="utf-8"?>
<math xmlns="http://www.w3.org/1998/Math/MathML">
  <semantics>
    <mrow>
      <msub>
        <mi>A</mi>
        <mi>M</mi>
      </msub>
      <mrow>
        <mrow>
          <mo stretchy="false">(</mo>
          <mrow>
            <mi>n</mi>
          </mrow>
          <mo stretchy="false">)</mo>
        </mrow>
        <mo stretchy="false">=</mo>
        <mrow>
          <mn>1</mn>
          <mo stretchy="false">+</mo>
          <mrow>
            <munder>
              <mo stretchy="false">∑</mo>
              <mrow>
                <mi>k</mi>
                <mo stretchy="false">=</mo>
                <mn>1</mn>
              </mrow>
            </munder>
            <mrow>
              <mrow>
                <mo stretchy="false">−</mo>
                <msup>
                  <mn>1</mn>
                  <mi>k</mi>
                </msup>
              </mrow>
              <mrow>
                <mfrac>
                  <mrow>
                    <mo stretchy="false">−</mo>
                    <msup>
                      <mn>1</mn>
                      <mrow>
                        <mrow>
                          <mi>k</mi>
                          <mo stretchy="false">+</mo>
                          <mn>1</mn>
                        </mrow>
                      </mrow>
                    </msup>
                  </mrow>
                  <mrow>
                    <mrow>
                      <mo stretchy="false">(</mo>
                      <mrow>
                        <mrow>
                          <mi>k</mi>
                          <mo stretchy="false">−</mo>
                          <mn>1</mn>
                        </mrow>
                      </mrow>
                      <mo stretchy="false">)</mo>
                    </mrow>
                    <mi>!</mi>
                  </mrow>
                </mfrac>
                <mrow>
                  <munderover>
                    <mo stretchy="false">∫</mo>
                    <mrow>
                      <mrow>
                        <mo stretchy="false">−</mo>
                        <mi>log</mi>
                      </mrow>
                      <mi>n</mi>
                    </mrow>
                    <mn>0</mn>
                  </munderover>
                  <mrow>
                    <msup>
                      <mi>t</mi>
                      <mrow>
                        <mrow>
                          <mi>k</mi>
                          <mo stretchy="false">−</mo>
                          <mn>1</mn>
                        </mrow>
                      </mrow>
                    </msup>
                    <msup>
                      <mi>e</mi>
                      <mrow>
                        <mo stretchy="false">−</mo>
                        <mi>t</mi>
                      </mrow>
                    </msup>
                    <mi mathvariant="italic">dt</mi>
                  </mrow>
                </mrow>
              </mrow>
            </mrow>
          </mrow>
        </mrow>
      </mrow>
    </mrow>
    <annotation encoding="StarMath 5.0">A_M(n) = 1 + sum from k = 1 { -1^k { -1^{k+1} over {(k-1)!} int from {-log n} to 0 { t^{k-1} e^-t dt } } }</annotation>
  </semantics>
</math>
</file>

<file path=Object 75/content.xml><?xml version="1.0" encoding="utf-8"?>
<math xmlns="http://www.w3.org/1998/Math/MathML">
  <semantics>
    <mrow>
      <msub>
        <mi>A</mi>
        <mi>M</mi>
      </msub>
      <mrow>
        <mrow>
          <mo stretchy="false">(</mo>
          <mrow>
            <mi>n</mi>
          </mrow>
          <mo stretchy="false">)</mo>
        </mrow>
        <mo stretchy="false">=</mo>
        <mrow>
          <mn>1</mn>
          <mo stretchy="false">−</mo>
          <mrow>
            <munder>
              <mo stretchy="false">∑</mo>
              <mrow>
                <mi>k</mi>
                <mo stretchy="false">=</mo>
                <mn>1</mn>
              </mrow>
            </munder>
            <mrow>
              <mfrac>
                <mn>1</mn>
                <mrow>
                  <mrow>
                    <mo stretchy="false">(</mo>
                    <mrow>
                      <mrow>
                        <mi>k</mi>
                        <mo stretchy="false">−</mo>
                        <mn>1</mn>
                      </mrow>
                    </mrow>
                    <mo stretchy="false">)</mo>
                  </mrow>
                  <mi>!</mi>
                </mrow>
              </mfrac>
              <mrow>
                <munderover>
                  <mo stretchy="false">∫</mo>
                  <mrow>
                    <mrow>
                      <mo stretchy="false">−</mo>
                      <mi>log</mi>
                    </mrow>
                    <mi>n</mi>
                  </mrow>
                  <mn>0</mn>
                </munderover>
                <mrow>
                  <msup>
                    <mi>t</mi>
                    <mrow>
                      <mrow>
                        <mi>k</mi>
                        <mo stretchy="false">−</mo>
                        <mn>1</mn>
                      </mrow>
                    </mrow>
                  </msup>
                  <msup>
                    <mi>e</mi>
                    <mrow>
                      <mo stretchy="false">−</mo>
                      <mi>t</mi>
                    </mrow>
                  </msup>
                  <mi mathvariant="italic">dt</mi>
                </mrow>
              </mrow>
            </mrow>
          </mrow>
        </mrow>
      </mrow>
    </mrow>
    <annotation encoding="StarMath 5.0">A_M(n) = 1-sum from k = 1 {  1 over {(k-1)!} int from {-log n} to 0 { t^{k-1} e^-t dt } }</annotation>
  </semantics>
</math>
</file>

<file path=Object 76/content.xml><?xml version="1.0" encoding="utf-8"?>
<math xmlns="http://www.w3.org/1998/Math/MathML">
  <semantics>
    <mrow>
      <msub>
        <mi>A</mi>
        <mi>M</mi>
      </msub>
      <mrow>
        <mrow>
          <mo stretchy="false">(</mo>
          <mrow>
            <mi>n</mi>
          </mrow>
          <mo stretchy="false">)</mo>
        </mrow>
        <mo stretchy="false">=</mo>
        <mrow>
          <mn>1</mn>
          <mo stretchy="false">−</mo>
          <mrow>
            <munderover>
              <mo stretchy="false">∫</mo>
              <mrow>
                <mrow>
                  <mo stretchy="false">−</mo>
                  <mi>log</mi>
                </mrow>
                <mi>n</mi>
              </mrow>
              <mn>0</mn>
            </munderover>
            <msup>
              <mi>e</mi>
              <mi>t</mi>
            </msup>
          </mrow>
        </mrow>
      </mrow>
      <mrow>
        <mrow>
          <mrow>
            <msup>
              <mi>e</mi>
              <mrow>
                <mo stretchy="false">−</mo>
                <mi>t</mi>
              </mrow>
            </msup>
            <mi mathvariant="italic">dt</mi>
          </mrow>
          <mo stretchy="false">=</mo>
          <mrow>
            <mn>1</mn>
            <mo stretchy="false">−</mo>
            <mrow>
              <munderover>
                <mo stretchy="false">∫</mo>
                <mrow>
                  <mrow>
                    <mo stretchy="false">−</mo>
                    <mi>log</mi>
                  </mrow>
                  <mi>n</mi>
                </mrow>
                <mn>0</mn>
              </munderover>
              <mi mathvariant="italic">dt</mi>
            </mrow>
          </mrow>
        </mrow>
        <mo stretchy="false">=</mo>
        <mrow>
          <mn>1</mn>
          <mo stretchy="false">−</mo>
          <mi>log</mi>
        </mrow>
      </mrow>
      <mi>n</mi>
    </mrow>
    <annotation encoding="StarMath 5.0">A_M(n) = 1-int from {-log n} to 0 e^t  { e^-t dt } = 1-int from {-log n} to 0 dt =1-log n</annotation>
  </semantics>
</math>
</file>

<file path=Object 77/content.xml><?xml version="1.0" encoding="utf-8"?>
<math xmlns="http://www.w3.org/1998/Math/MathML">
  <semantics>
    <mrow>
      <msub>
        <mi>A</mi>
        <mi>M</mi>
      </msub>
      <mrow>
        <mrow>
          <mo stretchy="false">(</mo>
          <mrow>
            <mi>n</mi>
          </mrow>
          <mo stretchy="false">)</mo>
        </mrow>
        <mo stretchy="false">=</mo>
        <mrow>
          <mn>1</mn>
          <mo stretchy="false">−</mo>
          <mrow>
            <munderover>
              <mo stretchy="false">∫</mo>
              <mrow>
                <mrow>
                  <mo stretchy="false">−</mo>
                  <mi>log</mi>
                </mrow>
                <mi>n</mi>
              </mrow>
              <mn>0</mn>
            </munderover>
            <mrow>
              <mo stretchy="false">(</mo>
              <mrow>
                <mrow>
                  <munder>
                    <mo stretchy="false">∑</mo>
                    <mrow>
                      <mi>k</mi>
                      <mo stretchy="false">=</mo>
                      <mn>1</mn>
                    </mrow>
                  </munder>
                  <mrow>
                    <mfrac>
                      <msup>
                        <mi>t</mi>
                        <mrow>
                          <mrow>
                            <mi>k</mi>
                            <mo stretchy="false">−</mo>
                            <mn>1</mn>
                          </mrow>
                        </mrow>
                      </msup>
                      <mrow>
                        <mrow>
                          <mo stretchy="false">(</mo>
                          <mrow>
                            <mrow>
                              <mi>k</mi>
                              <mo stretchy="false">−</mo>
                              <mn>1</mn>
                            </mrow>
                          </mrow>
                          <mo stretchy="false">)</mo>
                        </mrow>
                        <mi>!</mi>
                      </mrow>
                    </mfrac>
                  </mrow>
                </mrow>
              </mrow>
              <mo stretchy="false">)</mo>
            </mrow>
          </mrow>
        </mrow>
      </mrow>
      <mrow>
        <msup>
          <mi>e</mi>
          <mrow>
            <mo stretchy="false">−</mo>
            <mi>t</mi>
          </mrow>
        </msup>
        <mi mathvariant="italic">dt</mi>
      </mrow>
    </mrow>
    <annotation encoding="StarMath 5.0">A_M(n) = 1-int from {-log n} to 0 (sum from k = 1 {  t^{k-1} over {(k-1)!}})  { e^-t dt } </annotation>
  </semantics>
</math>
</file>

<file path=Object 78/content.xml><?xml version="1.0" encoding="utf-8"?>
<math xmlns="http://www.w3.org/1998/Math/MathML">
  <semantics>
    <mrow>
      <mrow>
        <mn>1</mn>
        <mo stretchy="false">−</mo>
        <mi>log</mi>
      </mrow>
      <mrow>
        <mi>n</mi>
        <mo stretchy="false">=</mo>
        <mrow>
          <mrow>
            <mn>1</mn>
            <mo stretchy="false">−</mo>
            <mrow>
              <munderover>
                <mo stretchy="false">∫</mo>
                <mn>1</mn>
                <mrow>
                  <mi>n</mi>
                </mrow>
              </munderover>
              <mi mathvariant="italic">dx</mi>
            </mrow>
          </mrow>
          <mo stretchy="false">+</mo>
          <mrow>
            <munderover>
              <mo stretchy="false">∫</mo>
              <mn>1</mn>
              <mrow>
                <mi>n</mi>
              </mrow>
            </munderover>
            <mrow>
              <munderover>
                <mo stretchy="false">∫</mo>
                <mn>1</mn>
                <mrow>
                  <mfrac>
                    <mi>n</mi>
                    <mrow>
                      <mi>x</mi>
                    </mrow>
                  </mfrac>
                </mrow>
              </munderover>
              <mi mathvariant="italic">dy</mi>
            </mrow>
          </mrow>
        </mrow>
      </mrow>
      <mrow>
        <mi mathvariant="italic">dx</mi>
        <mo stretchy="false">−</mo>
        <mrow>
          <munderover>
            <mo stretchy="false">∫</mo>
            <mn>1</mn>
            <mrow>
              <mi>n</mi>
            </mrow>
          </munderover>
          <mrow>
            <munderover>
              <mo stretchy="false">∫</mo>
              <mn>1</mn>
              <mrow>
                <mfrac>
                  <mi>n</mi>
                  <mrow>
                    <mi>x</mi>
                  </mrow>
                </mfrac>
              </mrow>
            </munderover>
            <mrow>
              <munderover>
                <mo stretchy="false">∫</mo>
                <mn>1</mn>
                <mrow>
                  <mfrac>
                    <mi>n</mi>
                    <mrow>
                      <mi>x</mi>
                      <mi>y</mi>
                    </mrow>
                  </mfrac>
                </mrow>
              </munderover>
              <mi mathvariant="italic">dz</mi>
            </mrow>
          </mrow>
        </mrow>
      </mrow>
      <mi mathvariant="italic">dy</mi>
      <mrow>
        <mi mathvariant="italic">dx</mi>
        <mo stretchy="false">+</mo>
        <mn>...</mn>
      </mrow>
    </mrow>
    <annotation encoding="StarMath 5.0">1 - log n = 1 - int from 1 to { n } dx + int from 1 to { n }int from 1 to { n over { x } }dy dx - int from 1 to { n }int from 1 to { n over {x } }int from 1 to { n over {x y } }dz dy dx + ...
</annotation>
  </semantics>
</math>
</file>

<file path=Object 79/content.xml><?xml version="1.0" encoding="utf-8"?>
<math xmlns="http://www.w3.org/1998/Math/MathML">
  <semantics>
    <mtable>
      <mtr>
        <mtd>
          <mrow>
            <mi>M</mi>
            <mrow>
              <mrow>
                <mo stretchy="false">(</mo>
                <mrow>
                  <mi>n</mi>
                </mrow>
                <mo stretchy="false">)</mo>
              </mrow>
              <mo stretchy="false">−</mo>
              <mi>log</mi>
            </mrow>
            <mrow>
              <mrow>
                <mi>n</mi>
                <mo stretchy="false">+</mo>
                <mn>1</mn>
              </mrow>
              <mo stretchy="false">=</mo>
              <mtext>                                         </mtext>
            </mrow>
            <mtext/>
          </mrow>
        </mtd>
      </mtr>
      <mtr>
        <mtd>
          <mrow>
            <mrow>
              <mtext>         </mtext>
              <mo stretchy="false">−</mo>
              <mrow>
                <mo stretchy="false">(</mo>
                <mrow>
                  <mrow>
                    <munderover>
                      <mo stretchy="false">∫</mo>
                      <mn>1</mn>
                      <mrow>
                        <mi>n</mi>
                      </mrow>
                    </munderover>
                    <mrow>
                      <munderover>
                        <mo stretchy="false">∫</mo>
                        <mn>1</mn>
                        <mrow>
                          <mfrac>
                            <mi>n</mi>
                            <mrow>
                              <mi>x</mi>
                            </mrow>
                          </mfrac>
                        </mrow>
                      </munderover>
                      <mi mathvariant="italic">dy</mi>
                    </mrow>
                  </mrow>
                  <mrow>
                    <mi mathvariant="italic">dx</mi>
                    <mo stretchy="false">−</mo>
                    <mrow>
                      <munderover>
                        <mo stretchy="false">∑</mo>
                        <mrow>
                          <mi>x</mi>
                          <mo stretchy="false">=</mo>
                          <mn>2</mn>
                        </mrow>
                        <mrow>
                          <mi>n</mi>
                        </mrow>
                      </munderover>
                      <mrow>
                        <munderover>
                          <mo stretchy="false">∑</mo>
                          <mrow>
                            <mi>y</mi>
                            <mo stretchy="false">=</mo>
                            <mn>2</mn>
                          </mrow>
                          <mrow>
                            <mrow>
                              <mo stretchy="false">⌊</mo>
                              <mrow>
                                <mfrac>
                                  <mi>n</mi>
                                  <mrow>
                                    <mi>x</mi>
                                  </mrow>
                                </mfrac>
                              </mrow>
                              <mo stretchy="false">⌋</mo>
                            </mrow>
                          </mrow>
                        </munderover>
                        <mn>1</mn>
                      </mrow>
                    </mrow>
                  </mrow>
                </mrow>
                <mo stretchy="false">)</mo>
              </mrow>
            </mrow>
            <mtext/>
          </mrow>
        </mtd>
      </mtr>
      <mtr>
        <mtd>
          <mrow>
            <mrow>
              <mtext>         </mtext>
              <mo stretchy="false">+</mo>
              <mrow>
                <mo stretchy="false">(</mo>
                <mrow>
                  <mrow>
                    <munderover>
                      <mo stretchy="false">∫</mo>
                      <mn>1</mn>
                      <mrow>
                        <mi>n</mi>
                      </mrow>
                    </munderover>
                    <mrow>
                      <munderover>
                        <mo stretchy="false">∫</mo>
                        <mn>1</mn>
                        <mrow>
                          <mfrac>
                            <mi>n</mi>
                            <mrow>
                              <mi>x</mi>
                            </mrow>
                          </mfrac>
                        </mrow>
                      </munderover>
                      <mrow>
                        <munderover>
                          <mo stretchy="false">∫</mo>
                          <mn>1</mn>
                          <mrow>
                            <mfrac>
                              <mi>n</mi>
                              <mrow>
                                <mi>x</mi>
                                <mi>y</mi>
                              </mrow>
                            </mfrac>
                          </mrow>
                        </munderover>
                        <mi mathvariant="italic">dz</mi>
                      </mrow>
                    </mrow>
                  </mrow>
                  <mi mathvariant="italic">dy</mi>
                  <mrow>
                    <mi mathvariant="italic">dx</mi>
                    <mo stretchy="false">−</mo>
                    <mrow>
                      <munderover>
                        <mo stretchy="false">∑</mo>
                        <mrow>
                          <mi>x</mi>
                          <mo stretchy="false">=</mo>
                          <mn>2</mn>
                        </mrow>
                        <mrow>
                          <mi>n</mi>
                        </mrow>
                      </munderover>
                      <mrow>
                        <munderover>
                          <mo stretchy="false">∑</mo>
                          <mrow>
                            <mi>y</mi>
                            <mo stretchy="false">=</mo>
                            <mn>2</mn>
                          </mrow>
                          <mrow>
                            <mrow>
                              <mo stretchy="false">⌊</mo>
                              <mrow>
                                <mfrac>
                                  <mi>n</mi>
                                  <mrow>
                                    <mi>x</mi>
                                  </mrow>
                                </mfrac>
                              </mrow>
                              <mo stretchy="false">⌋</mo>
                            </mrow>
                          </mrow>
                        </munderover>
                        <mrow>
                          <munderover>
                            <mo stretchy="false">∑</mo>
                            <mrow>
                              <mi>z</mi>
                              <mo stretchy="false">=</mo>
                              <mn>2</mn>
                            </mrow>
                            <mrow>
                              <mrow>
                                <mo stretchy="false">⌊</mo>
                                <mrow>
                                  <mfrac>
                                    <mi>n</mi>
                                    <mrow>
                                      <mi>x</mi>
                                      <mi>y</mi>
                                    </mrow>
                                  </mfrac>
                                </mrow>
                                <mo stretchy="false">⌋</mo>
                              </mrow>
                            </mrow>
                          </munderover>
                          <mn>1</mn>
                        </mrow>
                      </mrow>
                    </mrow>
                  </mrow>
                </mrow>
                <mo stretchy="false">)</mo>
              </mrow>
            </mrow>
            <mtext/>
          </mrow>
        </mtd>
      </mtr>
      <mtr>
        <mtd>
          <mrow>
            <mrow>
              <mtext>         </mtext>
              <mo stretchy="false">−</mo>
              <mrow>
                <mo stretchy="false">(</mo>
                <mrow>
                  <mrow>
                    <munderover>
                      <mo stretchy="false">∫</mo>
                      <mn>1</mn>
                      <mi>n</mi>
                    </munderover>
                    <mrow>
                      <munderover>
                        <mo stretchy="false">∫</mo>
                        <mn>1</mn>
                        <mrow>
                          <mfrac>
                            <mi>n</mi>
                            <mi>x</mi>
                          </mfrac>
                        </mrow>
                      </munderover>
                      <mrow>
                        <munderover>
                          <mo stretchy="false">∫</mo>
                          <mn>1</mn>
                          <mrow>
                            <mfrac>
                              <mi>n</mi>
                              <mrow>
                                <mi mathvariant="italic">xy</mi>
                              </mrow>
                            </mfrac>
                          </mrow>
                        </munderover>
                        <mrow>
                          <munderover>
                            <mo stretchy="false">∫</mo>
                            <mn>1</mn>
                            <mrow>
                              <mfrac>
                                <mi>n</mi>
                                <mrow>
                                  <mi mathvariant="italic">xyz</mi>
                                </mrow>
                              </mfrac>
                            </mrow>
                          </munderover>
                          <mi mathvariant="italic">dw</mi>
                        </mrow>
                      </mrow>
                    </mrow>
                  </mrow>
                  <mi mathvariant="italic">dz</mi>
                  <mi mathvariant="italic">dy</mi>
                  <mrow>
                    <mi mathvariant="italic">dx</mi>
                    <mo stretchy="false">−</mo>
                    <mrow>
                      <munderover>
                        <mo stretchy="false">∑</mo>
                        <mrow>
                          <mi>x</mi>
                          <mo stretchy="false">=</mo>
                          <mn>2</mn>
                        </mrow>
                        <mi>n</mi>
                      </munderover>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underover>
                              <mo stretchy="false">∑</mo>
                              <mrow>
                                <mi>w</mi>
                                <mo stretchy="false">=</mo>
                                <mn>2</mn>
                              </mrow>
                              <mrow>
                                <mrow>
                                  <mo stretchy="false">⌊</mo>
                                  <mrow>
                                    <mfrac>
                                      <mi>n</mi>
                                      <mrow>
                                        <mi mathvariant="italic">xyz</mi>
                                      </mrow>
                                    </mfrac>
                                  </mrow>
                                  <mo stretchy="false">⌋</mo>
                                </mrow>
                              </mrow>
                            </munderover>
                            <mn>1</mn>
                          </mrow>
                        </mrow>
                      </mrow>
                    </mrow>
                  </mrow>
                </mrow>
                <mo stretchy="false">)</mo>
              </mrow>
            </mrow>
            <mtext/>
          </mrow>
        </mtd>
      </mtr>
      <mtr>
        <mtd>
          <mrow>
            <mrow>
              <mtext>         </mtext>
              <mo stretchy="false">+</mo>
              <mn>...</mn>
            </mrow>
          </mrow>
        </mtd>
      </mtr>
    </mtable>
    <annotation encoding="StarMath 5.0">M(n) - log n + 1 = "                                         "
"" newline "         "- (int from 1 to { n }int from 1 to { n over { x } }dy dx - sum from x = 2 to { n }sum from y = 2 to { lfloor n over {x } rfloor }1)
"" newline "         "+ (int from 1 to { n }int from 1 to { n over {x } }int from 1 to { n over {x y } }dz dy dx - sum from x = 2 to { n}sum from y = 2 to { lfloor n over {x } rfloor }sum from z = 2 to { lfloor n over {x y } rfloor }1 )
"" newline "         "- (int from 1 to n int from 1 to { n over x } int from 1 to { n over {xy}} int from 1 to { n over {xyz}}dw dz dy dx - sum from x = 2 to n sum from y = 2 to { lfloor n over x rfloor } sum from z = 2 to { lfloor n over {xy} rfloor} sum from w = 2 to { lfloor n over {xyz} rfloor} 1)
"" newline "         "+ ...
</annotation>
  </semantics>
</math>
</file>

<file path=Object 8/content.xml><?xml version="1.0" encoding="utf-8"?>
<math xmlns="http://www.w3.org/1998/Math/MathML">
  <semantics>
    <mrow>
      <mfrac>
        <mn>1</mn>
        <mn>3</mn>
      </mfrac>
    </mrow>
    <annotation encoding="StarMath 5.0">1 over 3
</annotation>
  </semantics>
</math>
</file>

<file path=Object 80/content.xml><?xml version="1.0" encoding="utf-8"?>
<math xmlns="http://www.w3.org/1998/Math/MathML">
  <semantics>
    <mrow>
      <mo stretchy="false">ψ</mo>
      <mrow>
        <mo stretchy="false">(</mo>
        <mrow>
          <mi>n</mi>
        </mrow>
        <mo stretchy="false">)</mo>
      </mrow>
    </mrow>
    <annotation encoding="StarMath 5.0">%psi(n)
</annotation>
  </semantics>
</math>
</file>

<file path=Object 81/content.xml><?xml version="1.0" encoding="utf-8"?>
<math xmlns="http://www.w3.org/1998/Math/MathML">
  <semantics>
    <mrow>
      <mo stretchy="false">ψ</mo>
      <mrow>
        <mo stretchy="false">(</mo>
        <mrow>
          <mi>n</mi>
        </mrow>
        <mo stretchy="false">)</mo>
      </mrow>
    </mrow>
    <annotation encoding="StarMath 5.0">%psi(n)
</annotation>
  </semantics>
</math>
</file>

<file path=Object 82/content.xml><?xml version="1.0" encoding="utf-8"?>
<math xmlns="http://www.w3.org/1998/Math/MathML">
  <semantics>
    <mrow>
      <mo stretchy="false">ψ</mo>
      <mrow>
        <mrow>
          <mo stretchy="false">(</mo>
          <mrow>
            <mi>n</mi>
          </mrow>
          <mo stretchy="false">)</mo>
        </mrow>
        <mo stretchy="false">=</mo>
        <mrow>
          <munderover>
            <mo stretchy="false">∑</mo>
            <mrow>
              <mi>j</mi>
              <mo stretchy="false">=</mo>
              <mn>2</mn>
            </mrow>
            <mi>n</mi>
          </munderover>
          <mrow>
            <mi>log</mi>
            <mi>j</mi>
            <mi>M</mi>
            <mrow>
              <mo stretchy="false">(</mo>
              <mrow>
                <mfrac>
                  <mi>n</mi>
                  <mi>j</mi>
                </mfrac>
              </mrow>
              <mo stretchy="false">)</mo>
            </mrow>
          </mrow>
        </mrow>
      </mrow>
    </mrow>
    <annotation encoding="StarMath 5.0">%psi(n) = sum from j=2 to n{ log j M(n over j ) }</annotation>
  </semantics>
</math>
</file>

<file path=Object 83/content.xml><?xml version="1.0" encoding="utf-8"?>
<math xmlns="http://www.w3.org/1998/Math/MathML">
  <semantics>
    <mrow>
      <mi>M</mi>
      <mrow>
        <mrow>
          <mo stretchy="false">(</mo>
          <mrow>
            <mi>n</mi>
          </mrow>
          <mo stretchy="false">)</mo>
        </mrow>
        <mo stretchy="false">=</mo>
        <mrow>
          <mrow>
            <mrow>
              <mrow>
                <mn>1</mn>
                <mo stretchy="false">−</mo>
                <mrow>
                  <munderover>
                    <mo stretchy="false">∑</mo>
                    <mrow>
                      <mi>y</mi>
                      <mo stretchy="false">=</mo>
                      <mn>2</mn>
                    </mrow>
                    <mrow>
                      <mi>n</mi>
                    </mrow>
                  </munderover>
                  <mn>1</mn>
                </mrow>
              </mrow>
              <mo stretchy="false">+</mo>
              <mrow>
                <munderover>
                  <mo stretchy="false">∑</mo>
                  <mrow>
                    <mi>y</mi>
                    <mo stretchy="false">=</mo>
                    <mn>2</mn>
                  </mrow>
                  <mrow>
                    <mi>n</mi>
                  </mrow>
                </munderover>
                <mrow>
                  <munderover>
                    <mo stretchy="false">∑</mo>
                    <mrow>
                      <mi>z</mi>
                      <mo stretchy="false">=</mo>
                      <mn>2</mn>
                    </mrow>
                    <mrow>
                      <mrow>
                        <mo stretchy="false">⌊</mo>
                        <mrow>
                          <mfrac>
                            <mi>n</mi>
                            <mrow>
                              <mi>y</mi>
                            </mrow>
                          </mfrac>
                        </mrow>
                        <mo stretchy="false">⌋</mo>
                      </mrow>
                    </mrow>
                  </munderover>
                  <mn>1</mn>
                </mrow>
              </mrow>
            </mrow>
            <mo stretchy="false">−</mo>
            <mrow>
              <munderover>
                <mo stretchy="false">∑</mo>
                <mrow>
                  <mi>y</mi>
                  <mo stretchy="false">=</mo>
                  <mn>2</mn>
                </mrow>
                <mrow>
                  <mi>n</mi>
                </mrow>
              </munderover>
              <mrow>
                <munderover>
                  <mo stretchy="false">∑</mo>
                  <mrow>
                    <mi>z</mi>
                    <mo stretchy="false">=</mo>
                    <mn>2</mn>
                  </mrow>
                  <mrow>
                    <mrow>
                      <mo stretchy="false">⌊</mo>
                      <mrow>
                        <mfrac>
                          <mi>n</mi>
                          <mrow>
                            <mi>y</mi>
                          </mrow>
                        </mfrac>
                      </mrow>
                      <mo stretchy="false">⌋</mo>
                    </mrow>
                  </mrow>
                </munderover>
                <mrow>
                  <munderover>
                    <mo stretchy="false">∑</mo>
                    <mrow>
                      <mi>w</mi>
                      <mo stretchy="false">=</mo>
                      <mn>2</mn>
                    </mrow>
                    <mrow>
                      <mrow>
                        <mo stretchy="false">⌊</mo>
                        <mrow>
                          <mfrac>
                            <mi>n</mi>
                            <mrow>
                              <mi>y</mi>
                              <mi>z</mi>
                            </mrow>
                          </mfrac>
                        </mrow>
                        <mo stretchy="false">⌋</mo>
                      </mrow>
                    </mrow>
                  </munderover>
                  <mn>1</mn>
                </mrow>
              </mrow>
            </mrow>
          </mrow>
          <mo stretchy="false">+</mo>
          <mn>...</mn>
        </mrow>
      </mrow>
    </mrow>
    <annotation encoding="StarMath 5.0">M(n) = 1 - sum from y = 2 to { n } 1 + sum from y = 2 to { n }sum from z = 2 to { lfloor n over {y } rfloor }1 - sum from y = 2 to { n}sum from z = 2 to { lfloor n over {y } rfloor }sum from w = 2 to { lfloor n over {y z } rfloor }1 + ...
</annotation>
  </semantics>
</math>
</file>

<file path=Object 84/content.xml><?xml version="1.0" encoding="utf-8"?>
<math xmlns="http://www.w3.org/1998/Math/MathML">
  <semantics>
    <mrow>
      <mo stretchy="false">ψ</mo>
      <mrow>
        <mo stretchy="false">(</mo>
        <mrow>
          <mi>n</mi>
        </mrow>
        <mo stretchy="false">)</mo>
      </mrow>
    </mrow>
    <annotation encoding="StarMath 5.0">%psi(n)
</annotation>
  </semantics>
</math>
</file>

<file path=Object 85/content.xml><?xml version="1.0" encoding="utf-8"?>
<math xmlns="http://www.w3.org/1998/Math/MathML">
  <semantics>
    <mrow>
      <mo stretchy="false">ψ</mo>
      <mrow>
        <mrow>
          <mo stretchy="false">(</mo>
          <mrow>
            <mi>n</mi>
          </mrow>
          <mo stretchy="false">)</mo>
        </mrow>
        <mo stretchy="false">=</mo>
        <mrow>
          <munderover>
            <mo stretchy="false">∑</mo>
            <mrow>
              <mi>x</mi>
              <mo stretchy="false">=</mo>
              <mn>2</mn>
            </mrow>
            <mi>n</mi>
          </munderover>
          <mi>log</mi>
        </mrow>
      </mrow>
      <mi>x</mi>
      <mrow>
        <mo stretchy="false">(</mo>
        <mrow>
          <mrow>
            <mrow>
              <mrow>
                <mrow>
                  <mn>1</mn>
                  <mo stretchy="false">−</mo>
                  <mrow>
                    <munderover>
                      <mo stretchy="false">∑</mo>
                      <mrow>
                        <mi>y</mi>
                        <mo stretchy="false">=</mo>
                        <mn>2</mn>
                      </mrow>
                      <mrow>
                        <mrow>
                          <mo stretchy="false">⌊</mo>
                          <mrow>
                            <mfrac>
                              <mi>n</mi>
                              <mi>x</mi>
                            </mfrac>
                          </mrow>
                          <mo stretchy="false">⌋</mo>
                        </mrow>
                      </mrow>
                    </munderover>
                    <mn>1</mn>
                  </mrow>
                </mrow>
                <mo stretchy="false">+</mo>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n>1</mn>
                  </mrow>
                </mrow>
              </mrow>
              <mo stretchy="false">−</mo>
              <mrow>
                <munderover>
                  <mo stretchy="false">∑</mo>
                  <mrow>
                    <mi>y</mi>
                    <mo stretchy="false">=</mo>
                    <mn>2</mn>
                  </mrow>
                  <mrow>
                    <mrow>
                      <mo stretchy="false">⌊</mo>
                      <mrow>
                        <mfrac>
                          <mi>n</mi>
                          <mi>x</mi>
                        </mfrac>
                      </mrow>
                      <mo stretchy="false">⌋</mo>
                    </mrow>
                  </mrow>
                </munderover>
                <mrow>
                  <munderover>
                    <mo stretchy="false">∑</mo>
                    <mrow>
                      <mi>z</mi>
                      <mo stretchy="false">=</mo>
                      <mn>2</mn>
                    </mrow>
                    <mrow>
                      <mrow>
                        <mo stretchy="false">⌊</mo>
                        <mrow>
                          <mfrac>
                            <mi>n</mi>
                            <mrow>
                              <mi mathvariant="italic">xy</mi>
                            </mrow>
                          </mfrac>
                        </mrow>
                        <mo stretchy="false">⌋</mo>
                      </mrow>
                    </mrow>
                  </munderover>
                  <mrow>
                    <munderover>
                      <mo stretchy="false">∑</mo>
                      <mrow>
                        <mi>w</mi>
                        <mo stretchy="false">=</mo>
                        <mn>2</mn>
                      </mrow>
                      <mrow>
                        <mrow>
                          <mo stretchy="false">⌊</mo>
                          <mrow>
                            <mfrac>
                              <mi>n</mi>
                              <mrow>
                                <mi>x</mi>
                                <mi>y</mi>
                                <mi>z</mi>
                              </mrow>
                            </mfrac>
                          </mrow>
                          <mo stretchy="false">⌋</mo>
                        </mrow>
                      </mrow>
                    </munderover>
                    <mn>1</mn>
                  </mrow>
                </mrow>
              </mrow>
            </mrow>
            <mo stretchy="false">+</mo>
            <mn>...</mn>
          </mrow>
        </mrow>
        <mo stretchy="false">)</mo>
      </mrow>
    </mrow>
    <annotation encoding="StarMath 5.0">%psi(n) = sum from x = 2 to n log x ( 1 - sum from y = 2 to { lfloor n over x  rfloor} 1 + sum from y = 2 to {lfloor n over x  rfloor}sum from z = 2 to {lfloor n over {xy } rfloor}1 - sum from y = 2 to {lfloor n over x rfloor}sum from z = 2 to {lfloor n over {xy } rfloor}sum from w = 2 to {lfloor n over {x y z } rfloor}1 + ... )
</annotation>
  </semantics>
</math>
</file>

<file path=Object 86/content.xml><?xml version="1.0" encoding="utf-8"?>
<math xmlns="http://www.w3.org/1998/Math/MathML">
  <semantics>
    <mrow>
      <mo stretchy="false">ψ</mo>
      <mrow>
        <mo stretchy="false">(</mo>
        <mrow>
          <mi>n</mi>
        </mrow>
        <mo stretchy="false">)</mo>
      </mrow>
    </mrow>
    <annotation encoding="StarMath 5.0">%psi(n)
</annotation>
  </semantics>
</math>
</file>

<file path=Object 87/content.xml><?xml version="1.0" encoding="utf-8"?>
<math xmlns="http://www.w3.org/1998/Math/MathML">
  <semantics>
    <mrow>
      <msub>
        <mi>A</mi>
        <mo stretchy="false">ψ</mo>
      </msub>
      <mrow>
        <mrow>
          <mo stretchy="false">(</mo>
          <mrow>
            <mi>n</mi>
          </mrow>
          <mo stretchy="false">)</mo>
        </mrow>
        <mo stretchy="false">=</mo>
        <mtext/>
      </mrow>
    </mrow>
    <annotation encoding="StarMath 5.0">A_%psi(n) = ""</annotation>
  </semantics>
</math>
</file>

<file path=Object 88/content.xml><?xml version="1.0" encoding="utf-8"?>
<math xmlns="http://www.w3.org/1998/Math/MathML">
  <semantics>
    <mrow>
      <mrow>
        <munderover>
          <mo stretchy="false">∫</mo>
          <mn>1</mn>
          <mi>n</mi>
        </munderover>
        <mi>log</mi>
      </mrow>
      <mi>x</mi>
      <mrow>
        <mo stretchy="false">(</mo>
        <mrow>
          <mrow>
            <mrow>
              <mn>1</mn>
              <mo stretchy="false">−</mo>
              <mrow>
                <munderover>
                  <mo stretchy="false">∫</mo>
                  <mn>1</mn>
                  <mrow>
                    <mfrac>
                      <mi>n</mi>
                      <mi>x</mi>
                    </mfrac>
                  </mrow>
                </munderover>
                <mi mathvariant="italic">dy</mi>
              </mrow>
            </mrow>
            <mo stretchy="false">+</mo>
            <mrow>
              <munderover>
                <mo stretchy="false">∫</mo>
                <mn>1</mn>
                <mrow>
                  <mfrac>
                    <mi>n</mi>
                    <mi>x</mi>
                  </mfrac>
                </mrow>
              </munderover>
              <mrow>
                <munderover>
                  <mo stretchy="false">∫</mo>
                  <mn>1</mn>
                  <mrow>
                    <mfrac>
                      <mi>n</mi>
                      <mrow>
                        <mi>x</mi>
                        <mi>y</mi>
                      </mrow>
                    </mfrac>
                  </mrow>
                </munderover>
                <mi mathvariant="italic">dz</mi>
              </mrow>
            </mrow>
          </mrow>
          <mrow>
            <mi mathvariant="italic">dy</mi>
            <mo stretchy="false">−</mo>
            <mrow>
              <munderover>
                <mo stretchy="false">∫</mo>
                <mn>1</mn>
                <mrow>
                  <mfrac>
                    <mi>n</mi>
                    <mi>x</mi>
                  </mfrac>
                </mrow>
              </munderover>
              <mrow>
                <munderover>
                  <mo stretchy="false">∫</mo>
                  <mn>1</mn>
                  <mrow>
                    <mfrac>
                      <mi>n</mi>
                      <mrow>
                        <mi>x</mi>
                        <mi>y</mi>
                      </mrow>
                    </mfrac>
                  </mrow>
                </munderover>
                <mrow>
                  <munderover>
                    <mo stretchy="false">∫</mo>
                    <mn>1</mn>
                    <mrow>
                      <mfrac>
                        <mi>n</mi>
                        <mrow>
                          <mi>x</mi>
                          <mi>y</mi>
                          <mi>z</mi>
                        </mrow>
                      </mfrac>
                    </mrow>
                  </munderover>
                  <mi mathvariant="italic">dw</mi>
                </mrow>
              </mrow>
            </mrow>
          </mrow>
          <mi mathvariant="italic">dz</mi>
          <mrow>
            <mi mathvariant="italic">dy</mi>
            <mo stretchy="false">+</mo>
            <mn>...</mn>
          </mrow>
        </mrow>
        <mo stretchy="false">)</mo>
      </mrow>
      <mi mathvariant="italic">dx</mi>
    </mrow>
    <annotation encoding="StarMath 5.0">int from 1 to n log x ( 1 - int from 1 to { n over x } dy + int from 1 to { n over x }int from 1 to { n over {x y } }dz dy - int from 1 to { n over x }int from 1 to { n over {x y } }int from 1 to { n over {x y z } }dw dz dy + ... )dx
</annotation>
  </semantics>
</math>
</file>

<file path=Object 89/content.xml><?xml version="1.0" encoding="utf-8"?>
<math xmlns="http://www.w3.org/1998/Math/MathML">
  <semantics>
    <mrow>
      <mo stretchy="false">ψ</mo>
      <mrow>
        <mo stretchy="false">(</mo>
        <mrow>
          <mi>n</mi>
        </mrow>
        <mo stretchy="false">)</mo>
      </mrow>
    </mrow>
    <annotation encoding="StarMath 5.0">%psi(n)
</annotation>
  </semantics>
</math>
</file>

<file path=Object 9/content.xml><?xml version="1.0" encoding="utf-8"?>
<math xmlns="http://www.w3.org/1998/Math/MathML">
  <semantics>
    <mrow>
      <mo stretchy="false">π</mo>
      <mrow>
        <mrow>
          <mo stretchy="false">(</mo>
          <mrow>
            <mi>n</mi>
          </mrow>
          <mo stretchy="false">)</mo>
        </mrow>
        <mo stretchy="false">+</mo>
        <mrow>
          <mfrac>
            <mn>1</mn>
            <mn>2</mn>
          </mfrac>
        </mrow>
      </mrow>
      <mo stretchy="false">π</mo>
      <mrow>
        <mrow>
          <mo stretchy="false">(</mo>
          <mrow>
            <msup>
              <mi>n</mi>
              <mrow>
                <mfrac>
                  <mn>1</mn>
                  <mn>2</mn>
                </mfrac>
              </mrow>
            </msup>
          </mrow>
          <mo stretchy="false">)</mo>
        </mrow>
        <mo stretchy="false">+</mo>
        <mrow>
          <mfrac>
            <mn>1</mn>
            <mn>3</mn>
          </mfrac>
        </mrow>
      </mrow>
      <mo stretchy="false">π</mo>
      <mrow>
        <mrow>
          <mrow>
            <mo stretchy="false">(</mo>
            <mrow>
              <msup>
                <mi>n</mi>
                <mrow>
                  <mfrac>
                    <mn>1</mn>
                    <mn>3</mn>
                  </mfrac>
                </mrow>
              </msup>
            </mrow>
            <mo stretchy="false">)</mo>
          </mrow>
          <mo stretchy="false">+</mo>
          <mn>...</mn>
        </mrow>
        <mo stretchy="false">=</mo>
        <mrow>
          <munderover>
            <mo stretchy="false">∑</mo>
            <mrow>
              <mi>j</mi>
              <mo stretchy="false">=</mo>
              <mn>2</mn>
            </mrow>
            <mi>n</mi>
          </munderover>
          <mrow>
            <munder>
              <mo stretchy="false">∑</mo>
              <mrow>
                <mi>k</mi>
                <mo stretchy="false">=</mo>
                <mn>1</mn>
              </mrow>
            </munder>
            <mrow>
              <mrow>
                <mfrac>
                  <mrow>
                    <mo stretchy="false">−</mo>
                    <msup>
                      <mn>1</mn>
                      <mrow>
                        <mrow>
                          <mi>k</mi>
                          <mo stretchy="false">+</mo>
                          <mn>1</mn>
                        </mrow>
                      </mrow>
                    </msup>
                  </mrow>
                  <mi>k</mi>
                </mfrac>
              </mrow>
              <msub>
                <mi>d</mi>
                <mi>k</mi>
              </msub>
              <mi>'</mi>
              <mrow>
                <mo stretchy="false">(</mo>
                <mrow>
                  <mi>j</mi>
                </mrow>
                <mo stretchy="false">)</mo>
              </mrow>
            </mrow>
          </mrow>
        </mrow>
      </mrow>
    </mrow>
    <annotation encoding="StarMath 5.0">%pi(n) + {1 over 2 } %pi( n ^{1 over 2 } ) + {1 over 3 } %pi( n ^{1 over 3 } ) + ... = sum from j = 2 to n sum from k = 1 {{-1^{k+1} over k} d_k'(j)}
</annotation>
  </semantics>
</math>
</file>

<file path=Object 90/content.xml><?xml version="1.0" encoding="utf-8"?>
<math xmlns="http://www.w3.org/1998/Math/MathML">
  <semantics>
    <mrow>
      <msub>
        <mi>A</mi>
        <mo stretchy="false">ψ</mo>
      </msub>
      <mrow>
        <mrow>
          <mo stretchy="false">(</mo>
          <mrow>
            <mi>n</mi>
          </mrow>
          <mo stretchy="false">)</mo>
        </mrow>
        <mo stretchy="false">=</mo>
        <mrow>
          <munderover>
            <mo stretchy="false">∫</mo>
            <mn>1</mn>
            <mi>n</mi>
          </munderover>
          <mi>log</mi>
        </mrow>
      </mrow>
      <mi>x</mi>
      <mrow>
        <mo stretchy="false">(</mo>
        <mrow>
          <mrow>
            <mn>1</mn>
            <mo stretchy="false">−</mo>
            <mi>log</mi>
          </mrow>
          <mrow>
            <mfrac>
              <mi>n</mi>
              <mi>x</mi>
            </mfrac>
          </mrow>
        </mrow>
        <mo stretchy="false">)</mo>
      </mrow>
      <mi mathvariant="italic">dx</mi>
    </mrow>
    <annotation encoding="StarMath 5.0">A_%psi(n) = int from 1 to n log x (1 - log { n over x } )dx
</annotation>
  </semantics>
</math>
</file>

<file path=Object 91/content.xml><?xml version="1.0" encoding="utf-8"?>
<math xmlns="http://www.w3.org/1998/Math/MathML">
  <semantics>
    <mrow>
      <msub>
        <mi>A</mi>
        <mi>M</mi>
      </msub>
      <mrow>
        <mo stretchy="false">(</mo>
        <mrow>
          <mi>n</mi>
        </mrow>
        <mo stretchy="false">)</mo>
      </mrow>
    </mrow>
    <annotation encoding="StarMath 5.0">A_M(n)
</annotation>
  </semantics>
</math>
</file>

<file path=Object 92/content.xml><?xml version="1.0" encoding="utf-8"?>
<math xmlns="http://www.w3.org/1998/Math/MathML">
  <semantics>
    <mrow>
      <mrow>
        <mfrac>
          <mi>n</mi>
          <mi>x</mi>
        </mfrac>
      </mrow>
    </mrow>
    <annotation encoding="StarMath 5.0">{n over x}
</annotation>
  </semantics>
</math>
</file>

<file path=Object 93/content.xml><?xml version="1.0" encoding="utf-8"?>
<math xmlns="http://www.w3.org/1998/Math/MathML">
  <semantics>
    <mrow>
      <mrow>
        <mn>1</mn>
        <mo stretchy="false">−</mo>
        <mi>log</mi>
      </mrow>
      <mrow>
        <mfrac>
          <mi>n</mi>
          <mi>x</mi>
        </mfrac>
      </mrow>
    </mrow>
    <annotation encoding="StarMath 5.0">1 - log{ n over x}
</annotation>
  </semantics>
</math>
</file>

<file path=Object 94/content.xml><?xml version="1.0" encoding="utf-8"?>
<math xmlns="http://www.w3.org/1998/Math/MathML">
  <semantics>
    <mrow>
      <msub>
        <mi>A</mi>
        <mo stretchy="false">ψ</mo>
      </msub>
      <mrow>
        <mrow>
          <mo stretchy="false">(</mo>
          <mrow>
            <mi>n</mi>
          </mrow>
          <mo stretchy="false">)</mo>
        </mrow>
        <mo stretchy="false">=</mo>
        <mrow>
          <munderover>
            <mo stretchy="false">∫</mo>
            <mn>1</mn>
            <mi>n</mi>
          </munderover>
          <mrow>
            <mi>log</mi>
            <mrow>
              <mi>x</mi>
              <mo stretchy="false">⋅</mo>
              <mrow>
                <mo stretchy="false">(</mo>
                <mrow>
                  <mrow>
                    <mn>1</mn>
                    <mo stretchy="false">−</mo>
                    <mi>log</mi>
                  </mrow>
                  <mrow>
                    <mi>n</mi>
                    <mo stretchy="false">+</mo>
                    <mi>log</mi>
                  </mrow>
                  <mi>x</mi>
                </mrow>
                <mo stretchy="false">)</mo>
              </mrow>
            </mrow>
            <mi mathvariant="italic">dx</mi>
          </mrow>
        </mrow>
      </mrow>
    </mrow>
    <annotation encoding="StarMath 5.0">A_%psi(n) = int from 1 to n{ log x cdot  (1 - log n + log x ) dx }</annotation>
  </semantics>
</math>
</file>

<file path=Object 95/content.xml><?xml version="1.0" encoding="utf-8"?>
<math xmlns="http://www.w3.org/1998/Math/MathML">
  <semantics>
    <mrow>
      <msub>
        <mi>A</mi>
        <mo stretchy="false">ψ</mo>
      </msub>
      <mrow>
        <mrow>
          <mo stretchy="false">(</mo>
          <mrow>
            <mi>n</mi>
          </mrow>
          <mo stretchy="false">)</mo>
        </mrow>
        <mo stretchy="false">=</mo>
        <mrow>
          <mrow>
            <mrow>
              <munderover>
                <mo stretchy="false">∫</mo>
                <mn>1</mn>
                <mi>n</mi>
              </munderover>
              <mrow>
                <mi>log</mi>
                <mi>x</mi>
                <mi mathvariant="italic">dx</mi>
              </mrow>
            </mrow>
            <mo stretchy="false">−</mo>
            <mrow>
              <munderover>
                <mo stretchy="false">∫</mo>
                <mn>1</mn>
                <mi>n</mi>
              </munderover>
              <mrow>
                <mi>log</mi>
                <mi>x</mi>
                <mi>log</mi>
                <mi>n</mi>
                <mi mathvariant="italic">dx</mi>
              </mrow>
            </mrow>
          </mrow>
          <mo stretchy="false">+</mo>
          <mrow>
            <munderover>
              <mo stretchy="false">∫</mo>
              <mn>1</mn>
              <mi>n</mi>
            </munderover>
            <mrow>
              <mi>log</mi>
              <mi>x</mi>
              <mi>log</mi>
              <mi>x</mi>
              <mi mathvariant="italic">dx</mi>
            </mrow>
          </mrow>
        </mrow>
      </mrow>
    </mrow>
    <annotation encoding="StarMath 5.0">A_%psi(n) = int from 1 to n { log x dx } - int from 1 to n { log x log n dx } + int from 1 to n { log x log x dx }</annotation>
  </semantics>
</math>
</file>

<file path=Object 96/content.xml><?xml version="1.0" encoding="utf-8"?>
<math xmlns="http://www.w3.org/1998/Math/MathML">
  <semantics>
    <mtable>
      <mtr>
        <mtd>
          <mrow>
            <msub>
              <mi>A</mi>
              <mo stretchy="false">ψ</mo>
            </msub>
            <mrow>
              <mrow>
                <mo stretchy="false">(</mo>
                <mrow>
                  <mi>n</mi>
                </mrow>
                <mo stretchy="false">)</mo>
              </mrow>
              <mo stretchy="false">=</mo>
              <mrow>
                <mrow>
                  <mo stretchy="false">(</mo>
                  <mrow>
                    <mi>n</mi>
                    <mi>log</mi>
                    <mrow>
                      <mrow>
                        <mi>n</mi>
                        <mo stretchy="false">−</mo>
                        <mi>n</mi>
                      </mrow>
                      <mo stretchy="false">+</mo>
                      <mn>1</mn>
                    </mrow>
                  </mrow>
                  <mo stretchy="false">)</mo>
                </mrow>
                <mo stretchy="false">−</mo>
                <mrow>
                  <mo stretchy="false">(</mo>
                  <mrow>
                    <mi>n</mi>
                    <msup>
                      <mi>log</mi>
                      <mn>2</mn>
                    </msup>
                    <mrow>
                      <mi>n</mi>
                      <mo stretchy="false">−</mo>
                      <mi>n</mi>
                    </mrow>
                    <mi>log</mi>
                    <mrow>
                      <mi>n</mi>
                      <mo stretchy="false">+</mo>
                      <mi>log</mi>
                    </mrow>
                    <mi>n</mi>
                  </mrow>
                  <mo stretchy="false">)</mo>
                </mrow>
              </mrow>
            </mrow>
            <mtext/>
          </mrow>
        </mtd>
      </mtr>
      <mtr>
        <mtd>
          <mrow>
            <mrow>
              <mo stretchy="false">+</mo>
              <mrow>
                <mo stretchy="false">(</mo>
                <mrow>
                  <mi>n</mi>
                  <msup>
                    <mi>log</mi>
                    <mn>2</mn>
                  </msup>
                  <mrow>
                    <mi>n</mi>
                    <mo stretchy="false">−</mo>
                    <mn>2</mn>
                  </mrow>
                  <mi>n</mi>
                  <mi>log</mi>
                  <mrow>
                    <mi>n</mi>
                    <mo stretchy="false">+</mo>
                    <mn>2</mn>
                  </mrow>
                  <mrow>
                    <mi>n</mi>
                    <mo stretchy="false">−</mo>
                    <mn>2</mn>
                  </mrow>
                </mrow>
                <mo stretchy="false">)</mo>
              </mrow>
            </mrow>
          </mrow>
        </mtd>
      </mtr>
    </mtable>
    <annotation encoding="StarMath 5.0">A_%psi(n) = (n log n - n +1 ) - ( n log^2 n - n log n + log n) "" newline + ( n log^2 n  - 2 n log n + 2 n - 2 )</annotation>
  </semantics>
</math>
</file>

<file path=Object 97/content.xml><?xml version="1.0" encoding="utf-8"?>
<math xmlns="http://www.w3.org/1998/Math/MathML">
  <semantics>
    <mtable>
      <mtr>
        <mtd>
          <mrow>
            <mrow>
              <mi>n</mi>
              <mo stretchy="false">−</mo>
              <mi>log</mi>
            </mrow>
            <mrow>
              <mrow>
                <mi>n</mi>
                <mo stretchy="false">−</mo>
                <mn>1</mn>
              </mrow>
              <mo stretchy="false">=</mo>
              <mtext>                                                                     </mtext>
            </mrow>
          </mrow>
        </mtd>
      </mtr>
      <mtr>
        <mtd>
          <mrow>
            <mrow>
              <munderover>
                <mo stretchy="false">∫</mo>
                <mn>1</mn>
                <mi>n</mi>
              </munderover>
              <mi>log</mi>
            </mrow>
            <mi>x</mi>
            <mrow>
              <mo stretchy="false">(</mo>
              <mrow>
                <mrow>
                  <mrow>
                    <mn>1</mn>
                    <mo stretchy="false">−</mo>
                    <mrow>
                      <munderover>
                        <mo stretchy="false">∫</mo>
                        <mn>1</mn>
                        <mrow>
                          <mfrac>
                            <mi>n</mi>
                            <mi>x</mi>
                          </mfrac>
                        </mrow>
                      </munderover>
                      <mi mathvariant="italic">dy</mi>
                    </mrow>
                  </mrow>
                  <mo stretchy="false">+</mo>
                  <mrow>
                    <munderover>
                      <mo stretchy="false">∫</mo>
                      <mn>1</mn>
                      <mrow>
                        <mfrac>
                          <mi>n</mi>
                          <mi>x</mi>
                        </mfrac>
                      </mrow>
                    </munderover>
                    <mrow>
                      <munderover>
                        <mo stretchy="false">∫</mo>
                        <mn>1</mn>
                        <mrow>
                          <mfrac>
                            <mi>n</mi>
                            <mrow>
                              <mi>x</mi>
                              <mi>y</mi>
                            </mrow>
                          </mfrac>
                        </mrow>
                      </munderover>
                      <mi mathvariant="italic">dz</mi>
                    </mrow>
                  </mrow>
                </mrow>
                <mrow>
                  <mi mathvariant="italic">dy</mi>
                  <mo stretchy="false">−</mo>
                  <mrow>
                    <munderover>
                      <mo stretchy="false">∫</mo>
                      <mn>1</mn>
                      <mrow>
                        <mfrac>
                          <mi>n</mi>
                          <mi>x</mi>
                        </mfrac>
                      </mrow>
                    </munderover>
                    <mrow>
                      <munderover>
                        <mo stretchy="false">∫</mo>
                        <mn>1</mn>
                        <mrow>
                          <mfrac>
                            <mi>n</mi>
                            <mrow>
                              <mi>x</mi>
                              <mi>y</mi>
                            </mrow>
                          </mfrac>
                        </mrow>
                      </munderover>
                      <mrow>
                        <munderover>
                          <mo stretchy="false">∫</mo>
                          <mn>1</mn>
                          <mrow>
                            <mfrac>
                              <mi>n</mi>
                              <mrow>
                                <mi>x</mi>
                                <mi>y</mi>
                                <mi>z</mi>
                              </mrow>
                            </mfrac>
                          </mrow>
                        </munderover>
                        <mi mathvariant="italic">dw</mi>
                      </mrow>
                    </mrow>
                  </mrow>
                </mrow>
                <mi mathvariant="italic">dz</mi>
                <mrow>
                  <mi mathvariant="italic">dy</mi>
                  <mo stretchy="false">+</mo>
                  <mn>...</mn>
                </mrow>
              </mrow>
              <mo stretchy="false">)</mo>
            </mrow>
            <mi mathvariant="italic">dx</mi>
          </mrow>
        </mtd>
      </mtr>
    </mtable>
    <annotation encoding="StarMath 5.0">n - log n - 1= "                                                                     " newline int from 1 to n log x ( 1 - int from 1 to { n over x } dy + int from 1 to { n over x }int from 1 to { n over {x y } }dz dy - int from 1 to { n over x }int from 1 to { n over {x y } }int from 1 to { n over {x y z } }dw dz dy + ... )dx
</annotation>
  </semantics>
</math>
</file>

<file path=Object 98/content.xml><?xml version="1.0" encoding="utf-8"?>
<math xmlns="http://www.w3.org/1998/Math/MathML">
  <semantics>
    <mtable>
      <mtr>
        <mtd>
          <mrow>
            <mrow>
              <mi>n</mi>
              <mo stretchy="false">−</mo>
              <mi>log</mi>
            </mrow>
            <mrow>
              <mrow>
                <mi>n</mi>
                <mo stretchy="false">−</mo>
                <mn>1</mn>
              </mrow>
              <mo stretchy="false">=</mo>
              <mrow>
                <mrow>
                  <mo stretchy="false">(</mo>
                  <mrow>
                    <mrow>
                      <munderover>
                        <mo stretchy="false">∫</mo>
                        <mn>1</mn>
                        <mi>n</mi>
                      </munderover>
                      <mi>log</mi>
                    </mrow>
                    <mi>x</mi>
                    <mi mathvariant="italic">dx</mi>
                  </mrow>
                  <mo stretchy="false">)</mo>
                </mrow>
                <mo stretchy="false">−</mo>
                <mrow>
                  <mo stretchy="false">(</mo>
                  <mrow>
                    <mrow>
                      <munderover>
                        <mo stretchy="false">∫</mo>
                        <mn>1</mn>
                        <mi>n</mi>
                      </munderover>
                      <mrow>
                        <munderover>
                          <mo stretchy="false">∫</mo>
                          <mn>1</mn>
                          <mrow>
                            <mfrac>
                              <mi>n</mi>
                              <mi>x</mi>
                            </mfrac>
                          </mrow>
                        </munderover>
                        <mi>log</mi>
                      </mrow>
                    </mrow>
                    <mi>y</mi>
                    <mi mathvariant="italic">dy</mi>
                    <mi mathvariant="italic">dx</mi>
                  </mrow>
                  <mo stretchy="false">)</mo>
                </mrow>
              </mrow>
            </mrow>
            <mtext>                           </mtext>
          </mrow>
        </mtd>
      </mtr>
      <mtr>
        <mtd>
          <mrow>
            <mrow>
              <mrow>
                <mrow>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i>log</mi>
                          </mrow>
                        </mrow>
                      </mrow>
                      <mi>z</mi>
                      <mi mathvariant="italic">dz</mi>
                      <mi mathvariant="italic">dy</mi>
                      <mi mathvariant="italic">dx</mi>
                    </mrow>
                    <mo stretchy="false">)</mo>
                  </mrow>
                </mrow>
                <mo stretchy="false">−</mo>
                <mrow>
                  <mo stretchy="false">(</mo>
                  <mrow>
                    <mrow>
                      <munderover>
                        <mo stretchy="false">∫</mo>
                        <mn>1</mn>
                        <mi>n</mi>
                      </munderover>
                      <mrow>
                        <munderover>
                          <mo stretchy="false">∫</mo>
                          <mn>1</mn>
                          <mrow>
                            <mfrac>
                              <mi>n</mi>
                              <mi>x</mi>
                            </mfrac>
                          </mrow>
                        </munderover>
                        <mrow>
                          <munderover>
                            <mo stretchy="false">∫</mo>
                            <mn>1</mn>
                            <mrow>
                              <mfrac>
                                <mi>n</mi>
                                <mrow>
                                  <mi>x</mi>
                                  <mi>y</mi>
                                </mrow>
                              </mfrac>
                            </mrow>
                          </munderover>
                          <mrow>
                            <munderover>
                              <mo stretchy="false">∫</mo>
                              <mn>1</mn>
                              <mrow>
                                <mfrac>
                                  <mi>n</mi>
                                  <mrow>
                                    <mi>x</mi>
                                    <mi>y</mi>
                                    <mi>z</mi>
                                  </mrow>
                                </mfrac>
                              </mrow>
                            </munderover>
                            <mi>log</mi>
                          </mrow>
                        </mrow>
                      </mrow>
                    </mrow>
                    <mi>w</mi>
                    <mi mathvariant="italic">dw</mi>
                    <mi mathvariant="italic">dz</mi>
                    <mi mathvariant="italic">dy</mi>
                    <mi mathvariant="italic">dx</mi>
                  </mrow>
                  <mo stretchy="false">)</mo>
                </mrow>
              </mrow>
              <mo stretchy="false">+</mo>
              <mn>...</mn>
            </mrow>
          </mrow>
        </mtd>
      </mtr>
    </mtable>
    <annotation encoding="StarMath 5.0">n - log n - 1 = (int from 1 to n log x dx) - (int from 1 to n int from 1 to { n over x }  log y dy dx) "                           " newline + (int from 1 to n int from 1 to { n over x } int from 1 to { n over {x y } } log z dz dy dx) - (int from 1 to n int from 1 to { n over x }int from 1 to { n over {x y } }int from 1 to { n over {x y z } } log w dw dz dy dx) + ...
</annotation>
  </semantics>
</math>
</file>

<file path=Object 99/content.xml><?xml version="1.0" encoding="utf-8"?>
<math xmlns="http://www.w3.org/1998/Math/MathML">
  <semantics>
    <mrow>
      <mo stretchy="false">ψ</mo>
      <mrow>
        <mo stretchy="false">(</mo>
        <mrow>
          <mi>n</mi>
        </mrow>
        <mo stretchy="false">)</mo>
      </mrow>
    </mrow>
    <annotation encoding="StarMath 5.0">%psi(n)
</annotation>
  </semantics>
</math>
</file>